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100000253ECA0AD8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36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fill-gradient-name="Gradient_20_Barros" draw:auto-grow-height="true" draw:auto-grow-width="false" fo:max-height="0cm" fo:min-height="0cm"/>
    </style:style>
    <style:style style:name="gr5" style:family="graphic" style:parent-style-name="standard" style:list-style-name="L2">
      <style:graphic-properties draw:stroke="none" svg:stroke-color="#000000" draw:fill="none" draw:fill-color="#ffffff" draw:fill-gradient-name="Gradient_20_Barros" draw:auto-grow-height="true" draw:auto-grow-width="false" fo:max-height="0cm" fo:min-height="0cm"/>
    </style:style>
    <style:style style:name="gr6" style:family="graphic" style:parent-style-name="standard">
      <style:graphic-properties svg:stroke-width="0.051cm" draw:marker-start-width="1.346cm" draw:marker-end-width="1.346cm" draw:textarea-horizontal-align="center" draw:textarea-vertical-align="middle" fo:padding-top="0.075cm" fo:padding-bottom="0.075cm" fo:padding-left="0.2cm" fo:padding-right="0.2cm"/>
    </style:style>
    <style:style style:name="gr7" style:family="graphic" style:parent-style-name="standard">
      <style:graphic-properties draw:stroke="none" svg:stroke-color="#000000" draw:fill="none" draw:fill-color="#ffffff" draw:fill-gradient-name="Gradient_20_Barros" draw:auto-grow-height="true" draw:auto-grow-width="false" fo:max-height="0cm" fo:min-height="4.195cm"/>
    </style:style>
    <style:style style:name="gr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 style:list-style-name="L2">
      <style:graphic-properties draw:stroke="none" svg:stroke-color="#000000" draw:fill="none" draw:fill-color="#ffffff" draw:fill-gradient-name="Gradient_20_Barros" draw:auto-grow-height="true" draw:auto-grow-width="false" fo:max-height="0cm" fo:min-height="0cm"/>
    </style:style>
    <style:style style:name="gr11" style:family="graphic" style:parent-style-name="standard">
      <style:graphic-properties svg:stroke-width="0.051cm" svg:stroke-color="#000000" draw:marker-start-width="1.346cm" draw:marker-end-width="1.346cm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12" style:family="graphic" style:parent-style-name="standard">
      <style:graphic-properties svg:stroke-width="0cm" svg:stroke-color="#0000ff" draw:marker-start-width="1.27cm" draw:marker-end-width="1.27cm" draw:fill-color="#0000ff" draw:opacity="70%" draw:textarea-horizontal-align="justify" draw:textarea-vertical-align="middle" draw:auto-grow-height="false" fo:min-height="0cm" fo:min-width="0cm" fo:padding-top="0.049cm" fo:padding-bottom="0.049cm" fo:padding-left="0.174cm" fo:padding-right="0.174cm" draw:shadow-opacity="70%"/>
    </style:style>
    <style:style style:name="gr13" style:family="graphic" style:parent-style-name="standard">
      <style:graphic-properties svg:stroke-width="0cm" svg:stroke-color="#ff0000" draw:marker-start-width="1.27cm" draw:marker-end-width="1.27cm" draw:fill-color="#ff0000" draw:opacity="70%" draw:textarea-horizontal-align="justify" draw:textarea-vertical-align="middle" draw:auto-grow-height="false" fo:min-height="0cm" fo:min-width="0cm" fo:padding-top="0.049cm" fo:padding-bottom="0.049cm" fo:padding-left="0.174cm" fo:padding-right="0.174cm" draw:shadow-opacity="70%"/>
    </style:style>
    <style:style style:name="gr14" style:family="graphic" style:parent-style-name="standard">
      <style:graphic-properties draw:stroke="solid" draw:stroke-dash="Ultrafine_20_Dashed" svg:stroke-width="0cm" svg:stroke-color="#000000" draw:marker-start-width="1.27cm" draw:marker-end="Symmetric_20_Arrow" draw:marker-end-width="0.254cm" draw:textarea-horizontal-align="center" draw:textarea-vertical-align="middle" fo:padding-top="0.049cm" fo:padding-bottom="0.049cm" fo:padding-left="0.174cm" fo:padding-right="0.174cm"/>
    </style:style>
    <style:style style:name="gr15" style:family="graphic" style:parent-style-name="standard">
      <style:graphic-properties draw:stroke="dash" draw:stroke-dash="Ultrafine_20_2_20_Dots_20_3_20_Dashes" svg:stroke-width="0cm" svg:stroke-color="#000000" draw:marker-start-width="1.27cm" draw:marker-end="" draw:marker-end-width="0cm" draw:textarea-horizontal-align="center" draw:textarea-vertical-align="middle" fo:padding-top="0.049cm" fo:padding-bottom="0.049cm" fo:padding-left="0.174cm" fo:padding-right="0.174cm"/>
    </style:style>
    <style:style style:name="gr16" style:family="graphic" style:parent-style-name="standard">
      <style:graphic-properties draw:stroke="dash" draw:stroke-dash="Ultrafine_20_2_20_Dots_20_3_20_Dashes" svg:stroke-width="0cm" svg:stroke-color="#000000" draw:marker-start-width="1.27cm" draw:marker-end-width="0cm" draw:textarea-horizontal-align="center" draw:textarea-vertical-align="middle" fo:padding-top="0.049cm" fo:padding-bottom="0.049cm" fo:padding-left="0.174cm" fo:padding-right="0.174cm"/>
    </style:style>
    <style:style style:name="gr17" style:family="graphic" style:parent-style-name="standard">
      <style:graphic-properties draw:stroke="dash" draw:stroke-dash="Ultrafine_20_2_20_Dots_20_3_20_Dashes" svg:stroke-width="0cm" svg:stroke-color="#000000" draw:marker-start-width="1.27cm" draw:marker-end="Symmetric_20_Arrow" draw:marker-end-width="0.254cm" draw:textarea-horizontal-align="center" draw:textarea-vertical-align="middle" fo:padding-top="0.049cm" fo:padding-bottom="0.049cm" fo:padding-left="0.174cm" fo:padding-right="0.174cm"/>
    </style:style>
    <style:style style:name="gr18" style:family="graphic" style:parent-style-name="standard">
      <style:graphic-properties svg:stroke-width="0cm" svg:stroke-color="#ffff00" draw:marker-start-width="1.27cm" draw:marker-end-width="1.27cm" draw:fill-color="#ffff00" draw:opacity="70%" draw:textarea-vertical-align="middle" draw:auto-grow-height="false" fo:min-height="0.749cm" fo:min-width="0.499cm" fo:padding-top="0.049cm" fo:padding-bottom="0.049cm" fo:padding-left="0.174cm" fo:padding-right="0.174cm" draw:shadow-opacity="70%"/>
    </style:style>
    <style:style style:name="gr19" style:family="graphic" style:parent-style-name="standard">
      <style:graphic-properties svg:stroke-width="0cm" svg:stroke-color="#000000" draw:marker-start-width="1.27cm" draw:marker-end="Symmetric_20_Arrow" draw:marker-end-width="0.254cm" draw:textarea-horizontal-align="center" draw:textarea-vertical-align="middle" fo:padding-top="0.049cm" fo:padding-bottom="0.049cm" fo:padding-left="0.174cm" fo:padding-right="0.174cm"/>
    </style:style>
    <style:style style:name="gr20" style:family="graphic" style:parent-style-name="standard" style:list-style-name="L2">
      <style:graphic-properties draw:stroke="none" svg:stroke-color="#000000" draw:fill="none" draw:fill-color="#ffffff" draw:fill-gradient-name="Gradient_20_Barros" draw:auto-grow-height="true" draw:auto-grow-width="false" fo:max-height="0cm" fo:min-height="0cm"/>
    </style:style>
    <style:style style:name="gr21" style:family="graphic" style:parent-style-name="standard">
      <style:graphic-properties svg:stroke-width="0cm" svg:stroke-color="#000000" draw:marker-start-width="1.27cm" draw:marker-end-width="1.27cm" draw:fill-color="#b3b3b3" draw:opacity="60%" draw:textarea-horizontal-align="center" draw:textarea-vertical-align="middle" fo:padding-top="0.049cm" fo:padding-bottom="0.049cm" fo:padding-left="0.174cm" fo:padding-right="0.174cm" draw:shadow-opacity="60%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svg:stroke-width="0cm" svg:stroke-color="#ff0000" draw:marker-start-width="1.27cm" draw:marker-end-width="1.27cm" draw:opacity="30%" draw:textarea-horizontal-align="center" draw:textarea-vertical-align="middle" fo:padding-top="0.049cm" fo:padding-bottom="0.049cm" fo:padding-left="0.174cm" fo:padding-right="0.174cm" draw:shadow-opacity="30%"/>
    </style:style>
    <style:style style:name="gr24" style:family="graphic" style:parent-style-name="standard">
      <style:graphic-properties svg:stroke-width="0cm" svg:stroke-color="#000000" draw:marker-start-width="1.27cm" draw:marker-end="Symmetric_20_Arrow" draw:marker-end-width="0.381cm" draw:textarea-horizontal-align="center" draw:textarea-vertical-align="middle" fo:padding-top="0.049cm" fo:padding-bottom="0.049cm" fo:padding-left="0.174cm" fo:padding-right="0.174cm"/>
    </style:style>
    <style:style style:name="gr25" style:family="graphic" style:parent-style-name="standard">
      <style:graphic-properties svg:stroke-width="0cm" svg:stroke-color="#000000" draw:marker-start-width="1.27cm" draw:marker-end-width="1.27cm" draw:opacity="70%" draw:textarea-horizontal-align="justify" draw:textarea-vertical-align="middle" draw:auto-grow-height="false" fo:min-height="0cm" fo:min-width="0cm" fo:padding-top="0.049cm" fo:padding-bottom="0.049cm" fo:padding-left="0.174cm" fo:padding-right="0.174cm" draw:shadow-opacity="70%"/>
    </style:style>
    <style:style style:name="gr26" style:family="graphic" style:parent-style-name="standard">
      <style:graphic-properties svg:stroke-width="0cm" svg:stroke-color="#000000" draw:marker-start-width="1.27cm" draw:marker-end-width="1.27cm" draw:textarea-horizontal-align="center" draw:textarea-vertical-align="middle" fo:padding-top="0.049cm" fo:padding-bottom="0.049cm" fo:padding-left="0.174cm" fo:padding-right="0.174cm"/>
    </style:style>
    <style:style style:name="gr27" style:family="graphic" style:parent-style-name="standard">
      <style:graphic-properties svg:stroke-width="0cm" svg:stroke-color="#000000" draw:marker-start-width="1.27cm" draw:marker-end-width="1.27cm" draw:fill-color="#0000ff" draw:opacity="70%" draw:textarea-horizontal-align="justify" draw:textarea-vertical-align="middle" draw:auto-grow-height="false" fo:min-height="0cm" fo:min-width="0cm" fo:padding-top="0.049cm" fo:padding-bottom="0.049cm" fo:padding-left="0.174cm" fo:padding-right="0.174cm" draw:shadow-opacity="70%"/>
    </style:style>
    <style:style style:name="gr28" style:family="graphic" style:parent-style-name="standard">
      <style:graphic-properties svg:stroke-width="0cm" svg:stroke-color="#000000" draw:marker-start-width="1.27cm" draw:marker-end-width="1.27cm" draw:fill-color="#ffff00" draw:opacity="70%" draw:textarea-horizontal-align="center" draw:textarea-vertical-align="middle" fo:padding-top="0.049cm" fo:padding-bottom="0.049cm" fo:padding-left="0.174cm" fo:padding-right="0.174cm" draw:shadow-opacity="70%"/>
    </style:style>
    <style:style style:name="gr29" style:family="graphic" style:parent-style-name="standard">
      <style:graphic-properties svg:stroke-width="0cm" svg:stroke-color="#000000" draw:marker-start-width="1.27cm" draw:marker-end="Rounded_20_short_20_Arrow" draw:marker-end-width="0.381cm" draw:textarea-horizontal-align="center" draw:textarea-vertical-align="middle" fo:padding-top="0.049cm" fo:padding-bottom="0.049cm" fo:padding-left="0.174cm" fo:padding-right="0.174cm"/>
    </style:style>
    <style:style style:name="gr30" style:family="graphic" style:parent-style-name="standard" style:list-style-name="L2">
      <style:graphic-properties draw:stroke="none" svg:stroke-color="#000000" draw:fill="none" draw:fill-color="#ffffff" draw:fill-gradient-name="Gradient_20_Barros" draw:auto-grow-height="true" draw:auto-grow-width="false" fo:max-height="0cm" fo:min-height="0cm"/>
    </style:style>
    <style:style style:name="gr31" style:family="graphic" style:parent-style-name="standard">
      <style:graphic-properties svg:stroke-width="0cm" svg:stroke-color="#000000" draw:marker-start-width="1.27cm" draw:marker-end-width="1.27cm" draw:fill-color="#ffff00" draw:opacity="70%" draw:textarea-horizontal-align="justify" draw:textarea-vertical-align="middle" draw:auto-grow-height="false" fo:min-height="0cm" fo:min-width="0cm" fo:padding-top="0.049cm" fo:padding-bottom="0.049cm" fo:padding-left="0.174cm" fo:padding-right="0.174cm" draw:shadow-opacity="70%"/>
    </style:style>
    <style:style style:name="gr32" style:family="graphic" style:parent-style-name="standard">
      <style:graphic-properties svg:stroke-width="0cm" svg:stroke-color="#000000" draw:marker-start-width="1.27cm" draw:marker-end-width="1.27cm" draw:fill-color="#b3b3b3" draw:opacity="60%" draw:textarea-horizontal-align="left" draw:textarea-vertical-align="middle" fo:padding-top="0.049cm" fo:padding-bottom="0.049cm" fo:padding-left="0.174cm" fo:padding-right="0.174cm" draw:shadow-opacity="60%"/>
    </style:style>
    <style:style style:name="gr3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99cm"/>
    </style:style>
    <style:style style:name="gr35" style:family="graphic" style:parent-style-name="standard">
      <style:graphic-properties svg:stroke-width="0cm" svg:stroke-color="#000000" draw:marker-start-width="1.27cm" draw:marker-end-width="1.27cm" draw:fill-color="#000000" draw:opacity="100%" draw:textarea-vertical-align="middle" draw:auto-grow-height="false" fo:min-height="0cm" fo:min-width="0cm" fo:padding-top="0.049cm" fo:padding-bottom="0.049cm" fo:padding-left="0.174cm" fo:padding-right="0.174cm" draw:shadow-opacity="100%"/>
    </style:style>
    <style:style style:name="gr36" style:family="graphic" style:parent-style-name="standard" style:list-style-name="L2">
      <style:graphic-properties draw:stroke="none" svg:stroke-color="#000000" draw:fill="none" draw:fill-color="#ffffff" draw:fill-gradient-name="Gradient_20_Barros" draw:auto-grow-height="true" draw:auto-grow-width="false" fo:max-height="0cm" fo:min-height="0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8" style:family="graphic" style:parent-style-name="standard">
      <style:graphic-properties svg:stroke-width="0cm" svg:stroke-color="#000000" draw:marker-start-width="1.27cm" draw:marker-end-width="1.27cm" draw:opacity="70%" draw:textarea-horizontal-align="justify" draw:textarea-vertical-align="middle" draw:auto-grow-height="false" fo:min-height="0cm" fo:min-width="0cm" fo:padding-top="0.049cm" fo:padding-bottom="0.049cm" fo:padding-left="0.174cm" fo:padding-right="0.174cm" draw:shadow-opacity="70%"/>
    </style:style>
    <style:style style:name="gr39" style:family="graphic" style:parent-style-name="standard">
      <style:graphic-properties svg:stroke-width="0cm" svg:stroke-color="#000000" draw:marker-start-width="1.27cm" draw:marker-end-width="1.27cm" draw:fill-color="#0000ff" draw:opacity="70%" draw:textarea-horizontal-align="justify" draw:textarea-vertical-align="middle" draw:auto-grow-height="false" fo:min-height="0cm" fo:min-width="0cm" fo:padding-top="0.049cm" fo:padding-bottom="0.049cm" fo:padding-left="0.174cm" fo:padding-right="0.174cm" draw:shadow-opacity="70%"/>
    </style:style>
    <style:style style:name="gr40" style:family="graphic" style:parent-style-name="standard" style:list-style-name="L2">
      <style:graphic-properties draw:stroke="none" svg:stroke-color="#000000" draw:fill="none" draw:fill-color="#ffffff" draw:fill-gradient-name="Gradient_20_Barros" draw:auto-grow-height="true" draw:auto-grow-width="false" fo:max-height="0cm" fo:min-height="0cm"/>
    </style:style>
    <style:style style:name="gr41" style:family="graphic" style:parent-style-name="standard">
      <style:graphic-properties draw:stroke="none" svg:stroke-width="0cm" svg:stroke-color="#000000" draw:marker-start-width="1.27cm" draw:marker-end-width="1.27cm" draw:fill="none" draw:fill-color="#ffffff" draw:opacity="100%" draw:auto-grow-height="true" draw:auto-grow-width="false" fo:max-height="0cm" fo:min-height="0cm" fo:padding-top="0.049cm" fo:padding-bottom="0.049cm" fo:padding-left="0.174cm" fo:padding-right="0.174cm" draw:shadow-opacity="100%"/>
    </style:style>
    <style:style style:name="gr42" style:family="graphic" style:parent-style-name="standard">
      <style:graphic-properties svg:stroke-width="0cm" svg:stroke-color="#000000" draw:marker-start-width="1.27cm" draw:marker-end-width="1.27cm" draw:fill="solid" draw:fill-color="#b3b3b3" draw:opacity="60%" draw:textarea-horizontal-align="center" draw:textarea-vertical-align="middle" fo:padding-top="0.049cm" fo:padding-bottom="0.049cm" fo:padding-left="0.174cm" fo:padding-right="0.174cm" draw:shadow-opacity="60%"/>
    </style:style>
    <style:style style:name="gr43" style:family="graphic" style:parent-style-name="standard" style:list-style-name="L2">
      <style:graphic-properties draw:stroke="none" svg:stroke-color="#000000" draw:fill="none" draw:fill-color="#ffffff" draw:fill-gradient-name="Gradient_20_Barros" draw:auto-grow-height="true" draw:auto-grow-width="false" fo:max-height="0cm" fo:min-height="0cm"/>
    </style:style>
    <style:style style:name="gr44" style:family="graphic" style:parent-style-name="standard" style:list-style-name="L2">
      <style:graphic-properties draw:stroke="none" svg:stroke-color="#000000" draw:fill="none" draw:fill-color="#ffffff" draw:fill-gradient-name="Gradient_20_Barros" draw:auto-grow-height="true" draw:auto-grow-width="false" fo:max-height="0cm" fo:min-height="0cm"/>
    </style:style>
    <style:style style:name="gr4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4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47" style:family="graphic" style:parent-style-name="standard">
      <style:graphic-properties svg:stroke-width="0cm" svg:stroke-color="#000000" draw:marker-start-width="1.27cm" draw:marker-end-width="1.27cm" draw:fill="none" draw:opacity="100%" draw:textarea-horizontal-align="center" draw:textarea-vertical-align="middle" fo:padding-top="0.049cm" fo:padding-bottom="0.049cm" fo:padding-left="0.174cm" fo:padding-right="0.174cm" draw:shadow-opacity="100%"/>
    </style:style>
    <style:style style:name="gr48" style:family="graphic" style:parent-style-name="standard">
      <style:graphic-properties svg:stroke-width="0cm" svg:stroke-color="#000000" draw:marker-start-width="1.27cm" draw:marker-end="Symmetric_20_Arrow" draw:marker-end-width="0.381cm" draw:fill="none" draw:opacity="100%" draw:textarea-horizontal-align="center" draw:textarea-vertical-align="middle" fo:padding-top="0.049cm" fo:padding-bottom="0.049cm" fo:padding-left="0.174cm" fo:padding-right="0.174cm" draw:shadow-opacity="100%"/>
    </style:style>
    <style:style style:name="gr49" style:family="graphic" style:parent-style-name="standard">
      <style:graphic-properties svg:stroke-width="0cm" svg:stroke-color="#000000" draw:marker-start-width="1.27cm" draw:marker-end="Rounded_20_short_20_Arrow" draw:marker-end-width="0.381cm" draw:fill="none" draw:opacity="100%" draw:textarea-horizontal-align="center" draw:textarea-vertical-align="middle" fo:padding-top="0.049cm" fo:padding-bottom="0.049cm" fo:padding-left="0.174cm" fo:padding-right="0.174cm" draw:shadow-opacity="100%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617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2" style:family="graphic" style:parent-style-name="standard" style:list-style-name="L2">
      <style:graphic-properties draw:stroke="none" svg:stroke-color="#000000" draw:fill="none" draw:fill-color="#ffffff" draw:fill-gradient-name="Gradient_20_Barros" draw:auto-grow-height="true" draw:auto-grow-width="false" fo:max-height="0cm" fo:min-height="0cm"/>
    </style:style>
    <style:style style:name="gr53" style:family="graphic" style:parent-style-name="standard" style:list-style-name="L3">
      <style:graphic-properties draw:stroke="none" svg:stroke-width="0cm" svg:stroke-color="#000000" draw:marker-start-width="1.27cm" draw:marker-end-width="1.27cm" draw:fill="none" draw:fill-color="#ffffff" draw:opacity="100%" draw:auto-grow-height="true" draw:auto-grow-width="false" fo:max-height="0cm" fo:min-height="0cm" fo:padding-top="0.049cm" fo:padding-bottom="0.049cm" fo:padding-left="0.174cm" fo:padding-right="0.174cm" draw:shadow-opacity="100%"/>
    </style:style>
    <style:style style:name="gr54" style:family="graphic" style:parent-style-name="standard" style:list-style-name="L3">
      <style:graphic-properties draw:stroke="none" svg:stroke-width="0cm" svg:stroke-color="#000000" draw:marker-start-width="1.27cm" draw:marker-end-width="1.27cm" draw:fill="none" draw:fill-color="#ffffff" draw:opacity="100%" draw:auto-grow-height="true" draw:auto-grow-width="false" fo:max-height="0cm" fo:min-height="0cm" fo:padding-top="0.049cm" fo:padding-bottom="0.049cm" fo:padding-left="0.174cm" fo:padding-right="0.174cm" draw:shadow-opacity="100%"/>
    </style:style>
    <style:style style:name="gr55" style:family="graphic" style:parent-style-name="standard">
      <style:graphic-properties svg:stroke-width="0cm" svg:stroke-color="#000000" draw:marker-start-width="1.27cm" draw:marker-end-width="1.27cm" draw:fill-color="#b3b3b3" draw:opacity="60%" draw:textarea-horizontal-align="center" draw:textarea-vertical-align="middle" fo:padding-top="0.049cm" fo:padding-bottom="0.049cm" fo:padding-left="0.174cm" fo:padding-right="0.174cm" draw:shadow-opacity="60%"/>
    </style:style>
    <style:style style:name="gr56" style:family="graphic" style:parent-style-name="standard">
      <style:graphic-properties svg:stroke-width="0cm" svg:stroke-color="#000000" draw:marker-start-width="1.27cm" draw:marker-end="Arrow" draw:marker-end-width="0.3cm" draw:fill="none" draw:opacity="100%" draw:textarea-horizontal-align="center" draw:textarea-vertical-align="middle" fo:padding-top="0.049cm" fo:padding-bottom="0.049cm" fo:padding-left="0.174cm" fo:padding-right="0.174cm" draw:shadow-opacity="100%"/>
    </style:style>
    <style:style style:name="gr57" style:family="graphic" style:parent-style-name="standard">
      <style:graphic-properties draw:stroke="none" svg:stroke-width="0cm" svg:stroke-color="#000000" draw:marker-start-width="1.27cm" draw:marker-end-width="1.27cm" draw:fill="none" draw:fill-color="#ffffff" draw:opacity="100%" draw:textarea-horizontal-align="left" draw:auto-grow-height="true" draw:auto-grow-width="true" fo:min-height="0cm" fo:min-width="0cm" fo:padding-top="0.049cm" fo:padding-bottom="0.049cm" fo:padding-left="0.174cm" fo:padding-right="0.174cm" draw:shadow-opacity="100%"/>
    </style:style>
    <style:style style:name="gr58" style:family="graphic" style:parent-style-name="standard" style:list-style-name="L2">
      <style:graphic-properties draw:stroke="none" svg:stroke-color="#000000" draw:fill="none" draw:fill-color="#ffffff" draw:fill-gradient-name="Gradient_20_Barros" draw:auto-grow-height="true" draw:auto-grow-width="false" fo:max-height="0cm" fo:min-height="0cm"/>
    </style:style>
    <style:style style:name="gr59" style:family="graphic" style:parent-style-name="standard">
      <style:graphic-properties svg:stroke-width="0cm" svg:stroke-color="#000000" draw:marker-start="Rounded_20_short_20_Arrow" draw:marker-start-width="1.27cm" draw:marker-end="Rounded_20_short_20_Arrow" draw:marker-end-width="0.381cm" draw:fill-color="#b3b3b3" draw:opacity="60%" draw:textarea-horizontal-align="left" draw:textarea-vertical-align="middle" fo:padding-top="0.049cm" fo:padding-bottom="0.049cm" fo:padding-left="0.174cm" fo:padding-right="0.174cm" draw:shadow-opacity="60%"/>
    </style:style>
    <style:style style:name="gr60" style:family="graphic" style:parent-style-name="standard">
      <style:graphic-properties draw:stroke="none" svg:stroke-width="0cm" svg:stroke-color="#000000" draw:marker-start="Rounded_20_short_20_Arrow" draw:marker-start-width="1.27cm" draw:marker-end="Rounded_20_short_20_Arrow" draw:marker-end-width="0.381cm" draw:fill="none" draw:fill-color="#ffffff" draw:auto-grow-height="true" draw:auto-grow-width="false" fo:max-height="0cm" fo:min-height="0cm" fo:padding-top="0.049cm" fo:padding-bottom="0.049cm" fo:padding-left="0.174cm" fo:padding-right="0.174cm"/>
    </style:style>
    <style:style style:name="gr61" style:family="graphic" style:parent-style-name="standard">
      <style:graphic-properties svg:stroke-width="0cm" svg:stroke-color="#000000" draw:marker-start="" draw:marker-start-width="1.27cm" draw:marker-end="Rounded_20_short_20_Arrow" draw:marker-end-width="0.381cm" draw:textarea-horizontal-align="center" draw:textarea-vertical-align="middle" fo:padding-top="0.049cm" fo:padding-bottom="0.049cm" fo:padding-left="0.174cm" fo:padding-right="0.174cm"/>
    </style:style>
    <style:style style:name="gr62" style:family="graphic" style:parent-style-name="standard">
      <style:graphic-properties draw:stroke="none" svg:stroke-width="0cm" svg:stroke-color="#000000" draw:marker-start="" draw:marker-start-width="1.27cm" draw:marker-end="" draw:marker-end-width="0.381cm" draw:fill="none" draw:fill-color="#ffffff" draw:auto-grow-height="true" draw:auto-grow-width="false" fo:max-height="0cm" fo:min-height="0cm" fo:padding-top="0.049cm" fo:padding-bottom="0.049cm" fo:padding-left="0.174cm" fo:padding-right="0.174cm"/>
    </style:style>
    <style:style style:name="gr63" style:family="graphic" style:parent-style-name="standard">
      <style:graphic-properties draw:stroke="none" svg:stroke-width="0cm" svg:stroke-color="#000000" draw:marker-start="Rounded_20_short_20_Arrow" draw:marker-start-width="1.27cm" draw:marker-end="Rounded_20_short_20_Arrow" draw:marker-end-width="0.381cm" draw:fill="none" draw:fill-color="#ffffff" draw:auto-grow-height="true" draw:auto-grow-width="false" fo:max-height="0cm" fo:min-height="0.682cm" fo:padding-top="0.049cm" fo:padding-bottom="0.049cm" fo:padding-left="0.174cm" fo:padding-right="0.174cm"/>
    </style:style>
    <style:style style:name="gr64" style:family="graphic" style:parent-style-name="standard">
      <style:graphic-properties draw:stroke="none" svg:stroke-width="0cm" svg:stroke-color="#000000" draw:marker-start="Rounded_20_short_20_Arrow" draw:marker-start-width="1.27cm" draw:marker-end="Rounded_20_short_20_Arrow" draw:marker-end-width="0.381cm" draw:fill="none" draw:fill-color="#ffffff" draw:auto-grow-height="true" draw:auto-grow-width="false" fo:max-height="0cm" fo:min-height="0.549cm" fo:padding-top="0.049cm" fo:padding-bottom="0.049cm" fo:padding-left="0.174cm" fo:padding-right="0.174cm"/>
    </style:style>
    <style:style style:name="gr65" style:family="graphic" style:parent-style-name="standard">
      <style:graphic-properties svg:stroke-width="0cm" svg:stroke-color="#000000" draw:marker-start="" draw:marker-start-width="1.27cm" draw:marker-end="Arrow" draw:marker-end-width="0.3cm" draw:textarea-horizontal-align="center" draw:textarea-vertical-align="middle" fo:padding-top="0.049cm" fo:padding-bottom="0.049cm" fo:padding-left="0.174cm" fo:padding-right="0.174cm"/>
    </style:style>
    <style:style style:name="gr66" style:family="graphic" style:parent-style-name="standard" style:list-style-name="L3">
      <style:graphic-properties draw:stroke="none" svg:stroke-width="0cm" svg:stroke-color="#000000" draw:marker-start="" draw:marker-start-width="1.27cm" draw:marker-end="" draw:marker-end-width="0.381cm" draw:fill="none" draw:fill-color="#ffffff" draw:auto-grow-height="true" draw:auto-grow-width="false" fo:max-height="0cm" fo:min-height="0cm" fo:padding-top="0.049cm" fo:padding-bottom="0.049cm" fo:padding-left="0.174cm" fo:padding-right="0.174cm"/>
    </style:style>
    <style:style style:name="gr67" style:family="graphic" style:parent-style-name="standard">
      <style:graphic-properties svg:stroke-width="0cm" svg:stroke-color="#000000" draw:marker-start="Rounded_20_short_20_Arrow" draw:marker-start-width="1.27cm" draw:marker-end="Rounded_20_short_20_Arrow" draw:marker-end-width="0.381cm" draw:fill-color="#b3b3b3" draw:opacity="60%" draw:textarea-horizontal-align="center" draw:textarea-vertical-align="middle" fo:padding-top="0.049cm" fo:padding-bottom="0.049cm" fo:padding-left="0.174cm" fo:padding-right="0.174cm" draw:shadow-opacity="60%"/>
    </style:style>
    <style:style style:name="gr68" style:family="graphic" style:parent-style-name="standard">
      <style:graphic-properties draw:stroke="none" svg:stroke-width="0cm" svg:stroke-color="#000000" draw:marker-start="Rounded_20_short_20_Arrow" draw:marker-start-width="1.27cm" draw:marker-end="Rounded_20_short_20_Arrow" draw:marker-end-width="0.381cm" draw:fill="none" draw:fill-color="#ffffff" draw:auto-grow-height="true" draw:auto-grow-width="false" fo:max-height="0cm" fo:min-height="1.199cm" fo:padding-top="0.049cm" fo:padding-bottom="0.049cm" fo:padding-left="0.174cm" fo:padding-right="0.174cm"/>
    </style:style>
    <style:style style:name="gr69" style:family="graphic" style:parent-style-name="standard">
      <style:graphic-properties draw:stroke="none" svg:stroke-width="0cm" svg:stroke-color="#000000" draw:marker-start="Rounded_20_short_20_Arrow" draw:marker-start-width="1.27cm" draw:marker-end="Rounded_20_short_20_Arrow" draw:marker-end-width="0.381cm" draw:fill="none" draw:fill-color="#ffffff" draw:auto-grow-height="true" draw:auto-grow-width="false" fo:max-height="0cm" fo:min-height="0.945cm" fo:padding-top="0.049cm" fo:padding-bottom="0.049cm" fo:padding-left="0.174cm" fo:padding-right="0.174cm"/>
    </style:style>
    <style:style style:name="gr70" style:family="graphic" style:parent-style-name="standard">
      <style:graphic-properties draw:stroke="none" svg:stroke-width="0cm" svg:stroke-color="#000000" draw:marker-start-width="1.27cm" draw:marker-end-width="1.27cm" draw:fill="none" draw:fill-color="#ffffff" draw:opacity="60%" draw:auto-grow-height="true" draw:auto-grow-width="false" fo:max-height="0cm" fo:min-height="0cm" fo:padding-top="0.049cm" fo:padding-bottom="0.049cm" fo:padding-left="0.174cm" fo:padding-right="0.174cm" draw:shadow-opacity="60%"/>
    </style:style>
    <style:style style:name="gr71" style:family="graphic" style:parent-style-name="standard">
      <style:graphic-properties svg:stroke-width="0cm" svg:stroke-color="#000000" draw:marker-start-width="1.27cm" draw:marker-end="Arrow" draw:marker-end-width="0.3cm" draw:fill-color="#b3b3b3" draw:opacity="60%" draw:textarea-horizontal-align="center" draw:textarea-vertical-align="middle" fo:padding-top="0.049cm" fo:padding-bottom="0.049cm" fo:padding-left="0.174cm" fo:padding-right="0.174cm" draw:shadow-opacity="60%"/>
    </style:style>
    <style:style style:name="gr72" style:family="graphic" style:parent-style-name="standard">
      <style:graphic-properties svg:stroke-width="0.051cm" svg:stroke-color="#800000" draw:marker-start-width="1.346cm" draw:marker-end-width="1.346cm" draw:fill-color="#b3b3b3" draw:opacity="0%" draw:textarea-horizontal-align="center" draw:textarea-vertical-align="middle" fo:padding-top="0.074cm" fo:padding-bottom="0.074cm" fo:padding-left="0.199cm" fo:padding-right="0.199cm" draw:shadow-opacity="0%"/>
    </style:style>
    <style:style style:name="gr73" style:family="graphic" style:parent-style-name="standard" style:list-style-name="L2">
      <style:graphic-properties draw:stroke="none" svg:stroke-color="#000000" draw:fill="none" draw:fill-color="#ffffff" draw:fill-gradient-name="Gradient_20_Barros" draw:auto-grow-height="true" draw:auto-grow-width="false" fo:max-height="0cm" fo:min-height="0cm"/>
    </style:style>
    <style:style style:name="gr74" style:family="graphic" style:parent-style-name="standard">
      <style:graphic-properties svg:stroke-width="0cm" svg:stroke-color="#000000" draw:marker-start-width="1.27cm" draw:marker-end-width="1.27cm" draw:fill-color="#ff0000" draw:opacity="70%" draw:textarea-horizontal-align="center" draw:textarea-vertical-align="middle" fo:padding-top="0.049cm" fo:padding-bottom="0.049cm" fo:padding-left="0.174cm" fo:padding-right="0.174cm" draw:shadow-opacity="70%"/>
    </style:style>
    <style:style style:name="gr75" style:family="graphic" style:parent-style-name="standard">
      <style:graphic-properties svg:stroke-width="0cm" svg:stroke-color="#000000" draw:marker-start-width="1.27cm" draw:marker-end-width="1.27cm" draw:fill-color="#0000ff" draw:opacity="70%" draw:textarea-horizontal-align="center" draw:textarea-vertical-align="middle" fo:padding-top="0.049cm" fo:padding-bottom="0.049cm" fo:padding-left="0.174cm" fo:padding-right="0.174cm" draw:shadow-opacity="70%"/>
    </style:style>
    <style:style style:name="gr7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77" style:family="graphic" style:parent-style-name="standard" style:list-style-name="L2">
      <style:graphic-properties draw:stroke="none" svg:stroke-color="#000000" draw:fill="none" draw:fill-color="#ffffff" draw:fill-gradient-name="Gradient_20_Barros" draw:auto-grow-height="true" draw:auto-grow-width="false" fo:max-height="0cm" fo:min-height="0cm"/>
    </style:style>
    <style:style style:name="gr7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4.258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Purisa" style:font-pitch="variable" fo:font-size="66pt" fo:font-weight="bold"/>
    </style:style>
    <style:style style:name="P3" style:family="paragraph">
      <style:paragraph-properties fo:margin-left="0cm" fo:margin-right="0cm" fo:text-align="center" fo:text-indent="0cm"/>
      <style:text-properties fo:color="#000000" fo:font-family="TSCu_Comic" style:font-pitch="variable" fo:font-size="28pt"/>
    </style:style>
    <style:style style:name="P4" style:family="paragraph">
      <style:paragraph-properties fo:margin-left="0cm" fo:margin-right="0cm" fo:text-align="center" fo:text-indent="0cm"/>
      <style:text-properties fo:color="#000000" fo:font-family="TSCu_Comic" style:font-pitch="variable" fo:font-size="20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0cm" fo:margin-right="0cm" fo:text-indent="0cm"/>
      <style:text-properties fo:font-family="Purisa" style:font-pitch="variable" fo:font-size="44pt" fo:font-weight="normal"/>
    </style:style>
    <style:style style:name="P8" style:family="paragraph">
      <style:paragraph-properties fo:margin-left="0cm" fo:margin-right="0cm" text:enable-numbering="true" fo:text-indent="0cm"/>
    </style:style>
    <style:style style:name="P9" style:family="paragraph">
      <style:paragraph-properties fo:margin-left="1.2cm" fo:margin-right="0cm" text:enable-numbering="true" fo:text-indent="-0.6cm"/>
    </style:style>
    <style:style style:name="P10" style:family="paragraph">
      <style:paragraph-properties fo:margin-left="0cm" fo:margin-right="0cm" text:enable-numbering="true" fo:text-indent="0cm"/>
      <style:text-properties fo:font-size="22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text-indent="0cm"/>
      <style:text-properties fo:font-family="Times" style:font-family-generic="roman" style:font-pitch="variable" fo:font-size="54pt" fo:font-weight="bold"/>
    </style:style>
    <style:style style:name="P13" style:family="paragraph">
      <style:paragraph-properties fo:margin-left="0cm" fo:margin-right="0cm" fo:text-align="justify" fo:text-indent="0cm"/>
    </style:style>
    <style:style style:name="P14" style:family="paragraph">
      <style:paragraph-properties fo:margin-left="0cm" fo:margin-right="0cm" fo:text-align="justify" fo:text-indent="0cm"/>
      <style:text-properties fo:font-size="32pt" fo:font-style="italic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margin-left="0cm" fo:margin-right="0cm" fo:text-indent="0cm"/>
      <style:text-properties fo:font-size="32pt" fo:font-weight="normal"/>
    </style:style>
    <style:style style:name="P17" style:family="paragraph">
      <style:paragraph-properties text:enable-numbering="true"/>
      <style:text-properties fo:font-size="28pt"/>
    </style:style>
    <style:style style:name="P18" style:family="paragraph">
      <style:paragraph-properties fo:margin-left="0cm" fo:margin-right="0cm" fo:text-indent="0cm"/>
      <style:text-properties fo:color="#ffffff" fo:font-size="14pt" fo:font-weight="bold"/>
    </style:style>
    <style:style style:name="P19" style:family="paragraph">
      <style:paragraph-properties fo:margin-left="0cm" fo:margin-right="0cm" fo:text-align="center" fo:text-indent="0cm"/>
      <style:text-properties fo:color="#ffffff" fo:font-size="14pt" fo:font-weight="bold"/>
    </style:style>
    <style:style style:name="P20" style:family="paragraph">
      <style:paragraph-properties fo:margin-left="0cm" fo:margin-right="0cm" fo:text-align="start" fo:text-indent="0cm"/>
    </style:style>
    <style:style style:name="P21" style:family="paragraph">
      <style:paragraph-properties fo:margin-left="0cm" fo:margin-right="0cm" fo:text-indent="0cm"/>
      <style:text-properties fo:color="#000000" fo:font-size="14pt" fo:font-weight="bold"/>
    </style:style>
    <style:style style:name="P22" style:family="paragraph">
      <style:paragraph-properties fo:margin-left="0cm" fo:margin-right="0cm" fo:text-indent="0cm"/>
      <style:text-properties fo:font-family="'Nimbus Mono L'" style:font-family-generic="modern" style:font-pitch="fixed" fo:font-size="26pt" fo:font-weight="bold"/>
    </style:style>
    <style:style style:name="P23" style:family="paragraph">
      <style:text-properties fo:font-weight="bold"/>
    </style:style>
    <style:style style:name="P24" style:family="paragraph">
      <style:paragraph-properties fo:margin-left="0cm" fo:margin-right="0cm" fo:text-indent="0cm"/>
      <style:text-properties fo:color="#800000" fo:font-size="32pt"/>
    </style:style>
    <style:style style:name="P25" style:family="paragraph">
      <style:paragraph-properties fo:margin-left="0cm" fo:margin-right="0cm" fo:text-indent="0cm"/>
      <style:text-properties fo:font-size="32pt"/>
    </style:style>
    <style:style style:name="P26" style:family="paragraph">
      <style:paragraph-properties fo:margin-left="0cm" fo:margin-right="0cm" fo:text-indent="0cm"/>
      <style:text-properties fo:font-size="28pt"/>
    </style:style>
    <style:style style:name="P27" style:family="paragraph">
      <style:paragraph-properties fo:margin-left="0cm" fo:margin-right="0cm" fo:text-indent="0cm"/>
      <style:text-properties fo:color="#ffffff" fo:font-weight="bold"/>
    </style:style>
    <style:style style:name="P28" style:family="paragraph">
      <style:paragraph-properties fo:margin-left="0cm" fo:margin-right="0cm" fo:text-indent="0cm"/>
      <style:text-properties fo:font-weight="bold"/>
    </style:style>
    <style:style style:name="P29" style:family="paragraph">
      <style:paragraph-properties fo:margin-left="0cm" fo:margin-right="0cm" fo:text-align="center" fo:text-indent="0cm"/>
      <style:text-properties fo:color="#ffffff" fo:font-weight="bold"/>
    </style:style>
    <style:style style:name="P30" style:family="paragraph">
      <style:paragraph-properties fo:margin-left="0cm" fo:margin-right="0cm" fo:text-align="center" fo:text-indent="0cm"/>
      <style:text-properties fo:color="#000000" fo:font-weight="bold"/>
    </style:style>
    <style:style style:name="P31" style:family="paragraph">
      <style:paragraph-properties fo:margin-left="0cm" fo:margin-right="0cm" fo:text-indent="0cm"/>
      <style:text-properties fo:font-size="24pt"/>
    </style:style>
    <style:style style:name="P32" style:family="paragraph">
      <style:paragraph-properties fo:margin-left="0cm" fo:margin-right="0cm" fo:text-indent="0cm"/>
      <style:text-properties fo:font-size="22pt"/>
    </style:style>
    <style:style style:name="P33" style:family="paragraph">
      <style:paragraph-properties fo:text-align="center"/>
      <style:text-properties fo:font-weight="bold"/>
    </style:style>
    <style:style style:name="P34" style:family="paragraph">
      <style:text-properties fo:color="#ffffff" fo:font-size="18pt" fo:font-weight="bold" style:font-size-asian="18pt" style:font-size-complex="18pt"/>
    </style:style>
    <style:style style:name="P35" style:family="paragraph">
      <style:paragraph-properties fo:margin-left="0cm" fo:margin-right="0cm" fo:text-indent="0cm"/>
      <style:text-properties fo:font-family="Purisa" style:font-pitch="variable" fo:font-size="40pt" fo:font-weight="normal"/>
    </style:style>
    <style:style style:name="P36" style:family="paragraph">
      <style:paragraph-properties fo:margin-left="0cm" fo:margin-right="0cm" fo:text-indent="0cm"/>
      <style:text-properties fo:font-size="32pt" fo:font-style="italic"/>
    </style:style>
    <style:style style:name="P37" style:family="paragraph">
      <style:paragraph-properties fo:margin-left="0cm" fo:margin-right="0cm" fo:text-align="center" fo:text-indent="0cm"/>
      <style:text-properties fo:font-family="'Nimbus Mono L'" style:font-family-generic="modern" style:font-pitch="fixed"/>
    </style:style>
    <style:style style:name="P38" style:family="paragraph">
      <style:paragraph-properties fo:margin-left="0cm" fo:margin-right="0cm" fo:text-indent="0cm"/>
      <style:text-properties fo:font-size="14pt" fo:font-style="italic" fo:font-weight="bold"/>
    </style:style>
    <style:style style:name="P39" style:family="paragraph">
      <style:paragraph-properties fo:margin-left="0cm" fo:margin-right="0cm" fo:text-indent="0cm"/>
      <style:text-properties fo:font-size="26pt" fo:font-style="italic"/>
    </style:style>
    <style:style style:name="P40" style:family="paragraph">
      <style:paragraph-properties fo:margin-left="0cm" fo:margin-right="0cm" fo:text-indent="0cm"/>
      <style:text-properties fo:font-family="'Nimbus Mono L'" style:font-family-generic="modern" style:font-pitch="fixed"/>
    </style:style>
    <style:style style:name="P41" style:family="paragraph">
      <style:paragraph-properties fo:margin-left="0cm" fo:margin-right="0cm" fo:text-align="center" fo:text-indent="0cm"/>
      <style:text-properties fo:color="#ffffff" fo:font-style="italic" fo:font-weight="bold"/>
    </style:style>
    <style:style style:name="P42" style:family="paragraph">
      <style:paragraph-properties fo:margin-left="0cm" fo:margin-right="0cm" fo:text-align="center" fo:text-indent="0cm"/>
      <style:text-properties fo:color="#000000" fo:font-style="italic" fo:font-weight="bold"/>
    </style:style>
    <style:style style:name="P43" style:family="paragraph">
      <style:paragraph-properties fo:margin-left="0cm" fo:margin-right="0cm" fo:text-indent="0cm"/>
      <style:text-properties fo:font-family="'Nimbus Mono L'" style:font-family-generic="modern" style:font-pitch="fixed" fo:font-weight="bold"/>
    </style:style>
    <style:style style:name="P44" style:family="paragraph">
      <style:paragraph-properties fo:margin-left="0cm" fo:margin-right="0cm" fo:text-align="start" text:enable-numbering="true" fo:text-indent="0cm"/>
    </style:style>
    <style:style style:name="P45" style:family="paragraph">
      <style:paragraph-properties fo:margin-left="0cm" fo:margin-right="0cm" fo:text-indent="0cm"/>
      <style:text-properties fo:font-size="26pt"/>
    </style:style>
    <style:style style:name="P46" style:family="paragraph">
      <style:paragraph-properties fo:margin-left="1.8cm" fo:margin-right="0cm" text:enable-numbering="true" fo:text-indent="-0.6cm"/>
    </style:style>
    <style:style style:name="P47" style:family="paragraph">
      <style:paragraph-properties fo:margin-left="0cm" fo:margin-right="0cm" text:enable-numbering="true" fo:text-indent="0cm"/>
      <style:text-properties fo:font-size="24pt"/>
    </style:style>
    <style:style style:name="P48" style:family="paragraph">
      <style:paragraph-properties fo:margin-left="0cm" fo:margin-right="0cm" text:enable-numbering="false" fo:text-indent="0cm"/>
    </style:style>
    <style:style style:name="P49" style:family="paragraph">
      <style:paragraph-properties fo:margin-left="0cm" fo:margin-right="0cm" fo:text-align="start" fo:text-indent="0cm"/>
      <style:text-properties fo:font-family="'Nimbus Mono L'" style:font-family-generic="modern" style:font-pitch="fixed"/>
    </style:style>
    <style:style style:name="P50" style:family="paragraph">
      <style:paragraph-properties fo:margin-left="0cm" fo:margin-right="0cm" fo:text-indent="0cm"/>
      <style:text-properties fo:font-size="24pt" fo:font-style="italic"/>
    </style:style>
    <style:style style:name="P51" style:family="paragraph">
      <style:paragraph-properties fo:margin-left="0cm" fo:margin-right="0cm" text:enable-numbering="true" fo:text-indent="0cm"/>
      <style:text-properties fo:font-size="28pt"/>
    </style:style>
    <style:style style:name="P52" style:family="paragraph">
      <style:text-properties fo:font-size="16pt"/>
    </style:style>
    <style:style style:name="P53" style:family="paragraph">
      <style:paragraph-properties fo:margin-left="0cm" fo:margin-right="0cm" fo:text-indent="0cm"/>
      <style:text-properties fo:font-size="16pt" fo:font-style="italic"/>
    </style:style>
    <style:style style:name="P54" style:family="paragraph">
      <style:paragraph-properties fo:margin-left="2.4cm" fo:margin-right="0cm" text:enable-numbering="true" fo:text-indent="-0.6cm"/>
    </style:style>
    <style:style style:name="P55" style:family="paragraph">
      <style:paragraph-properties fo:margin-left="1.8cm" fo:margin-right="0cm" fo:text-align="start" text:enable-numbering="true" fo:text-indent="-0.6cm"/>
    </style:style>
    <style:style style:name="P56" style:family="paragraph">
      <style:paragraph-properties fo:text-align="start"/>
      <style:text-properties fo:font-family="'Nimbus Mono L'" style:font-family-generic="modern" style:font-pitch="fixed"/>
    </style:style>
    <style:style style:name="P57" style:family="paragraph">
      <style:paragraph-properties fo:margin-left="0cm" fo:margin-right="0cm" fo:text-indent="0cm"/>
      <style:text-properties fo:font-size="14pt"/>
    </style:style>
    <style:style style:name="P58" style:family="paragraph">
      <style:paragraph-properties fo:margin-left="0cm" fo:margin-right="0cm" fo:text-indent="0cm"/>
      <style:text-properties fo:font-size="14pt" fo:font-style="italic"/>
    </style:style>
    <style:style style:name="P59" style:family="paragraph">
      <style:paragraph-properties fo:margin-left="0cm" fo:margin-right="0cm" fo:text-indent="0cm"/>
      <style:text-properties fo:font-size="20pt" fo:font-style="italic"/>
    </style:style>
    <style:style style:name="P60" style:family="paragraph">
      <style:paragraph-properties fo:margin-left="0cm" fo:margin-right="0cm" fo:text-align="center" fo:text-indent="0cm"/>
      <style:text-properties fo:font-size="20pt"/>
    </style:style>
    <style:style style:name="P61" style:family="paragraph">
      <style:paragraph-properties fo:text-align="center"/>
      <style:text-properties fo:font-family="'Nimbus Mono L'" style:font-family-generic="modern" style:font-pitch="fixed"/>
    </style:style>
    <style:style style:name="P62" style:family="paragraph">
      <style:paragraph-properties fo:margin-left="0cm" fo:margin-right="0cm" fo:text-indent="0cm"/>
      <style:text-properties fo:font-style="italic"/>
    </style:style>
    <style:style style:name="P63" style:family="paragraph">
      <style:paragraph-properties fo:margin-left="0cm" fo:margin-right="0cm" fo:text-indent="0cm"/>
      <style:text-properties fo:font-style="normal"/>
    </style:style>
    <style:style style:name="P64" style:family="paragraph">
      <style:paragraph-properties fo:margin-left="0cm" fo:margin-right="0cm" fo:text-indent="0cm"/>
      <style:text-properties fo:font-size="20pt"/>
    </style:style>
    <style:style style:name="P65" style:family="paragraph">
      <style:paragraph-properties fo:text-align="center"/>
      <style:text-properties fo:color="#ffffff" fo:font-weight="bold"/>
    </style:style>
    <style:style style:name="P66" style:family="paragraph">
      <style:paragraph-properties fo:margin-left="0cm" fo:margin-right="0cm" fo:text-indent="0cm"/>
      <style:text-properties fo:font-style="italic" fo:font-weight="bold"/>
    </style:style>
    <style:style style:name="P67" style:family="paragraph">
      <style:paragraph-properties fo:margin-left="0cm" fo:margin-right="0cm" text:enable-numbering="true" fo:text-indent="0cm"/>
      <style:text-properties fo:font-size="15pt"/>
    </style:style>
    <style:style style:name="P68" style:family="paragraph">
      <style:paragraph-properties fo:margin-left="0cm" fo:margin-right="0cm" fo:text-indent="0cm"/>
      <style:text-properties fo:font-family="Purisa" style:font-pitch="variable" fo:font-size="96pt" fo:font-weight="bold"/>
    </style:style>
    <style:style style:name="T1" style:family="text">
      <style:text-properties fo:font-family="Purisa" style:font-pitch="variable" fo:font-size="66pt" fo:font-weight="bold"/>
    </style:style>
    <style:style style:name="T2" style:family="text">
      <style:text-properties fo:color="#000000" fo:font-family="TSCu_Comic" style:font-pitch="variable" fo:font-size="28pt"/>
    </style:style>
    <style:style style:name="T3" style:family="text">
      <style:text-properties fo:color="#000000" fo:font-family="TSCu_Comic" style:font-pitch="variable" fo:font-size="20pt"/>
    </style:style>
    <style:style style:name="T4" style:family="text">
      <style:text-properties fo:font-family="Purisa" style:font-pitch="variable" fo:font-size="44pt" fo:font-weight="normal"/>
    </style:style>
    <style:style style:name="T5" style:family="text">
      <style:text-properties fo:font-family="Times" style:font-family-generic="roman" style:font-pitch="variable" fo:font-size="22pt"/>
    </style:style>
    <style:style style:name="T6" style:family="text">
      <style:text-properties fo:font-family="Times" style:font-family-generic="roman" style:font-pitch="variable" fo:font-size="54pt" fo:font-weight="bold"/>
    </style:style>
    <style:style style:name="T7" style:family="text">
      <style:text-properties fo:font-family="Times" style:font-family-generic="roman" style:font-pitch="variable" fo:font-size="54pt" fo:font-style="italic" fo:font-weight="bold"/>
    </style:style>
    <style:style style:name="T8" style:family="text">
      <style:text-properties fo:font-size="32pt" fo:font-style="italic"/>
    </style:style>
    <style:style style:name="T9" style:family="text">
      <style:text-properties fo:font-size="32pt" fo:font-weight="normal"/>
    </style:style>
    <style:style style:name="T10" style:family="text">
      <style:text-properties fo:font-size="28pt"/>
    </style:style>
    <style:style style:name="T11" style:family="text">
      <style:text-properties fo:color="#ffffff" fo:font-size="14pt" fo:font-weight="bold"/>
    </style:style>
    <style:style style:name="T12" style:family="text">
      <style:text-properties fo:color="#000000" fo:font-size="14pt" fo:font-weight="bold"/>
    </style:style>
    <style:style style:name="T13" style:family="text">
      <style:text-properties fo:font-family="'Nimbus Mono L'" style:font-family-generic="modern" style:font-pitch="fixed" fo:font-size="26pt" fo:font-weight="bold"/>
    </style:style>
    <style:style style:name="T14" style:family="text">
      <style:text-properties fo:font-weight="bold"/>
    </style:style>
    <style:style style:name="T15" style:family="text">
      <style:text-properties fo:color="#800000" fo:font-size="32pt"/>
    </style:style>
    <style:style style:name="T16" style:family="text">
      <style:text-properties fo:font-size="32pt"/>
    </style:style>
    <style:style style:name="T17" style:family="text">
      <style:text-properties fo:color="#ffffff" fo:font-weight="bold"/>
    </style:style>
    <style:style style:name="T18" style:family="text">
      <style:text-properties fo:color="#000000" fo:font-weight="bold"/>
    </style:style>
    <style:style style:name="T19" style:family="text">
      <style:text-properties fo:font-size="24pt"/>
    </style:style>
    <style:style style:name="T20" style:family="text">
      <style:text-properties fo:font-size="22pt"/>
    </style:style>
    <style:style style:name="T21" style:family="text">
      <style:text-properties fo:font-size="22pt" fo:font-style="italic"/>
    </style:style>
    <style:style style:name="T22" style:family="text">
      <style:text-properties fo:font-size="28pt" fo:font-style="italic"/>
    </style:style>
    <style:style style:name="T23" style:family="text">
      <style:text-properties fo:color="#ffffff" fo:font-size="18pt" fo:font-weight="bold" style:font-size-asian="18pt" style:font-size-complex="18pt"/>
    </style:style>
    <style:style style:name="T24" style:family="text">
      <style:text-properties fo:font-family="Purisa" style:font-pitch="variable" fo:font-size="40pt" fo:font-weight="normal"/>
    </style:style>
    <style:style style:name="T25" style:family="text">
      <style:text-properties fo:font-family="'Nimbus Mono L'" style:font-family-generic="modern" style:font-pitch="fixed"/>
    </style:style>
    <style:style style:name="T26" style:family="text">
      <style:text-properties fo:font-size="14pt" fo:font-style="italic" fo:font-weight="bold"/>
    </style:style>
    <style:style style:name="T27" style:family="text">
      <style:text-properties fo:font-size="26pt" fo:font-style="italic"/>
    </style:style>
    <style:style style:name="T28" style:family="text">
      <style:text-properties fo:color="#ffffff" fo:font-style="italic" fo:font-weight="bold"/>
    </style:style>
    <style:style style:name="T29" style:family="text">
      <style:text-properties fo:color="#000000" fo:font-style="italic" fo:font-weight="bold"/>
    </style:style>
    <style:style style:name="T30" style:family="text">
      <style:text-properties fo:font-size="28pt" fo:font-style="normal"/>
    </style:style>
    <style:style style:name="T31" style:family="text">
      <style:text-properties fo:font-family="'Nimbus Mono L'" style:font-family-generic="modern" style:font-pitch="fixed" fo:font-weight="bold"/>
    </style:style>
    <style:style style:name="T32" style:family="text">
      <style:text-properties fo:font-style="italic"/>
    </style:style>
    <style:style style:name="T33" style:family="text">
      <style:text-properties fo:font-style="normal"/>
    </style:style>
    <style:style style:name="T34" style:family="text">
      <style:text-properties fo:font-weight="normal"/>
    </style:style>
    <style:style style:name="T35" style:family="text">
      <style:text-properties fo:font-style="italic" fo:font-weight="normal"/>
    </style:style>
    <style:style style:name="T36" style:family="text">
      <style:text-properties fo:font-style="normal" fo:font-weight="normal"/>
    </style:style>
    <style:style style:name="T37" style:family="text">
      <style:text-properties fo:font-size="26pt"/>
    </style:style>
    <style:style style:name="T38" style:family="text">
      <style:text-properties fo:font-size="26pt" fo:font-style="normal"/>
    </style:style>
    <style:style style:name="T39" style:family="text">
      <style:text-properties fo:font-size="24pt" fo:font-style="italic"/>
    </style:style>
    <style:style style:name="T40" style:family="text">
      <style:text-properties fo:font-size="24pt" fo:font-style="normal"/>
    </style:style>
    <style:style style:name="T41" style:family="text">
      <style:text-properties fo:font-size="16pt"/>
    </style:style>
    <style:style style:name="T42" style:family="text">
      <style:text-properties fo:font-size="16pt" fo:font-style="italic"/>
    </style:style>
    <style:style style:name="T43" style:family="text">
      <style:text-properties fo:font-size="24pt" style:text-underline-style="solid" style:text-underline-width="auto" style:text-underline-color="font-color"/>
    </style:style>
    <style:style style:name="T44" style:family="text">
      <style:text-properties fo:font-size="24pt" style:text-underline-style="none"/>
    </style:style>
    <style:style style:name="T45" style:family="text">
      <style:text-properties fo:font-size="14pt"/>
    </style:style>
    <style:style style:name="T46" style:family="text">
      <style:text-properties fo:font-size="14pt" fo:font-style="italic"/>
    </style:style>
    <style:style style:name="T47" style:family="text">
      <style:text-properties fo:font-size="14pt" fo:font-style="normal"/>
    </style:style>
    <style:style style:name="T48" style:family="text">
      <style:text-properties fo:font-size="20pt" fo:font-style="italic"/>
    </style:style>
    <style:style style:name="T49" style:family="text">
      <style:text-properties fo:font-size="20pt"/>
    </style:style>
    <style:style style:name="T50" style:family="text">
      <style:text-properties fo:font-size="20pt" fo:font-style="normal"/>
    </style:style>
    <style:style style:name="T51" style:family="text">
      <style:text-properties fo:font-style="italic" fo:font-weight="bold"/>
    </style:style>
    <style:style style:name="T52" style:family="text">
      <style:text-properties fo:font-size="22pt" fo:font-style="normal"/>
    </style:style>
    <style:style style:name="T53" style:family="text">
      <style:text-properties fo:font-size="15pt"/>
    </style:style>
    <style:style style:name="T54" style:family="text">
      <style:text-properties fo:font-family="Purisa" style:font-pitch="variable" fo:font-size="96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StarSymbol" style:font-charset="x-symbol" fo:color="#800000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800000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800000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800000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800000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800000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800000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800000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800000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800000" fo:font-size="100%"/>
      </text:list-level-style-bullet>
    </text:list-style>
    <text:list-style style:name="L3">
      <text:list-level-style-bullet text:level="1" text:bullet-char="✔">
        <style:text-properties fo:font-family="StarSymbol" style:font-charset="x-symbol" fo:color="#800000" fo:font-size="7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800000" fo:font-size="70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800000" fo:font-size="70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800000" fo:font-size="70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800000" fo:font-size="70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800000" fo:font-size="70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800000" fo:font-size="70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800000" fo:font-size="70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800000" fo:font-size="70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800000" fo:font-size="70%"/>
      </text:list-level-style-bullet>
    </text:list-style>
    <text:list-style style:name="L4">
      <text:list-level-style-bullet text:level="1" text:bullet-char="●">
        <style:text-properties fo:font-family="StarSymbol" style:font-charset="x-symbol" fo:color="#800000" fo:font-size="70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800000" fo:font-size="70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800000" fo:font-size="7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800000" fo:font-size="70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800000" fo:font-size="70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800000" fo:font-size="70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800000" fo:font-size="70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800000" fo:font-size="70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800000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800000" fo:font-size="70%"/>
      </text:list-level-style-bullet>
    </text:list-style>
    <text:list-style style:name="L5">
      <text:list-level-style-bullet text:level="1" text:bullet-char="●">
        <style:text-properties fo:font-family="StarSymbol" style:font-charset="x-symbol" fo:color="#800000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800000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8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800000" fo:font-size="80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800000" fo:font-size="80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800000" fo:font-size="80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800000" fo:font-size="80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800000" fo:font-size="80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800000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800000" fo:font-size="80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6.661cm" svg:height="3.875cm" svg:x="0.635cm" svg:y="1.905cm">
          <draw:text-box>
            <text:p text:style-name="P1"><text:span text:style-name="T1">Process Infection</text:span></text:p>
          </draw:text-box>
        </draw:frame>
        <draw:frame draw:style-name="gr2" draw:text-style-name="P3" draw:layer="layout" svg:width="26.661cm" svg:height="1.352cm" svg:x="0.644cm" svg:y="10.391cm">
          <draw:text-box>
            <text:p text:style-name="P1"><text:span text:style-name="T2">Carlos Eduardo O. A. Barros</text:span></text:p>
          </draw:text-box>
        </draw:frame>
        <draw:frame draw:style-name="gr2" draw:text-style-name="P4" draw:layer="layout" svg:width="26.661cm" svg:height="1.039cm" svg:x="0.644cm" svg:y="11.661cm">
          <draw:text-box>
            <text:p text:style-name="P1"><text:span text:style-name="T3">barros@barrossecurity.co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draw:frame draw:style-name="gr4" draw:text-style-name="P7" draw:layer="layout" svg:width="25.4cm" svg:height="2.668cm" svg:x="1.27cm" svg:y="0.635cm">
          <draw:text-box>
            <text:p text:style-name="P6"><text:span text:style-name="T4">Roteiro</text:span></text:p>
          </draw:text-box>
        </draw:frame>
        <draw:frame draw:style-name="gr5" draw:text-style-name="P10" draw:layer="layout" svg:width="21.59cm" svg:height="15.291cm" svg:x="1.905cm" svg:y="3.81cm">
          <draw:text-box>
            <text:list text:style-name="L2">
              <text:list-item>
                <text:p text:style-name="P8"><text:span text:style-name="T5"><text:s/></text:span><text:span text:style-name="T5">Introdução;</text:span></text:p>
              </text:list-item>
            </text:list>
            <text:list text:style-name="L2">
              <text:list-item>
                <text:p text:style-name="P8"><text:span text:style-name="T5"><text:s/></text:span><text:span text:style-name="T5">Princípio de funcionamento;</text:span></text:p>
              </text:list-item>
            </text:list>
            <text:list text:style-name="L2">
              <text:list-item>
                <text:p text:style-name="P8"><text:span text:style-name="T5"><text:s/></text:span><text:span text:style-name="T5">Resolução de símbolos;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5">GOT – Global Offset Table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PLT – Procedure Linkage Table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PLT + GOT;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5"><text:s/></text:span><text:span text:style-name="T5">ptrace();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5">Executando código via ptrace;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5"><text:s/></text:span><text:span text:style-name="T5">Passos da infecçao;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5">Determinar as funções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Escrever os shellcodes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Injetar os shellcodes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Localizar as entradas GOT/PL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Alterar as enrtadas GOT/PLT;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5"><text:s/></text:span><text:span text:style-name="T5">Referências;</text:span></text:p>
              </text:list-item>
            </text:list>
            <text:list text:style-name="L2">
              <text:list-item>
                <text:p text:style-name="P8"><text:span text:style-name="T5"><text:s/></text:span><text:span text:style-name="T5">Perguntas?</text:span></text:p>
              </text:list-item>
            </text:list>
          </draw:text-box>
        </draw:frame>
        <draw:line draw:style-name="gr6" draw:text-style-name="P11" draw:layer="layout" svg:x1="1.278cm" svg:y1="3.175cm" svg:x2="26.67cm" svg:y2="3.175cm">
          <text:p text:style-name="P15"/>
        </draw:lin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draw:frame draw:style-name="gr4" draw:text-style-name="P7" draw:layer="layout" svg:width="25.4cm" svg:height="2.668cm" svg:x="1.27cm" svg:y="0.636cm">
          <draw:text-box>
            <text:p text:style-name="P6"><text:span text:style-name="T4">Introdução</text:span></text:p>
          </draw:text-box>
        </draw:frame>
        <draw:frame draw:style-name="gr4" draw:text-style-name="P12" draw:layer="layout" svg:width="26.67cm" svg:height="2.74cm" svg:x="0.635cm" svg:y="3.81cm">
          <draw:text-box>
            <text:p text:style-name="P1"><text:span text:style-name="T6">O que é </text:span><text:span text:style-name="T7">Process Infection</text:span><text:span text:style-name="T6">?</text:span></text:p>
          </draw:text-box>
        </draw:frame>
        <draw:frame draw:style-name="gr7" draw:text-style-name="P14" draw:id="id1" draw:layer="layout" svg:width="26.67cm" svg:height="5.975cm" svg:x="0.635cm" svg:y="8.255cm">
          <draw:text-box>
            <text:p text:style-name="P13"><text:span text:style-name="T8">“</text:span><text:span text:style-name="T8">Injetar código na imagem de um processo em execução de forma a modificar o comportamento do mesmo, geralmente com o intuito de obter algum tipo de privilégio.”</text:span></text:p>
          </draw:text-box>
        </draw:frame>
        <draw:line draw:style-name="gr6" draw:text-style-name="P11" draw:layer="layout" svg:x1="1.278cm" svg:y1="3.175cm" svg:x2="26.67cm" svg:y2="3.175cm">
          <text:p text:style-name="P15"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" smil:attributeName="visibility" smil:to="visible"/>
                  <anim:transitionFilter smil:dur="0.5s" smil:targetElement="id1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draw:frame draw:style-name="gr4" draw:text-style-name="P7" draw:layer="layout" svg:width="25.4cm" svg:height="2.668cm" svg:x="1.271cm" svg:y="0.636cm">
          <draw:text-box>
            <text:p text:style-name="P6"><text:span text:style-name="T4">Introdução</text:span></text:p>
          </draw:text-box>
        </draw:frame>
        <draw:line draw:style-name="gr6" draw:text-style-name="P11" draw:layer="layout" svg:x1="1.279cm" svg:y1="3.176cm" svg:x2="26.671cm" svg:y2="3.176cm">
          <text:p text:style-name="P15"/>
        </draw:line>
        <draw:frame draw:style-name="gr2" draw:text-style-name="P16" draw:layer="layout" svg:width="6.35cm" svg:height="1.657cm" svg:x="1.27cm" svg:y="4.445cm">
          <draw:text-box>
            <text:p text:style-name="P15"><text:span text:style-name="T9">Utilidades:</text:span></text:p>
          </draw:text-box>
        </draw:frame>
        <draw:frame draw:style-name="gr8" draw:text-style-name="P17" draw:layer="layout" svg:width="12.617cm" svg:height="5.163cm" svg:x="4.445cm" svg:y="6.267cm">
          <draw:text-box>
            <text:list text:style-name="L3">
              <text:list-item>
                <text:p text:style-name="P8"><text:span text:style-name="T10"><text:s/></text:span><text:span text:style-name="T10">Implantação de backdoor;</text:span></text:p>
              </text:list-item>
            </text:list>
            <text:list text:style-name="L3">
              <text:list-item>
                <text:p text:style-name="P8"><text:span text:style-name="T10"><text:s/></text:span><text:span text:style-name="T10">Captura de senhas;</text:span></text:p>
              </text:list-item>
            </text:list>
            <text:list text:style-name="L3">
              <text:list-item>
                <text:p text:style-name="P8"><text:span text:style-name="T10"><text:s/></text:span><text:span text:style-name="T10">Burlar firewall;</text:span></text:p>
              </text:list-item>
            </text:list>
            <text:list text:style-name="L3">
              <text:list-item>
                <text:p text:style-name="P8"><text:span text:style-name="T10"><text:s/></text:span><text:span text:style-name="T10">Outros.</text:span></text:p>
              </text:list-item>
            </text:list>
          </draw:text-box>
        </draw:frame>
        <draw:frame draw:style-name="gr2" draw:text-style-name="P16" draw:layer="layout" svg:width="6.35cm" svg:height="1.657cm" svg:x="1.27cm" svg:y="12.313cm">
          <draw:text-box>
            <text:p text:style-name="P15"><text:span text:style-name="T9">Exemplo:</text:span></text:p>
          </draw:text-box>
        </draw:frame>
        <draw:frame draw:style-name="gr9" draw:text-style-name="P17" draw:layer="layout" svg:width="5.784cm" svg:height="1.479cm" svg:x="4.445cm" svg:y="14.396cm">
          <draw:text-box>
            <text:list text:style-name="L3">
              <text:list-item>
                <text:p text:style-name="P8"><text:span text:style-name="T10"><text:s/></text:span><text:span text:style-name="T10">SSHeater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draw:frame draw:style-name="gr4" draw:text-style-name="P7" draw:layer="layout" svg:width="25.4cm" svg:height="2.668cm" svg:x="1.27cm" svg:y="0.635cm">
          <draw:text-box>
            <text:p text:style-name="P6"><text:span text:style-name="T4">Roteiro</text:span></text:p>
          </draw:text-box>
        </draw:frame>
        <draw:frame draw:style-name="gr10" draw:text-style-name="P10" draw:layer="layout" svg:width="21.59cm" svg:height="15.291cm" svg:x="1.905cm" svg:y="3.81cm">
          <draw:text-box>
            <text:list text:style-name="L3">
              <text:list-item>
                <text:p text:style-name="P8"><text:span text:style-name="T5"><text:s/></text:span><text:span text:style-name="T5">Introdução;</text:span></text:p>
              </text:list-item>
            </text:list>
            <text:list text:style-name="L2">
              <text:list-item>
                <text:p text:style-name="P8"><text:span text:style-name="T5"><text:s/></text:span><text:span text:style-name="T5">Princípio de funcionamento;</text:span></text:p>
              </text:list-item>
            </text:list>
            <text:list text:style-name="L2">
              <text:list-item>
                <text:p text:style-name="P8"><text:span text:style-name="T5"><text:s/></text:span><text:span text:style-name="T5">Resolução de símbolos;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5">GOT – Global Offset Table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PLT – Procedure Linkage Table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PLT + GOT;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5"><text:s/></text:span><text:span text:style-name="T5">ptrace();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5">Executando código via ptrace;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5"><text:s/></text:span><text:span text:style-name="T5">Passos da infecçao;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5">Determinar as funções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Escrever os shellcodes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Injetar os shellcodes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Localizar as entradas GOT/PL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Alterar as enrtadas GOT/PLT;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5"><text:s/></text:span><text:span text:style-name="T5">Referências;</text:span></text:p>
              </text:list-item>
            </text:list>
            <text:list text:style-name="L2">
              <text:list-item>
                <text:p text:style-name="P8"><text:span text:style-name="T5"><text:s/></text:span><text:span text:style-name="T5">Perguntas?</text:span></text:p>
              </text:list-item>
            </text:list>
          </draw:text-box>
        </draw:frame>
        <draw:line draw:style-name="gr6" draw:text-style-name="P11" draw:layer="layout" svg:x1="1.278cm" svg:y1="3.175cm" svg:x2="26.67cm" svg:y2="3.175cm">
          <text:p text:style-name="P15"/>
        </draw:lin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11" draw:text-style-name="P11" draw:layer="layout" svg:width="22.225cm" svg:height="13.97cm" svg:x="2.54cm" svg:y="4.445cm">
          <text:p text:style-name="P15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4">
          <draw:custom-shape draw:style-name="gr12" draw:text-style-name="P11" draw:layer="layout" svg:width="6.985cm" svg:height="5.715cm" svg:x="15.999cm" svg:y="5.635cm">
            <text:p text:style-name="P15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8" draw:layer="layout" svg:width="6.985cm" svg:height="0.89cm" svg:x="15.875cm" svg:y="5.715cm">
            <draw:text-box>
              <text:p text:style-name="P1"><text:span text:style-name="T11">Código injetado</text:span></text:p>
            </draw:text-box>
          </draw:frame>
        </draw:g>
        <draw:g draw:id="id2">
          <draw:custom-shape draw:style-name="gr13" draw:text-style-name="P11" draw:layer="layout" svg:width="6.985cm" svg:height="11.43cm" svg:x="3.81cm" svg:y="5.715cm">
            <text:p text:style-name="P15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19" draw:layer="layout" svg:width="6.985cm" svg:height="0.89cm" svg:x="3.81cm" svg:y="5.715cm">
            <draw:text-box>
              <text:p text:style-name="P1"><text:span text:style-name="T11">Processo</text:span></text:p>
            </draw:text-box>
          </draw:frame>
        </draw:g>
        <draw:frame draw:style-name="gr4" draw:text-style-name="P7" draw:layer="layout" svg:width="25.4cm" svg:height="2.668cm" svg:x="1.271cm" svg:y="0.637cm">
          <draw:text-box>
            <text:p text:style-name="P6"><text:span text:style-name="T4">Princípio de Funcionamento</text:span></text:p>
          </draw:text-box>
        </draw:frame>
        <draw:line draw:style-name="gr6" draw:text-style-name="P11" draw:layer="layout" svg:x1="1.279cm" svg:y1="3.176cm" svg:x2="26.671cm" svg:y2="3.176cm">
          <text:p text:style-name="P15"/>
        </draw:line>
        <draw:line draw:style-name="gr14" draw:text-style-name="P11" draw:id="id3" draw:layer="layout" svg:x1="5.08cm" svg:y1="5.08cm" svg:x2="5.08cm" svg:y2="17.78cm">
          <text:p text:style-name="P15"/>
        </draw:line>
        <draw:g draw:id="id5">
          <draw:line draw:style-name="gr15" draw:text-style-name="P11" draw:layer="layout" svg:x1="9.525cm" svg:y1="5.08cm" svg:x2="9.525cm" svg:y2="6.985cm">
            <text:p text:style-name="P15"/>
          </draw:line>
          <draw:line draw:style-name="gr16" draw:text-style-name="P11" draw:layer="layout" svg:x1="9.525cm" svg:y1="6.985cm" svg:x2="20.32cm" svg:y2="6.985cm">
            <text:p text:style-name="P15"/>
          </draw:line>
          <draw:line draw:style-name="gr15" draw:text-style-name="P11" draw:layer="layout" svg:x1="20.32cm" svg:y1="6.985cm" svg:x2="20.32cm" svg:y2="12.065cm">
            <text:p text:style-name="P15"/>
          </draw:line>
          <draw:line draw:style-name="gr16" draw:text-style-name="P11" draw:layer="layout" svg:x1="20.32cm" svg:y1="12.065cm" svg:x2="9.525cm" svg:y2="12.065cm">
            <text:p text:style-name="P15"/>
          </draw:line>
          <draw:line draw:style-name="gr17" draw:text-style-name="P11" draw:layer="layout" svg:x1="9.525cm" svg:y1="12.065cm" svg:x2="9.525cm" svg:y2="17.78cm">
            <text:p text:style-name="P15"/>
          </draw:line>
        </draw:g>
        <draw:frame draw:style-name="gr2" draw:text-style-name="P15" draw:layer="layout" svg:width="6.985cm" svg:height="1.038cm" svg:x="17.145cm" svg:y="17.145cm">
          <draw:text-box>
            <text:p text:style-name="P15">Memória do processo</text:p>
          </draw:text-box>
        </draw:frame>
        <draw:g draw:id="id6">
          <draw:custom-shape draw:style-name="gr18" draw:text-style-name="P11" draw:layer="layout" svg:width="0.254cm" svg:height="0.254cm" svg:x="9.356cm" svg:y="6.857cm">
            <text:p text:style-name="P15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g>
            <draw:frame draw:style-name="gr2" draw:text-style-name="P21" draw:layer="layout" svg:width="2.54cm" svg:height="0.89cm" svg:x="11.43cm" svg:y="5.08cm">
              <draw:text-box>
                <text:p text:style-name="P20"><text:span text:style-name="T12">HOOK</text:span></text:p>
              </draw:text-box>
            </draw:frame>
            <draw:line draw:style-name="gr19" draw:text-style-name="P11" draw:layer="layout" svg:x1="11.43cm" svg:y1="5.715cm" svg:x2="9.525cm" svg:y2="6.985cm">
              <text:p text:style-name="P15"/>
            </draw:lin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 presentation:additive="base"/>
                  <anim:animate smil:dur="0.5s" smil:fill="hold" smil:targetElement="id3" smil:attributeName="y" smil:values="0-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" smil:attributeName="visibility" smil:to="visible"/>
                  <anim:transitionFilter smil:dur="0.5s" smil:targetElement="id4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5" smil:attributeName="visibility" smil:to="visible"/>
                  <anim:transitionFilter smil:dur="0.5s" smil:targetElement="id5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6" smil:attributeName="visibility" smil:to="visible"/>
                  <anim:transitionFilter smil:dur="0.5s" smil:targetElement="id6" smil:type="slideWipe" smil:subtype="fromTop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draw:frame draw:style-name="gr4" draw:text-style-name="P7" draw:layer="layout" svg:width="25.4cm" svg:height="2.668cm" svg:x="1.27cm" svg:y="0.635cm">
          <draw:text-box>
            <text:p text:style-name="P6"><text:span text:style-name="T4">Roteiro</text:span></text:p>
          </draw:text-box>
        </draw:frame>
        <draw:frame draw:style-name="gr20" draw:text-style-name="P10" draw:layer="layout" svg:width="21.59cm" svg:height="15.291cm" svg:x="1.905cm" svg:y="3.81cm">
          <draw:text-box>
            <text:list text:style-name="L3">
              <text:list-item>
                <text:p text:style-name="P8"><text:span text:style-name="T5"><text:s/></text:span><text:span text:style-name="T5">Introdução;</text:span></text:p>
              </text:list-item>
            </text:list>
            <text:list text:style-name="L3">
              <text:list-item>
                <text:p text:style-name="P8"><text:span text:style-name="T5"><text:s/></text:span><text:span text:style-name="T5">Princípio de funcionamento;</text:span></text:p>
              </text:list-item>
            </text:list>
            <text:list text:style-name="L2">
              <text:list-item>
                <text:p text:style-name="P8"><text:span text:style-name="T5"><text:s/></text:span><text:span text:style-name="T5">Resolução de símbolos;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5">GOT – Global Offset Table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PLT – Procedure Linkage Table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PLT + GOT;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5"><text:s/></text:span><text:span text:style-name="T5">ptrace();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5">Executando código via ptrace;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5"><text:s/></text:span><text:span text:style-name="T5">Passos da infecçao;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5">Determinar as funções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Escrever os shellcodes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Injetar os shellcodes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Localizar as entradas GOT/PL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Alterar as enrtadas GOT/PLT;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5"><text:s/></text:span><text:span text:style-name="T5">Referências;</text:span></text:p>
              </text:list-item>
            </text:list>
            <text:list text:style-name="L2">
              <text:list-item>
                <text:p text:style-name="P8"><text:span text:style-name="T5"><text:s/></text:span><text:span text:style-name="T5">Perguntas?</text:span></text:p>
              </text:list-item>
            </text:list>
          </draw:text-box>
        </draw:frame>
        <draw:line draw:style-name="gr6" draw:text-style-name="P11" draw:layer="layout" svg:x1="1.278cm" svg:y1="3.175cm" svg:x2="26.67cm" svg:y2="3.175cm">
          <text:p text:style-name="P15"/>
        </draw:lin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4" draw:text-style-name="P7" draw:layer="layout" svg:width="25.4cm" svg:height="2.668cm" svg:x="1.272cm" svg:y="0.637cm">
          <draw:text-box>
            <text:p text:style-name="P6"><text:span text:style-name="T4">Resolução de Símbolos</text:span></text:p>
          </draw:text-box>
        </draw:frame>
        <draw:line draw:style-name="gr6" draw:text-style-name="P11" draw:layer="layout" svg:x1="1.28cm" svg:y1="3.177cm" svg:x2="26.672cm" svg:y2="3.177cm">
          <text:p text:style-name="P15"/>
        </draw:line>
        <draw:g draw:id="id7">
          <draw:rect draw:style-name="gr21" draw:text-style-name="P11" draw:layer="layout" svg:width="25.4cm" svg:height="6.35cm" svg:x="1.27cm" svg:y="4.445cm">
            <text:p text:style-name="P15"/>
          </draw:rect>
          <draw:frame draw:style-name="gr2" draw:text-style-name="P22" draw:layer="layout" svg:width="15.875cm" svg:height="5.291cm" svg:x="1.905cm" svg:y="4.869cm">
            <draw:text-box>
              <text:p text:style-name="P15"><text:span text:style-name="T13">int main()</text:span></text:p>
              <text:p text:style-name="P15"><text:span text:style-name="T13">{</text:span></text:p>
              <text:p text:style-name="P15"><text:span text:style-name="T13"><text:tab/></text:span><text:span text:style-name="T13">printf(“Hello H2HC”\n”);</text:span></text:p>
              <text:p text:style-name="P15"><text:span text:style-name="T13"><text:tab/></text:span><text:span text:style-name="T13">return 1;</text:span></text:p>
              <text:p text:style-name="P15"><text:span text:style-name="T13">}</text:span></text:p>
            </draw:text-box>
          </draw:frame>
          <draw:frame draw:style-name="gr2" draw:text-style-name="P15" draw:layer="layout" svg:width="2.54cm" svg:height="1.038cm" svg:x="23.495cm" svg:y="9.525cm">
            <draw:text-box>
              <text:p text:style-name="P6">hello.c</text:p>
            </draw:text-box>
          </draw:frame>
        </draw:g>
        <draw:rect draw:style-name="gr21" draw:text-style-name="P11" draw:id="id9" draw:layer="layout" svg:width="25.4cm" svg:height="4.528cm" svg:x="1.276cm" svg:y="12.998cm">
          <text:p text:style-name="P15"/>
        </draw:rect>
        <draw:frame draw:style-name="gr2" draw:text-style-name="P22" draw:id="id10" draw:layer="layout" svg:width="17.78cm" svg:height="1.259cm" svg:x="1.911cm" svg:y="13.589cm">
          <draw:text-box>
            <text:p text:style-name="P15"><text:span text:style-name="T13">$ gcc hello.c -o hello</text:span></text:p>
          </draw:text-box>
        </draw:frame>
        <draw:frame draw:style-name="gr2" draw:text-style-name="P22" draw:id="id11" draw:layer="layout" svg:width="17.78cm" svg:height="1.259cm" svg:x="1.911cm" svg:y="14.616cm">
          <draw:text-box>
            <text:p text:style-name="P15"><text:span text:style-name="T13">$ ./hello</text:span></text:p>
          </draw:text-box>
        </draw:frame>
        <draw:frame draw:style-name="gr2" draw:text-style-name="P22" draw:id="id12" draw:layer="layout" svg:width="17.78cm" svg:height="1.259cm" svg:x="1.911cm" svg:y="15.593cm">
          <draw:text-box>
            <text:p text:style-name="P15"><text:span text:style-name="T13">Hello H2HC</text:span></text:p>
          </draw:text-box>
        </draw:frame>
        <draw:frame draw:style-name="gr22" draw:text-style-name="P23" draw:id="id8" draw:layer="layout" svg:width="8.622cm" svg:height="1.072cm" svg:x="1.284cm" svg:y="11.374cm">
          <draw:text-box>
            <text:p text:style-name="P15"><text:span text:style-name="T14">Compilando e executando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draw:frame draw:style-name="gr4" draw:text-style-name="P7" draw:layer="layout" svg:width="25.4cm" svg:height="2.668cm" svg:x="1.273cm" svg:y="0.638cm">
          <draw:text-box>
            <text:p text:style-name="P6"><text:span text:style-name="T4">Resolução de Símbolos</text:span></text:p>
          </draw:text-box>
        </draw:frame>
        <draw:line draw:style-name="gr6" draw:text-style-name="P11" draw:layer="layout" svg:x1="1.281cm" svg:y1="3.178cm" svg:x2="26.673cm" svg:y2="3.178cm">
          <text:p text:style-name="P15"/>
        </draw:line>
        <draw:g draw:id="id13">
          <draw:rect draw:style-name="gr21" draw:text-style-name="P11" draw:layer="layout" svg:width="25.4cm" svg:height="6.35cm" svg:x="1.27cm" svg:y="4.445cm">
            <text:p text:style-name="P15"/>
          </draw:rect>
          <draw:frame draw:style-name="gr2" draw:text-style-name="P22" draw:layer="layout" svg:width="15.875cm" svg:height="5.291cm" svg:x="1.905cm" svg:y="4.869cm">
            <draw:text-box>
              <text:p text:style-name="P15"><text:span text:style-name="T13">int main()</text:span></text:p>
              <text:p text:style-name="P15"><text:span text:style-name="T13">{</text:span></text:p>
              <text:p text:style-name="P15"><text:span text:style-name="T13"><text:tab/></text:span><text:span text:style-name="T13">printf(“Hello H2HC”\n”);</text:span></text:p>
              <text:p text:style-name="P15"><text:span text:style-name="T13"><text:tab/></text:span><text:span text:style-name="T13">return 1;</text:span></text:p>
              <text:p text:style-name="P15"><text:span text:style-name="T13">}</text:span></text:p>
            </draw:text-box>
          </draw:frame>
          <draw:frame draw:style-name="gr2" draw:text-style-name="P15" draw:layer="layout" svg:width="2.54cm" svg:height="1.038cm" svg:x="23.495cm" svg:y="9.525cm">
            <draw:text-box>
              <text:p text:style-name="P6">hello</text:p>
            </draw:text-box>
          </draw:frame>
        </draw:g>
        <draw:rect draw:style-name="gr23" draw:text-style-name="P11" draw:id="id15" draw:layer="layout" svg:width="24.765cm" svg:height="0.952cm" svg:x="1.587cm" svg:y="5.08cm">
          <text:p text:style-name="P15"/>
        </draw:rect>
        <draw:rect draw:style-name="gr23" draw:text-style-name="P11" draw:id="id16" draw:layer="layout" svg:width="24.765cm" svg:height="0.952cm" svg:x="1.587cm" svg:y="6.985cm">
          <text:p text:style-name="P15"/>
        </draw:rect>
        <draw:rect draw:style-name="gr23" draw:text-style-name="P11" draw:id="id24" draw:layer="layout" svg:width="24.765cm" svg:height="0.952cm" svg:x="1.587cm" svg:y="7.938cm">
          <text:p text:style-name="P15"/>
        </draw:rect>
        <draw:g draw:id="id14">
          <draw:rect draw:style-name="gr21" draw:text-style-name="P11" draw:layer="layout" svg:width="25.4cm" svg:height="6.35cm" svg:x="1.27cm" svg:y="11.747cm">
            <text:p text:style-name="P15"/>
          </draw:rect>
          <draw:frame draw:style-name="gr2" draw:text-style-name="P22" draw:layer="layout" svg:width="20.32cm" svg:height="5.291cm" svg:x="1.905cm" svg:y="12.171cm">
            <draw:text-box>
              <text:p text:style-name="P15"><text:span text:style-name="T13">int printf(const char *fmt, ...)</text:span></text:p>
              <text:p text:style-name="P15"><text:span text:style-name="T13">{</text:span></text:p>
              <text:p text:style-name="P15"><text:span text:style-name="T13"><text:tab/></text:span><text:span text:style-name="T13">...</text:span></text:p>
              <text:p text:style-name="P15"><text:span text:style-name="T13"><text:tab/></text:span><text:span text:style-name="T13">...</text:span></text:p>
              <text:p text:style-name="P15"><text:span text:style-name="T13">}</text:span></text:p>
            </draw:text-box>
          </draw:frame>
          <draw:frame draw:style-name="gr2" draw:text-style-name="P15" draw:layer="layout" svg:width="2.54cm" svg:height="1.038cm" svg:x="23.495cm" svg:y="16.827cm">
            <draw:text-box>
              <text:p text:style-name="P6">libc</text:p>
            </draw:text-box>
          </draw:frame>
        </draw:g>
        <draw:rect draw:style-name="gr23" draw:text-style-name="P11" draw:id="id18" draw:layer="layout" svg:width="24.765cm" svg:height="0.952cm" svg:x="1.587cm" svg:y="12.383cm">
          <text:p text:style-name="P15"/>
        </draw:rect>
        <draw:rect draw:style-name="gr23" draw:text-style-name="P11" draw:id="id20" draw:layer="layout" svg:width="24.765cm" svg:height="0.952cm" svg:x="1.587cm" svg:y="14.288cm">
          <text:p text:style-name="P15"/>
        </draw:rect>
        <draw:rect draw:style-name="gr23" draw:text-style-name="P11" draw:id="id22" draw:layer="layout" svg:width="24.765cm" svg:height="0.952cm" svg:x="1.587cm" svg:y="15.24cm">
          <text:p text:style-name="P15"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4" smil:attributeName="visibility" smil:to="visible"/>
                  <anim:transitionFilter smil:dur="0.5s" smil:targetElement="id14" smil:type="dissolve"/>
                </anim:par>
              </anim:par>
            </anim:par>
            <anim:par smil:begin="next">
              <anim:par smil:begin="0s">
                <anim:par anim:id="id17" smil:begin="0s" smil:fill="hold" presentation:node-type="on-click" presentation:preset-class="entrance" presentation:preset-id="ooo-entrance-appear">
                  <anim:set smil:begin="0s" smil:dur="0.000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anim:id="id19"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set smil:begin="0s" smil:dur="0.001s" smil:fill="hold" presentation:master-element="id17" smil:targetElement="id15" smil:attributeName="visibility" smil:to="hidden"/>
              </anim:par>
            </anim:par>
            <anim:par smil:begin="next">
              <anim:par smil:begin="0s">
                <anim:par anim:id="id21"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set smil:begin="0s" smil:dur="0.001s" smil:fill="hold" presentation:master-element="id19" smil:targetElement="id16" smil:attributeName="visibility" smil:to="hidden"/>
              </anim:par>
            </anim:par>
            <anim:par smil:begin="next">
              <anim:par smil:begin="0s">
                <anim:par anim:id="id23"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set smil:begin="0s" smil:dur="0.001s" smil:fill="hold" presentation:master-element="id21" smil:targetElement="id18" smil:attributeName="visibility" smil:to="hidden"/>
              </anim:par>
            </anim:par>
            <anim:par smil:begin="next">
              <anim:par smil:begin="0s">
                <anim:par anim:id="id25"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set smil:begin="0s" smil:dur="0.001s" smil:fill="hold" presentation:master-element="id23" smil:targetElement="id20" smil:attributeName="visibility" smil:to="hidden"/>
              </anim:par>
            </anim:par>
            <anim:par smil:begin="next">
              <anim:par smil:begin="0s">
                <anim:par anim:id="id26"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set smil:begin="0s" smil:dur="0.001s" smil:fill="hold" presentation:master-element="id25" smil:targetElement="id22" smil:attributeName="visibility" smil:to="hidden"/>
              </anim:par>
            </anim:par>
            <anim:par smil:begin="next">
              <anim:par smil:begin="0s">
                <anim:set smil:begin="0s" smil:dur="0.001s" smil:fill="hold" presentation:master-element="id26" smil:targetElement="id24" smil:attributeName="visibility" smil:to="hidden"/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draw:frame draw:style-name="gr4" draw:text-style-name="P7" draw:layer="layout" svg:width="25.4cm" svg:height="2.668cm" svg:x="1.274cm" svg:y="0.639cm">
          <draw:text-box>
            <text:p text:style-name="P6"><text:span text:style-name="T4">Resolução de Símbolos</text:span></text:p>
          </draw:text-box>
        </draw:frame>
        <draw:line draw:style-name="gr6" draw:text-style-name="P11" draw:layer="layout" svg:x1="1.282cm" svg:y1="3.179cm" svg:x2="26.674cm" svg:y2="3.179cm">
          <text:p text:style-name="P15"/>
        </draw:line>
        <draw:frame draw:style-name="gr2" draw:text-style-name="P16" draw:layer="layout" svg:width="26.353cm" svg:height="3.063cm" svg:x="0.952cm" svg:y="4.762cm">
          <draw:text-box>
            <text:p text:style-name="P13"><text:span text:style-name="T9">Como o compilador sabe o endereço exato dos símbolos externos?</text:span></text:p>
          </draw:text-box>
        </draw:frame>
        <draw:frame draw:style-name="gr2" draw:text-style-name="P24" draw:id="id27" draw:layer="layout" svg:width="26.035cm" svg:height="1.657cm" svg:x="0.952cm" svg:y="7.825cm">
          <draw:text-box>
            <text:p text:style-name="P1"><text:span text:style-name="T15">R: Ele não sabe</text:span></text:p>
          </draw:text-box>
        </draw:frame>
        <draw:frame draw:style-name="gr2" draw:text-style-name="P25" draw:id="id28" draw:layer="layout" svg:width="18.098cm" svg:height="1.657cm" svg:x="0.961cm" svg:y="11.112cm">
          <draw:text-box>
            <text:p text:style-name="P15"><text:span text:style-name="T16">Duas estruturas são utilizadas:</text:span></text:p>
          </draw:text-box>
        </draw:frame>
        <draw:frame draw:style-name="gr2" draw:text-style-name="P26" draw:id="id29" draw:layer="layout" svg:width="17.145cm" svg:height="1.479cm" svg:x="2.54cm" svg:y="13.048cm">
          <draw:text-box>
            <text:list text:style-name="L3">
              <text:list-item>
                <text:p text:style-name="P8"><text:span text:style-name="T10"><text:s/></text:span><text:span text:style-name="T10">GOT – Global Offset Table</text:span></text:p>
              </text:list-item>
            </text:list>
          </draw:text-box>
        </draw:frame>
        <draw:frame draw:style-name="gr2" draw:text-style-name="P26" draw:id="id30" draw:layer="layout" svg:width="17.145cm" svg:height="1.479cm" svg:x="2.54cm" svg:y="14.744cm">
          <draw:text-box>
            <text:list text:style-name="L3">
              <text:list-item>
                <text:p text:style-name="P8"><text:span text:style-name="T10"><text:s/></text:span><text:span text:style-name="T10">PLT – Procedure Linkage Tab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7" smil:attributeName="visibility" smil:to="visible"/>
                  <anim:transitionFilter smil:dur="0.5s" smil:targetElement="id27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0-width/2;x" smil:keyTimes="0;1" presentation:additive="base"/>
                  <anim:animate smil:dur="0.5s" smil:fill="hold" smil:targetElement="id29" smil:attributeName="y" smil:values="y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0-width/2;x" smil:keyTimes="0;1" presentation:additive="base"/>
                  <anim:animate smil:dur="0.5s" smil:fill="hold" smil:targetElement="id30" smil:attributeName="y" smil:values="y;y" smil:keyTimes="0;1" presentation:additive="bas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draw:frame draw:style-name="gr4" draw:text-style-name="P7" draw:layer="layout" svg:width="25.4cm" svg:height="2.668cm" svg:x="1.275cm" svg:y="0.64cm">
          <draw:text-box>
            <text:p text:style-name="P6"><text:span text:style-name="T4">GOT – Global Offset Table</text:span></text:p>
          </draw:text-box>
        </draw:frame>
        <draw:line draw:style-name="gr6" draw:text-style-name="P11" draw:layer="layout" svg:x1="1.283cm" svg:y1="3.18cm" svg:x2="26.675cm" svg:y2="3.18cm">
          <text:p text:style-name="P15"/>
        </draw:line>
        <draw:frame draw:style-name="gr2" draw:text-style-name="P25" draw:layer="layout" svg:width="10.795cm" svg:height="1.657cm" svg:x="0.952cm" svg:y="4.044cm">
          <draw:text-box>
            <text:p text:style-name="P15"><text:span text:style-name="T16">Definição:</text:span></text:p>
          </draw:text-box>
        </draw:frame>
        <draw:frame draw:style-name="gr2" draw:text-style-name="P26" draw:id="id31" draw:layer="layout" svg:width="24.448cm" svg:height="5.163cm" svg:x="2.222cm" svg:y="5.949cm">
          <draw:text-box>
            <text:p text:style-name="P13"><text:span text:style-name="T10">GOT é uma tabela de endereços absolutos onde os símbolos externos são mapeados na memória do processo, garantindo a independência de posição do código.</text:span></text:p>
          </draw:text-box>
        </draw:frame>
        <draw:line draw:style-name="gr24" draw:text-style-name="P11" draw:id="id35" draw:layer="layout" svg:x1="9.49cm" svg:y1="12.982cm" svg:x2="17.11cm" svg:y2="12.03cm">
          <text:p text:style-name="P15"/>
        </draw:line>
        <draw:line draw:style-name="gr24" draw:text-style-name="P11" draw:id="id36" draw:layer="layout" svg:x1="9.49cm" svg:y1="14.252cm" svg:x2="17.11cm" svg:y2="13.617cm">
          <text:p text:style-name="P15"/>
        </draw:line>
        <draw:line draw:style-name="gr24" draw:text-style-name="P11" draw:id="id37" draw:layer="layout" svg:x1="9.49cm" svg:y1="15.84cm" svg:x2="17.11cm" svg:y2="16.475cm">
          <text:p text:style-name="P15"/>
        </draw:line>
        <draw:g draw:id="id32">
          <draw:custom-shape draw:style-name="gr25" draw:text-style-name="P11" draw:layer="layout" svg:width="5.398cm" svg:height="4.762cm" svg:x="4.092cm" svg:y="12.03cm">
            <text:p text:style-name="P15"/>
            <draw:enhanced-geometry svg:viewBox="0 0 21600 21600" draw:type="rectangle" draw:enhanced-path="M 0 0 L 21600 0 21600 21600 0 21600 0 0 Z N"/>
          </draw:custom-shape>
          <draw:line draw:style-name="gr26" draw:text-style-name="P11" draw:layer="layout" svg:x1="4.092cm" svg:y1="13.617cm" svg:x2="9.49cm" svg:y2="13.617cm">
            <text:p text:style-name="P15"/>
          </draw:line>
          <draw:line draw:style-name="gr26" draw:text-style-name="P11" draw:layer="layout" svg:x1="4.048cm" svg:y1="15.213cm" svg:x2="9.446cm" svg:y2="15.213cm">
            <text:p text:style-name="P15"/>
          </draw:line>
          <draw:frame draw:style-name="gr2" draw:text-style-name="P27" draw:layer="layout" svg:width="5.398cm" svg:height="1.072cm" svg:x="4.092cm" svg:y="12.347cm">
            <draw:text-box>
              <text:p text:style-name="P1"><text:span text:style-name="T17">&amp;sym_a@lib_a</text:span></text:p>
            </draw:text-box>
          </draw:frame>
          <draw:frame draw:style-name="gr2" draw:text-style-name="P27" draw:layer="layout" svg:width="5.398cm" svg:height="1.072cm" svg:x="4.092cm" svg:y="13.935cm">
            <draw:text-box>
              <text:p text:style-name="P1"><text:span text:style-name="T17">&amp;sym_b@lib_a</text:span></text:p>
            </draw:text-box>
          </draw:frame>
          <draw:frame draw:style-name="gr2" draw:text-style-name="P27" draw:layer="layout" svg:width="5.398cm" svg:height="1.072cm" svg:x="4.092cm" svg:y="15.522cm">
            <draw:text-box>
              <text:p text:style-name="P1"><text:span text:style-name="T17">&amp;sym_c@lib_b</text:span></text:p>
            </draw:text-box>
          </draw:frame>
          <draw:frame draw:style-name="gr2" draw:text-style-name="P28" draw:layer="layout" svg:width="5.398cm" svg:height="1.072cm" svg:x="4.092cm" svg:y="16.934cm">
            <draw:text-box>
              <text:p text:style-name="P1"><text:span text:style-name="T14">GOT</text:span></text:p>
            </draw:text-box>
          </draw:frame>
        </draw:g>
        <draw:g draw:id="id33">
          <draw:custom-shape draw:style-name="gr27" draw:text-style-name="P11" draw:layer="layout" svg:width="6.702cm" svg:height="3.414cm" svg:x="17.11cm" svg:y="11.156cm">
            <text:p text:style-name="P15"/>
            <draw:enhanced-geometry svg:viewBox="0 0 21600 21600" draw:type="rectangle" draw:enhanced-path="M 0 0 L 21600 0 21600 21600 0 21600 0 0 Z N"/>
          </draw:custom-shape>
          <draw:g>
            <draw:line draw:style-name="gr26" draw:text-style-name="P11" draw:layer="layout" svg:x1="17.11cm" svg:y1="12.982cm" svg:x2="23.777cm" svg:y2="12.982cm">
              <text:p text:style-name="P15"/>
            </draw:line>
            <draw:frame draw:style-name="gr2" draw:text-style-name="P29" draw:layer="layout" svg:width="6.033cm" svg:height="1.072cm" svg:x="17.427cm" svg:y="11.712cm">
              <draw:text-box>
                <text:p text:style-name="P1"><text:span text:style-name="T17">sym_a:</text:span></text:p>
              </draw:text-box>
            </draw:frame>
            <draw:frame draw:style-name="gr2" draw:text-style-name="P29" draw:layer="layout" svg:width="6.033cm" svg:height="1.072cm" svg:x="17.427cm" svg:y="13.18cm">
              <draw:text-box>
                <text:p text:style-name="P1"><text:span text:style-name="T17">sym_b:</text:span></text:p>
              </draw:text-box>
            </draw:frame>
            <draw:frame draw:style-name="gr2" draw:text-style-name="P28" draw:layer="layout" svg:width="6.667cm" svg:height="1.072cm" svg:x="17.11cm" svg:y="14.57cm">
              <draw:text-box>
                <text:p text:style-name="P1"><text:span text:style-name="T14">lib_a</text:span></text:p>
              </draw:text-box>
            </draw:frame>
          </draw:g>
        </draw:g>
        <draw:g draw:id="id34">
          <draw:rect draw:style-name="gr28" draw:text-style-name="P11" draw:layer="layout" svg:width="6.667cm" svg:height="1.587cm" svg:x="17.11cm" svg:y="15.84cm">
            <text:p text:style-name="P15"/>
          </draw:rect>
          <draw:frame draw:style-name="gr2" draw:text-style-name="P30" draw:layer="layout" svg:width="6.033cm" svg:height="1.072cm" svg:x="17.427cm" svg:y="16.038cm">
            <draw:text-box>
              <text:p text:style-name="P1"><text:span text:style-name="T18">sym_c:</text:span></text:p>
            </draw:text-box>
          </draw:frame>
          <draw:frame draw:style-name="gr2" draw:text-style-name="P28" draw:layer="layout" svg:width="6.667cm" svg:height="1.072cm" svg:x="17.11cm" svg:y="17.308cm">
            <draw:text-box>
              <text:p text:style-name="P1"><text:span text:style-name="T14">lib_b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1" smil:attributeName="visibility" smil:to="visible"/>
                  <anim:transitionFilter smil:dur="0.5s" smil:targetElement="id31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0-width/2;x" smil:keyTimes="0;1" presentation:additive="base"/>
                  <anim:animate smil:dur="0.5s" smil:fill="hold" smil:targetElement="id35" smil:attributeName="y" smil:values="y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0-width/2;x" smil:keyTimes="0;1" presentation:additive="base"/>
                  <anim:animate smil:dur="0.5s" smil:fill="hold" smil:targetElement="id36" smil:attributeName="y" smil:values="y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0-width/2;x" smil:keyTimes="0;1" presentation:additive="base"/>
                  <anim:animate smil:dur="0.5s" smil:fill="hold" smil:targetElement="id37" smil:attributeName="y" smil:values="y;y" smil:keyTimes="0;1" presentation:additive="bas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draw:frame draw:style-name="gr4" draw:text-style-name="P7" draw:layer="layout" svg:width="25.4cm" svg:height="2.668cm" svg:x="1.276cm" svg:y="0.64cm">
          <draw:text-box>
            <text:p text:style-name="P6"><text:span text:style-name="T4">GOT – Global Offset Table</text:span></text:p>
          </draw:text-box>
        </draw:frame>
        <draw:line draw:style-name="gr6" draw:text-style-name="P11" draw:layer="layout" svg:x1="1.284cm" svg:y1="3.18cm" svg:x2="26.676cm" svg:y2="3.18cm">
          <text:p text:style-name="P15"/>
        </draw:line>
        <draw:frame draw:style-name="gr2" draw:text-style-name="P31" draw:layer="layout" svg:width="24.765cm" svg:height="1.301cm" svg:x="1.143cm" svg:y="4.064cm">
          <draw:text-box>
            <text:p text:style-name="P15"><text:span text:style-name="T19">As três primeiras posições da tabela GOT são reservadas:</text:span></text:p>
          </draw:text-box>
        </draw:frame>
        <draw:g draw:id="id38">
          <draw:custom-shape draw:style-name="gr25" draw:text-style-name="P11" draw:layer="layout" svg:width="5.398cm" svg:height="6.611cm" svg:x="1.968cm" svg:y="8.765cm">
            <text:p text:style-name="P15"/>
            <draw:enhanced-geometry svg:viewBox="0 0 21600 21600" draw:type="rectangle" draw:enhanced-path="M 0 0 L 21600 0 21600 21600 0 21600 0 0 Z N"/>
          </draw:custom-shape>
          <draw:line draw:style-name="gr26" draw:text-style-name="P11" draw:layer="layout" svg:x1="1.968cm" svg:y1="10.352cm" svg:x2="7.366cm" svg:y2="10.352cm">
            <text:p text:style-name="P15"/>
          </draw:line>
          <draw:line draw:style-name="gr26" draw:text-style-name="P11" draw:layer="layout" svg:x1="1.924cm" svg:y1="11.948cm" svg:x2="7.322cm" svg:y2="11.948cm">
            <text:p text:style-name="P15"/>
          </draw:line>
          <draw:frame draw:style-name="gr2" draw:text-style-name="P27" draw:layer="layout" svg:width="5.398cm" svg:height="1.072cm" svg:x="1.968cm" svg:y="9.082cm">
            <draw:text-box>
              <text:p text:style-name="P1"><text:span text:style-name="T17">0</text:span></text:p>
            </draw:text-box>
          </draw:frame>
          <draw:frame draw:style-name="gr2" draw:text-style-name="P27" draw:layer="layout" svg:width="5.398cm" svg:height="1.072cm" svg:x="1.968cm" svg:y="10.67cm">
            <draw:text-box>
              <text:p text:style-name="P1"><text:span text:style-name="T17">1</text:span></text:p>
            </draw:text-box>
          </draw:frame>
          <draw:frame draw:style-name="gr2" draw:text-style-name="P27" draw:layer="layout" svg:width="5.398cm" svg:height="1.072cm" svg:x="1.968cm" svg:y="12.257cm">
            <draw:text-box>
              <text:p text:style-name="P1"><text:span text:style-name="T17">2</text:span></text:p>
            </draw:text-box>
          </draw:frame>
          <draw:frame draw:style-name="gr2" draw:text-style-name="P28" draw:layer="layout" svg:width="5.398cm" svg:height="1.072cm" svg:x="1.905cm" svg:y="15.574cm">
            <draw:text-box>
              <text:p text:style-name="P1"><text:span text:style-name="T14">GOT</text:span></text:p>
            </draw:text-box>
          </draw:frame>
          <draw:line draw:style-name="gr26" draw:text-style-name="P11" draw:layer="layout" svg:x1="1.968cm" svg:y1="13.679cm" svg:x2="7.366cm" svg:y2="13.679cm">
            <text:p text:style-name="P15"/>
          </draw:line>
          <draw:frame draw:style-name="gr2" draw:text-style-name="P27" draw:layer="layout" svg:width="5.398cm" svg:height="1.072cm" svg:x="1.968cm" svg:y="13.979cm">
            <draw:text-box>
              <text:p text:style-name="P1"><text:span text:style-name="T17">3 ...</text:span></text:p>
            </draw:text-box>
          </draw:frame>
        </draw:g>
        <draw:g draw:id="id39">
          <draw:frame draw:style-name="gr2" draw:text-style-name="P32" draw:layer="layout" svg:width="12.446cm" svg:height="1.237cm" svg:x="13.081cm" svg:y="6.9cm">
            <draw:text-box>
              <text:p text:style-name="P15"><text:span text:style-name="T20">Ponteiro para a seção </text:span><text:span text:style-name="T21">DYNAMIC</text:span></text:p>
            </draw:text-box>
          </draw:frame>
          <draw:line draw:style-name="gr29" draw:text-style-name="P11" draw:layer="layout" svg:x1="7.366cm" svg:y1="9.534cm" svg:x2="12.954cm" svg:y2="7.629cm">
            <text:p text:style-name="P15"/>
          </draw:line>
        </draw:g>
        <draw:g draw:id="id40">
          <draw:frame draw:style-name="gr2" draw:text-style-name="P32" draw:layer="layout" svg:width="14.097cm" svg:height="1.237cm" svg:x="13.117cm" svg:y="11.058cm">
            <draw:text-box>
              <text:p text:style-name="P15"><text:span text:style-name="T20">Ponteiro para a estrutura </text:span><text:span text:style-name="T21">link_map</text:span></text:p>
            </draw:text-box>
          </draw:frame>
          <draw:line draw:style-name="gr29" draw:text-style-name="P11" draw:layer="layout" svg:x1="7.366cm" svg:y1="11.058cm" svg:x2="12.954cm" svg:y2="11.566cm">
            <text:p text:style-name="P15"/>
          </draw:line>
        </draw:g>
        <draw:g draw:id="id41">
          <draw:frame draw:style-name="gr2" draw:text-style-name="P32" draw:layer="layout" svg:width="14.097cm" svg:height="1.237cm" svg:x="13.081cm" svg:y="15.409cm">
            <draw:text-box>
              <text:p text:style-name="P15"><text:span text:style-name="T20">Ponteiro para o </text:span><text:span text:style-name="T21">symbol resolver</text:span></text:p>
            </draw:text-box>
          </draw:frame>
          <draw:line draw:style-name="gr29" draw:text-style-name="P11" draw:layer="layout" svg:x1="7.366cm" svg:y1="12.963cm" svg:x2="12.954cm" svg:y2="15.884cm">
            <text:p text:style-name="P15"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39" smil:attributeName="visibility" smil:to="visible"/>
                  <anim:transitionFilter smil:dur="0.5s" smil:targetElement="id39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40" smil:attributeName="visibility" smil:to="visible"/>
                  <anim:transitionFilter smil:dur="0.5s" smil:targetElement="id40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41" smil:attributeName="visibility" smil:to="visible"/>
                  <anim:transitionFilter smil:dur="0.5s" smil:targetElement="id41" smil:type="slideWipe" smil:subtype="fromTop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draw:frame draw:style-name="gr4" draw:text-style-name="P7" draw:layer="layout" svg:width="25.4cm" svg:height="2.668cm" svg:x="1.27cm" svg:y="0.635cm">
          <draw:text-box>
            <text:p text:style-name="P6"><text:span text:style-name="T4">Roteiro</text:span></text:p>
          </draw:text-box>
        </draw:frame>
        <draw:frame draw:style-name="gr30" draw:text-style-name="P10" draw:layer="layout" svg:width="21.59cm" svg:height="15.291cm" svg:x="1.905cm" svg:y="3.81cm">
          <draw:text-box>
            <text:list text:style-name="L3">
              <text:list-item>
                <text:p text:style-name="P8"><text:span text:style-name="T5"><text:s/></text:span><text:span text:style-name="T5">Introdução;</text:span></text:p>
              </text:list-item>
            </text:list>
            <text:list text:style-name="L3">
              <text:list-item>
                <text:p text:style-name="P8"><text:span text:style-name="T5"><text:s/></text:span><text:span text:style-name="T5">Princípio de funcionamento;</text:span></text:p>
              </text:list-item>
            </text:list>
            <text:list text:style-name="L2">
              <text:list-item>
                <text:p text:style-name="P8"><text:span text:style-name="T5"><text:s/></text:span><text:span text:style-name="T5">Resolução de símbolos;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GOT – Global Offset Table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PLT – Procedure Linkage Table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PLT + GOT;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5"><text:s/></text:span><text:span text:style-name="T5">ptrace();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5">Executando código via ptrace;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5"><text:s/></text:span><text:span text:style-name="T5">Passos da infecçao;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5">Determinar as funções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Escrever os shellcodes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Injetar os shellcodes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Localizar as entradas GOT/PL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Alterar as enrtadas GOT/PLT;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5"><text:s/></text:span><text:span text:style-name="T5">Referências;</text:span></text:p>
              </text:list-item>
            </text:list>
            <text:list text:style-name="L2">
              <text:list-item>
                <text:p text:style-name="P8"><text:span text:style-name="T5"><text:s/></text:span><text:span text:style-name="T5">Perguntas?</text:span></text:p>
              </text:list-item>
            </text:list>
          </draw:text-box>
        </draw:frame>
        <draw:line draw:style-name="gr6" draw:text-style-name="P11" draw:layer="layout" svg:x1="1.278cm" svg:y1="3.175cm" svg:x2="26.67cm" svg:y2="3.175cm">
          <text:p text:style-name="P15"/>
        </draw:lin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line draw:style-name="gr6" draw:text-style-name="P11" draw:layer="layout" svg:x1="1.284cm" svg:y1="3.181cm" svg:x2="26.676cm" svg:y2="3.181cm">
          <text:p text:style-name="P15"/>
        </draw:line>
        <draw:frame draw:style-name="gr2" draw:text-style-name="P25" draw:layer="layout" svg:width="10.795cm" svg:height="1.657cm" svg:x="0.952cm" svg:y="4.044cm">
          <draw:text-box>
            <text:p text:style-name="P15"><text:span text:style-name="T16">Definição:</text:span></text:p>
          </draw:text-box>
        </draw:frame>
        <draw:frame draw:style-name="gr2" draw:text-style-name="P26" draw:id="id42" draw:layer="layout" svg:width="24.448cm" svg:height="3.96cm" svg:x="2.222cm" svg:y="5.949cm">
          <draw:text-box>
            <text:p text:style-name="P13"><text:span text:style-name="T10">PLT é a ponte de ligação entre o código do programa em execução e os símbolos externos, localizados nas bibliotecas (</text:span><text:span text:style-name="T22">shared libraries</text:span><text:span text:style-name="T10">).</text:span></text:p>
          </draw:text-box>
        </draw:frame>
        <draw:custom-shape draw:style-name="gr31" draw:text-style-name="P33" draw:id="id45" draw:layer="layout" svg:width="3.988cm" svg:height="1.651cm" svg:x="11.938cm" svg:y="13.48cm">
          <text:p text:style-name="P1"><text:span text:style-name="T14">PLT</text:span></text:p>
          <draw:enhanced-geometry svg:viewBox="0 0 21600 21600" draw:type="rectangle" draw:enhanced-path="M 0 0 L 21600 0 21600 21600 0 21600 0 0 Z N"/>
        </draw:custom-shape>
        <draw:g draw:id="id43">
          <draw:custom-shape draw:style-name="gr25" draw:text-style-name="P11" draw:layer="layout" svg:width="5.908cm" svg:height="3.495cm" svg:x="2.728cm" svg:y="12.507cm">
            <text:p text:style-name="P15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text-style-name="P34" draw:layer="layout" svg:width="3.427cm" svg:height="1.072cm" svg:x="5.209cm" svg:y="14.986cm">
            <draw:text-box>
              <text:p text:style-name="P15"><text:span text:style-name="T23">programa</text:span></text:p>
            </draw:text-box>
          </draw:frame>
        </draw:g>
        <draw:g draw:id="id44">
          <draw:custom-shape draw:style-name="gr27" draw:text-style-name="P11" draw:layer="layout" svg:width="5.894cm" svg:height="3.515cm" svg:x="19.322cm" svg:y="12.501cm">
            <text:p text:style-name="P15"/>
            <draw:enhanced-geometry svg:viewBox="0 0 21600 21600" draw:type="rectangle" draw:enhanced-path="M 0 0 L 21600 0 21600 21600 0 21600 0 0 Z N"/>
          </draw:custom-shape>
          <draw:frame draw:style-name="gr22" draw:text-style-name="P34" draw:layer="layout" svg:width="1.247cm" svg:height="1.072cm" svg:x="24.003cm" svg:y="15.057cm">
            <draw:text-box>
              <text:p text:style-name="P15"><text:span text:style-name="T23">lib</text:span></text:p>
            </draw:text-box>
          </draw:frame>
        </draw:g>
        <draw:line draw:style-name="gr29" draw:text-style-name="P11" draw:id="id46" draw:layer="layout" svg:x1="8.636cm" svg:y1="14.351cm" svg:x2="11.938cm" svg:y2="14.351cm">
          <text:p text:style-name="P15"/>
        </draw:line>
        <draw:line draw:style-name="gr29" draw:text-style-name="P11" draw:id="id47" draw:layer="layout" svg:x1="16.002cm" svg:y1="14.351cm" svg:x2="19.304cm" svg:y2="14.351cm">
          <text:p text:style-name="P15"/>
        </draw:line>
        <draw:frame draw:style-name="gr4" draw:text-style-name="P35" draw:layer="layout" svg:width="26.294cm" svg:height="2.44cm" svg:x="0.381cm" svg:y="0.64cm">
          <draw:text-box>
            <text:p text:style-name="P6"><text:span text:style-name="T24">PLT – Procedure Linkage Tabl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2" smil:attributeName="visibility" smil:to="visible"/>
                  <anim:transitionFilter smil:dur="0.5s" smil:targetElement="id42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5" smil:attributeName="visibility" smil:to="visible"/>
                  <anim:transitionFilter smil:dur="0.5s" smil:targetElement="id45" smil:type="dissolv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0-width/2;x" smil:keyTimes="0;1" presentation:additive="base"/>
                  <anim:animate smil:dur="0.5s" smil:fill="hold" smil:targetElement="id46" smil:attributeName="y" smil:values="y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0-width/2;x" smil:keyTimes="0;1" presentation:additive="base"/>
                  <anim:animate smil:dur="0.5s" smil:fill="hold" smil:targetElement="id47" smil:attributeName="y" smil:values="y;y" smil:keyTimes="0;1" presentation:additive="bas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draw:line draw:style-name="gr6" draw:text-style-name="P11" draw:layer="layout" svg:x1="1.284cm" svg:y1="3.181cm" svg:x2="26.676cm" svg:y2="3.181cm">
          <text:p text:style-name="P15"/>
        </draw:line>
        <draw:frame draw:style-name="gr2" draw:text-style-name="P36" draw:layer="layout" svg:width="10.795cm" svg:height="1.682cm" svg:x="0.952cm" svg:y="4.044cm">
          <draw:text-box>
            <text:p text:style-name="P15"><text:span text:style-name="T8">Disassembly:</text:span></text:p>
          </draw:text-box>
        </draw:frame>
        <draw:frame draw:style-name="gr4" draw:text-style-name="P35" draw:layer="layout" svg:width="26.294cm" svg:height="2.44cm" svg:x="0.381cm" svg:y="0.64cm">
          <draw:text-box>
            <text:p text:style-name="P6"><text:span text:style-name="T24">PLT – Procedure Linkage Table</text:span></text:p>
          </draw:text-box>
        </draw:frame>
        <draw:frame draw:style-name="gr2" draw:text-style-name="P36" draw:id="id53" draw:layer="layout" svg:width="10.795cm" svg:height="1.682cm" svg:x="1.143cm" svg:y="10.637cm">
          <draw:text-box>
            <text:p text:style-name="P15"><text:span text:style-name="T8">PLT0:</text:span></text:p>
          </draw:text-box>
        </draw:frame>
        <draw:rect draw:style-name="gr32" draw:text-style-name="P37" draw:id="id48" draw:layer="layout" svg:width="23.876cm" svg:height="4.191cm" svg:x="2.032cm" svg:y="5.969cm">
          <text:p text:style-name="P15"><text:span text:style-name="T25">...</text:span></text:p>
          <text:p text:style-name="P15"><text:span text:style-name="T25">&lt;main+35&gt;: <text:s text:c="2"/>call <text:s text:c="2"/>0x80482a0 &lt;printf@plt&gt;</text:span></text:p>
          <text:p text:style-name="P15"><text:span text:style-name="T25">...</text:span></text:p>
          <text:p text:style-name="P15"><text:span text:style-name="T25">&lt;printf@plt&gt;: <text:s text:c="2"/>jmp <text:s text:c="3"/>*0x804957c</text:span></text:p>
          <text:p text:style-name="P20"><text:span text:style-name="T25">&lt;printf@plt+6&gt;: push <text:s text:c="2"/>$0x0</text:span></text:p>
          <text:p text:style-name="P15"><text:span text:style-name="T25">&lt;printf@plt+11&gt;:jmp <text:s text:c="3"/>0x8048290 &lt;_init+24&gt;</text:span></text:p>
        </draw:rect>
        <draw:frame draw:style-name="gr33" draw:text-style-name="P17" draw:id="id54" draw:layer="layout" svg:width="21.194cm" svg:height="1.504cm" svg:x="2.1cm" svg:y="12.339cm">
          <draw:text-box>
            <text:list text:style-name="L3">
              <text:list-item>
                <text:p text:style-name="P8"><text:span text:style-name="T10"><text:s/></text:span><text:span text:style-name="T10">Responsável por chamar o </text:span><text:span text:style-name="T22">“symbol resolver”.</text:span></text:p>
              </text:list-item>
            </text:list>
          </draw:text-box>
        </draw:frame>
        <draw:g draw:id="id50">
          <draw:line draw:style-name="gr29" draw:text-style-name="P11" draw:layer="layout" svg:x1="15.113cm" svg:y1="8.255cm" svg:x2="17.526cm" svg:y2="8.255cm">
            <text:p text:style-name="P15"/>
          </draw:line>
          <draw:frame draw:style-name="gr2" draw:text-style-name="P38" draw:layer="layout" svg:width="4.318cm" svg:height="0.895cm" svg:x="17.467cm" svg:y="7.741cm">
            <draw:text-box>
              <text:p text:style-name="P15"><text:span text:style-name="T26">GOT Entry</text:span></text:p>
            </draw:text-box>
          </draw:frame>
        </draw:g>
        <draw:g draw:id="id51">
          <draw:line draw:style-name="gr29" draw:text-style-name="P11" draw:layer="layout" svg:x1="12.827cm" svg:y1="9.017cm" svg:x2="16.326cm" svg:y2="9.017cm">
            <text:p text:style-name="P15"/>
          </draw:line>
          <draw:frame draw:style-name="gr2" draw:text-style-name="P38" draw:layer="layout" svg:width="4.248cm" svg:height="0.895cm" svg:x="16.326cm" svg:y="8.503cm">
            <draw:text-box>
              <text:p text:style-name="P15"><text:span text:style-name="T26">Symbol Index</text:span></text:p>
            </draw:text-box>
          </draw:frame>
        </draw:g>
        <draw:g draw:id="id52">
          <draw:line draw:style-name="gr29" draw:text-style-name="P11" draw:layer="layout" svg:x1="18.923cm" svg:y1="9.779cm" svg:x2="21.59cm" svg:y2="9.779cm">
            <text:p text:style-name="P15"/>
          </draw:line>
          <draw:frame draw:style-name="gr2" draw:text-style-name="P38" draw:layer="layout" svg:width="1.905cm" svg:height="0.895cm" svg:x="21.59cm" svg:y="9.271cm">
            <draw:text-box>
              <text:p text:style-name="P15"><text:span text:style-name="T26">PLT0</text:span></text:p>
            </draw:text-box>
          </draw:frame>
        </draw:g>
        <draw:g draw:id="id55">
          <draw:rect draw:style-name="gr32" draw:text-style-name="P37" draw:layer="layout" svg:width="23.876cm" svg:height="2.667cm" svg:x="2.032cm" svg:y="15.748cm">
            <text:p text:style-name="P15"><text:span text:style-name="T25">0x8048290 &lt;_init+24&gt;: <text:s text:c="2"/>pushl <text:s/>0x8049574</text:span></text:p>
            <text:p text:style-name="P15"><text:span text:style-name="T25">0x8048296 &lt;_init+30&gt;: <text:s text:c="2"/>jmp <text:s text:c="3"/>*0x8049578</text:span></text:p>
          </draw:rect>
          <draw:frame draw:style-name="gr34" draw:text-style-name="P39" draw:layer="layout" svg:width="6.35cm" svg:height="1.415cm" svg:x="1.905cm" svg:y="14.097cm">
            <draw:text-box>
              <text:p text:style-name="P15"><text:span text:style-name="T27">Disassembly:</text:span></text:p>
            </draw:text-box>
          </draw:frame>
        </draw:g>
        <draw:g draw:id="id56">
          <draw:line draw:style-name="gr29" draw:text-style-name="P11" draw:layer="layout" svg:x1="17.78cm" svg:y1="16.637cm" svg:x2="20.193cm" svg:y2="16.637cm">
            <text:p text:style-name="P15"/>
          </draw:line>
          <draw:frame draw:style-name="gr2" draw:text-style-name="P38" draw:layer="layout" svg:width="3.227cm" svg:height="0.895cm" svg:x="20.141cm" svg:y="16.187cm">
            <draw:text-box>
              <text:p text:style-name="P15"><text:span text:style-name="T26">&amp;link_map</text:span></text:p>
            </draw:text-box>
          </draw:frame>
        </draw:g>
        <draw:g draw:id="id57">
          <draw:line draw:style-name="gr29" draw:text-style-name="P11" draw:layer="layout" svg:x1="18.034cm" svg:y1="17.393cm" svg:x2="20.701cm" svg:y2="17.393cm">
            <text:p text:style-name="P15"/>
          </draw:line>
          <draw:frame draw:style-name="gr2" draw:text-style-name="P38" draw:layer="layout" svg:width="4.572cm" svg:height="0.895cm" svg:x="20.701cm" svg:y="16.885cm">
            <draw:text-box>
              <text:p text:style-name="P15"><text:span text:style-name="T26">Symbol resolver</text:span></text:p>
            </draw:text-box>
          </draw:frame>
        </draw:g>
        <draw:custom-shape draw:style-name="gr35" draw:text-style-name="P11" draw:id="id49" draw:layer="layout" svg:width="0.984cm" svg:height="1.337cm" svg:x="1.27cm" svg:y="7.011cm">
          <text:p text:style-name="P15"/>
          <draw:enhanced-geometry svg:viewBox="0 0 21600 21600" draw:mirror-horizontal="true" draw:text-areas="0 0 21600 21600" draw:type="circular-arrow" draw:modifiers="-93.8810928233514 91.3344936987013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rect draw:style-name="gr6" draw:text-style-name="P11" draw:id="id58" draw:layer="layout" svg:width="4.572cm" svg:height="1.651cm" svg:x="5.842cm" svg:y="16.256cm">
          <text:p text:style-name="P15"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9" smil:attributeName="visibility" smil:to="visible"/>
                  <anim:transitionFilter smil:dur="0.5s" smil:targetElement="id49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0" smil:attributeName="visibility" smil:to="visible"/>
                  <anim:transitionFilter smil:dur="0.5s" smil:targetElement="id50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1" smil:attributeName="visibility" smil:to="visible"/>
                  <anim:transitionFilter smil:dur="0.5s" smil:targetElement="id51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2" smil:attributeName="visibility" smil:to="visible"/>
                  <anim:transitionFilter smil:dur="0.5s" smil:targetElement="id52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6" smil:attributeName="visibility" smil:to="visible"/>
                  <anim:transitionFilter smil:dur="0.5s" smil:targetElement="id56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7" smil:attributeName="visibility" smil:to="visible"/>
                  <anim:transitionFilter smil:dur="0.5s" smil:targetElement="id57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58" smil:attributeName="visibility" smil:to="visible"/>
                  <anim:transitionFilter smil:dur="0.5s" smil:targetElement="id58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draw:frame draw:style-name="gr4" draw:text-style-name="P7" draw:layer="layout" svg:width="25.4cm" svg:height="2.668cm" svg:x="1.27cm" svg:y="0.635cm">
          <draw:text-box>
            <text:p text:style-name="P6"><text:span text:style-name="T4">Roteiro</text:span></text:p>
          </draw:text-box>
        </draw:frame>
        <draw:frame draw:style-name="gr36" draw:text-style-name="P10" draw:layer="layout" svg:width="21.59cm" svg:height="15.291cm" svg:x="1.905cm" svg:y="3.81cm">
          <draw:text-box>
            <text:list text:style-name="L3">
              <text:list-item>
                <text:p text:style-name="P8"><text:span text:style-name="T5"><text:s/></text:span><text:span text:style-name="T5">Introdução;</text:span></text:p>
              </text:list-item>
            </text:list>
            <text:list text:style-name="L3">
              <text:list-item>
                <text:p text:style-name="P8"><text:span text:style-name="T5"><text:s/></text:span><text:span text:style-name="T5">Princípio de funcionamento;</text:span></text:p>
              </text:list-item>
            </text:list>
            <text:list text:style-name="L2">
              <text:list-item>
                <text:p text:style-name="P8"><text:span text:style-name="T5"><text:s/></text:span><text:span text:style-name="T5">Resolução de símbolos;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GOT – Global Offset Table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LT – Procedure Linkage Table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PLT + GOT;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5"><text:s/></text:span><text:span text:style-name="T5">ptrace();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5">Executando código via ptrace;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5"><text:s/></text:span><text:span text:style-name="T5">Passos da infecçao;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5">Determinar as funções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Escrever os shellcodes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Injetar os shellcodes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Localizar as entradas GOT/PL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Alterar as enrtadas GOT/PLT;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5"><text:s/></text:span><text:span text:style-name="T5">Referências;</text:span></text:p>
              </text:list-item>
            </text:list>
            <text:list text:style-name="L2">
              <text:list-item>
                <text:p text:style-name="P8"><text:span text:style-name="T5"><text:s/></text:span><text:span text:style-name="T5">Perguntas?</text:span></text:p>
              </text:list-item>
            </text:list>
          </draw:text-box>
        </draw:frame>
        <draw:line draw:style-name="gr6" draw:text-style-name="P11" draw:layer="layout" svg:x1="1.278cm" svg:y1="3.175cm" svg:x2="26.67cm" svg:y2="3.175cm">
          <text:p text:style-name="P15"/>
        </draw:lin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4" draw:text-style-name="P7" draw:layer="layout" svg:width="25.4cm" svg:height="2.668cm" svg:x="1.277cm" svg:y="0.642cm">
          <draw:text-box>
            <text:p text:style-name="P6"><text:span text:style-name="T4">PLT + GOT</text:span></text:p>
          </draw:text-box>
        </draw:frame>
        <draw:line draw:style-name="gr6" draw:text-style-name="P11" draw:layer="layout" svg:x1="1.285cm" svg:y1="3.182cm" svg:x2="26.677cm" svg:y2="3.182cm">
          <text:p text:style-name="P15"/>
        </draw:line>
        <draw:frame draw:style-name="gr37" draw:text-style-name="P15" draw:layer="layout" svg:width="18.796cm" svg:height="1.275cm" svg:x="4.243cm" svg:y="8.433cm">
          <draw:text-box>
            <text:p text:style-name="P15"/>
          </draw:text-box>
        </draw:frame>
        <draw:frame draw:style-name="gr2" draw:text-style-name="P25" draw:layer="layout" svg:width="25.35cm" svg:height="1.657cm" svg:x="1.194cm" svg:y="3.78cm">
          <draw:text-box>
            <text:p text:style-name="P20"><text:span text:style-name="T16">Primeira vez que um símbolo é referenciado:</text:span></text:p>
          </draw:text-box>
        </draw:frame>
        <draw:frame draw:style-name="gr2" draw:text-style-name="P40" draw:layer="layout" svg:width="14.478cm" svg:height="6.506cm" svg:x="3.938cm" svg:y="7.875cm">
          <draw:text-box>
            <text:p text:style-name="P15"><text:span text:style-name="T25">main:</text:span><text:span text:style-name="T25"><text:tab/></text:span><text:span text:style-name="T25">...</text:span></text:p>
            <text:p text:style-name="P15"><text:span text:style-name="T25"><text:tab/></text:span><text:span text:style-name="T25"><text:tab/></text:span><text:span text:style-name="T25">call</text:span><text:span text:style-name="T25"><text:tab/></text:span><text:span text:style-name="T25">&lt;função&gt;</text:span></text:p>
            <text:p text:style-name="P15"><text:span text:style-name="T25"><text:tab/></text:span><text:span text:style-name="T25"><text:tab/></text:span><text:span text:style-name="T25">...</text:span></text:p>
            <text:p text:style-name="P15"><text:span text:style-name="T25">PLT0:</text:span><text:span text:style-name="T25"><text:tab/></text:span><text:span text:style-name="T25">push</text:span><text:span text:style-name="T25"><text:tab/></text:span><text:span text:style-name="T25">&amp;(GOT+4)</text:span></text:p>
            <text:p text:style-name="P15"><text:span text:style-name="T25"><text:tab/></text:span><text:span text:style-name="T25"><text:tab/></text:span><text:span text:style-name="T25">call</text:span><text:span text:style-name="T25"><text:tab/></text:span><text:span text:style-name="T25">*(GOT+8)</text:span></text:p>
            <text:p text:style-name="P15"><text:span text:style-name="T25"/></text:p>
            <text:p text:style-name="P15"><text:span text:style-name="T25">PLT1:</text:span><text:span text:style-name="T25"><text:tab/></text:span><text:span text:style-name="T25">jmp</text:span><text:span text:style-name="T25"><text:tab/></text:span><text:span text:style-name="T25"><text:tab/></text:span><text:span text:style-name="T25">*(GOT+12)</text:span></text:p>
            <text:p text:style-name="P15"><text:span text:style-name="T25"><text:tab/></text:span><text:span text:style-name="T25"><text:tab/></text:span><text:span text:style-name="T25">push</text:span><text:span text:style-name="T25"><text:tab/></text:span><text:span text:style-name="T25">offset</text:span></text:p>
            <text:p text:style-name="P15"><text:span text:style-name="T25"><text:tab/></text:span><text:span text:style-name="T25"><text:tab/></text:span><text:span text:style-name="T25">jmp</text:span><text:span text:style-name="T25"><text:tab/></text:span><text:span text:style-name="T25"><text:tab/></text:span><text:span text:style-name="T25">PLT0</text:span></text:p>
          </draw:text-box>
        </draw:frame>
        <draw:g draw:id="id59">
          <draw:line draw:style-name="gr26" draw:text-style-name="P11" draw:layer="layout" svg:x1="6.351cm" svg:y1="9.047cm" svg:x2="2.541cm" svg:y2="9.047cm">
            <text:p text:style-name="P15"/>
          </draw:line>
          <draw:line draw:style-name="gr26" draw:text-style-name="P11" draw:layer="layout" svg:x1="2.541cm" svg:y1="9.047cm" svg:x2="2.541cm" svg:y2="12.476cm">
            <text:p text:style-name="P15"/>
          </draw:line>
          <draw:line draw:style-name="gr29" draw:text-style-name="P11" draw:layer="layout" svg:x1="2.541cm" svg:y1="12.476cm" svg:x2="4.065cm" svg:y2="12.476cm">
            <text:p text:style-name="P15"/>
          </draw:line>
        </draw:g>
        <draw:g draw:id="id60">
          <draw:custom-shape draw:style-name="gr38" draw:text-style-name="P41" draw:layer="layout" svg:width="4.551cm" svg:height="2.351cm" svg:x="18.461cm" svg:y="12.289cm">
            <text:p text:style-name="P1"><text:span text:style-name="T28">GOT Entry</text:span></text:p>
            <draw:enhanced-geometry svg:viewBox="0 0 21600 21600" draw:type="rectangle" draw:enhanced-path="M 0 0 L 21600 0 21600 21600 0 21600 0 0 Z N"/>
          </draw:custom-shape>
          <draw:line draw:style-name="gr29" draw:text-style-name="P11" draw:layer="layout" svg:x1="12.701cm" svg:y1="12.574cm" svg:x2="18.416cm" svg:y2="12.574cm">
            <text:p text:style-name="P15"/>
          </draw:line>
        </draw:g>
        <draw:line draw:style-name="gr29" draw:text-style-name="P11" draw:id="id61" draw:layer="layout" svg:x1="18.416cm" svg:y1="13.844cm" svg:x2="11.05cm" svg:y2="13.844cm">
          <text:p text:style-name="P15"/>
        </draw:line>
        <draw:g draw:id="id62">
          <draw:line draw:style-name="gr26" draw:text-style-name="P11" draw:layer="layout" svg:x1="6.478cm" svg:y1="13.873cm" svg:x2="3.176cm" svg:y2="13.873cm">
            <text:p text:style-name="P15"/>
          </draw:line>
          <draw:line draw:style-name="gr26" draw:text-style-name="P11" draw:layer="layout" svg:x1="3.176cm" svg:y1="13.873cm" svg:x2="3.176cm" svg:y2="10.444cm">
            <text:p text:style-name="P15"/>
          </draw:line>
          <draw:line draw:style-name="gr29" draw:text-style-name="P11" draw:layer="layout" svg:x1="3.176cm" svg:y1="10.444cm" svg:x2="4.065cm" svg:y2="10.444cm">
            <text:p text:style-name="P15"/>
          </draw:line>
        </draw:g>
        <draw:g draw:id="id63">
          <draw:custom-shape draw:style-name="gr39" draw:text-style-name="P41" draw:layer="layout" svg:width="5.588cm" svg:height="1.143cm" svg:x="14.159cm" svg:y="10.52cm">
            <text:p text:style-name="P1"><text:span text:style-name="T28">Symbol resol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9" draw:text-style-name="P11" draw:layer="layout" svg:x1="12.447cm" svg:y1="11.079cm" svg:x2="14.098cm" svg:y2="11.079cm">
            <text:p text:style-name="P15"/>
          </draw:line>
        </draw:g>
        <draw:g draw:id="id64">
          <draw:custom-shape draw:style-name="gr31" draw:text-style-name="P42" draw:layer="layout" svg:width="3.683cm" svg:height="1.143cm" svg:x="22.106cm" svg:y="10.501cm">
            <text:p text:style-name="P1"><text:span text:style-name="T29">funçã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9" draw:text-style-name="P11" draw:layer="layout" svg:x1="19.813cm" svg:y1="11.079cm" svg:x2="22.099cm" svg:y2="11.079cm">
            <text:p text:style-name="P15"/>
          </draw:line>
        </draw:g>
        <draw:g draw:id="id65">
          <draw:line draw:style-name="gr26" draw:text-style-name="P11" draw:layer="layout" svg:x1="24.004cm" svg:y1="10.444cm" svg:x2="24.004cm" svg:y2="9.809cm">
            <text:p text:style-name="P15"/>
          </draw:line>
          <draw:line draw:style-name="gr29" draw:text-style-name="P11" draw:layer="layout" svg:x1="24.004cm" svg:y1="9.809cm" svg:x2="8.129cm" svg:y2="9.809cm">
            <text:p text:style-name="P15"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59" smil:attributeName="visibility" smil:to="visible"/>
                  <anim:transitionFilter smil:dur="0.5s" smil:targetElement="id59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60" smil:attributeName="visibility" smil:to="visible"/>
                  <anim:transitionFilter smil:dur="0.5s" smil:targetElement="id60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right">
                  <anim:set smil:begin="0s" smil:dur="0.001s" smil:fill="hold" smil:targetElement="id61" smil:attributeName="visibility" smil:to="visible"/>
                  <anim:transitionFilter smil:dur="0.5s" smil:targetElement="id61" smil:type="slideWipe" smil:subtype="from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62" smil:attributeName="visibility" smil:to="visible"/>
                  <anim:transitionFilter smil:dur="0.5s" smil:targetElement="id62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63" smil:attributeName="visibility" smil:to="visible"/>
                  <anim:transitionFilter smil:dur="0.5s" smil:targetElement="id63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64" smil:attributeName="visibility" smil:to="visible"/>
                  <anim:transitionFilter smil:dur="0.5s" smil:targetElement="id64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right">
                  <anim:set smil:begin="0s" smil:dur="0.001s" smil:fill="hold" smil:targetElement="id65" smil:attributeName="visibility" smil:to="visible"/>
                  <anim:transitionFilter smil:dur="0.5s" smil:targetElement="id65" smil:type="slideWipe" smil:subtype="fromRight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draw:frame draw:style-name="gr4" draw:text-style-name="P7" draw:layer="layout" svg:width="25.4cm" svg:height="2.668cm" svg:x="1.276cm" svg:y="0.641cm">
          <draw:text-box>
            <text:p text:style-name="P6"><text:span text:style-name="T4">PLT + GOT</text:span></text:p>
          </draw:text-box>
        </draw:frame>
        <draw:line draw:style-name="gr6" draw:text-style-name="P11" draw:layer="layout" svg:x1="1.284cm" svg:y1="3.181cm" svg:x2="26.676cm" svg:y2="3.181cm">
          <text:p text:style-name="P15"/>
        </draw:line>
        <draw:frame draw:style-name="gr37" draw:text-style-name="P15" draw:layer="layout" svg:width="18.796cm" svg:height="1.275cm" svg:x="3.861cm" svg:y="8.559cm">
          <draw:text-box>
            <text:p text:style-name="P15"/>
          </draw:text-box>
        </draw:frame>
        <draw:frame draw:style-name="gr2" draw:text-style-name="P25" draw:layer="layout" svg:width="25.35cm" svg:height="1.657cm" svg:x="1.193cm" svg:y="3.779cm">
          <draw:text-box>
            <text:p text:style-name="P20"><text:span text:style-name="T16">Segunda vez que um símbolo é referenciado:</text:span></text:p>
          </draw:text-box>
        </draw:frame>
        <draw:frame draw:style-name="gr2" draw:text-style-name="P40" draw:layer="layout" svg:width="14.478cm" svg:height="6.506cm" svg:x="3.556cm" svg:y="8.001cm">
          <draw:text-box>
            <text:p text:style-name="P15"><text:span text:style-name="T25">main:</text:span><text:span text:style-name="T25"><text:tab/></text:span><text:span text:style-name="T25">...</text:span></text:p>
            <text:p text:style-name="P15"><text:span text:style-name="T25"><text:tab/></text:span><text:span text:style-name="T25"><text:tab/></text:span><text:span text:style-name="T25">call</text:span><text:span text:style-name="T25"><text:tab/></text:span><text:span text:style-name="T25">&lt;função&gt;</text:span></text:p>
            <text:p text:style-name="P15"><text:span text:style-name="T25"><text:tab/></text:span><text:span text:style-name="T25"><text:tab/></text:span><text:span text:style-name="T25">...</text:span></text:p>
            <text:p text:style-name="P15"><text:span text:style-name="T25">PLT0:</text:span><text:span text:style-name="T25"><text:tab/></text:span><text:span text:style-name="T25">push</text:span><text:span text:style-name="T25"><text:tab/></text:span><text:span text:style-name="T25">&amp;(GOT+4)</text:span></text:p>
            <text:p text:style-name="P15"><text:span text:style-name="T25"><text:tab/></text:span><text:span text:style-name="T25"><text:tab/></text:span><text:span text:style-name="T25">call</text:span><text:span text:style-name="T25"><text:tab/></text:span><text:span text:style-name="T25">*(GOT+8)</text:span></text:p>
            <text:p text:style-name="P15"><text:span text:style-name="T25"/></text:p>
            <text:p text:style-name="P15"><text:span text:style-name="T25">PLT1:</text:span><text:span text:style-name="T25"><text:tab/></text:span><text:span text:style-name="T25">jmp</text:span><text:span text:style-name="T25"><text:tab/></text:span><text:span text:style-name="T25"><text:tab/></text:span><text:span text:style-name="T25">*(GOT+12)</text:span></text:p>
            <text:p text:style-name="P15"><text:span text:style-name="T25"><text:tab/></text:span><text:span text:style-name="T25"><text:tab/></text:span><text:span text:style-name="T25">push</text:span><text:span text:style-name="T25"><text:tab/></text:span><text:span text:style-name="T25">offset</text:span></text:p>
            <text:p text:style-name="P15"><text:span text:style-name="T25"><text:tab/></text:span><text:span text:style-name="T25"><text:tab/></text:span><text:span text:style-name="T25">jmp</text:span><text:span text:style-name="T25"><text:tab/></text:span><text:span text:style-name="T25"><text:tab/></text:span><text:span text:style-name="T25">PLT0</text:span></text:p>
          </draw:text-box>
        </draw:frame>
        <draw:g draw:id="id66">
          <draw:line draw:style-name="gr26" draw:text-style-name="P11" draw:layer="layout" svg:x1="5.969cm" svg:y1="9.173cm" svg:x2="2.159cm" svg:y2="9.173cm">
            <text:p text:style-name="P15"/>
          </draw:line>
          <draw:line draw:style-name="gr26" draw:text-style-name="P11" draw:layer="layout" svg:x1="2.159cm" svg:y1="9.173cm" svg:x2="2.159cm" svg:y2="12.602cm">
            <text:p text:style-name="P15"/>
          </draw:line>
          <draw:line draw:style-name="gr29" draw:text-style-name="P11" draw:layer="layout" svg:x1="2.159cm" svg:y1="12.602cm" svg:x2="3.683cm" svg:y2="12.602cm">
            <text:p text:style-name="P15"/>
          </draw:line>
        </draw:g>
        <draw:g draw:id="id67">
          <draw:custom-shape draw:style-name="gr38" draw:text-style-name="P41" draw:layer="layout" svg:width="4.551cm" svg:height="1.174cm" svg:x="15.327cm" svg:y="12.162cm">
            <text:p text:style-name="P1"><text:span text:style-name="T28">GOT Entry</text:span></text:p>
            <draw:enhanced-geometry svg:viewBox="0 0 21600 21600" draw:type="rectangle" draw:enhanced-path="M 0 0 L 21600 0 21600 21600 0 21600 0 0 Z N"/>
          </draw:custom-shape>
          <draw:line draw:style-name="gr29" draw:text-style-name="P11" draw:layer="layout" svg:x1="12.319cm" svg:y1="12.7cm" svg:x2="15.367cm" svg:y2="12.7cm">
            <text:p text:style-name="P15"/>
          </draw:line>
        </draw:g>
        <draw:g draw:id="id68">
          <draw:custom-shape draw:style-name="gr31" draw:text-style-name="P42" draw:layer="layout" svg:width="3.683cm" svg:height="1.143cm" svg:x="22.232cm" svg:y="12.065cm">
            <text:p text:style-name="P1"><text:span text:style-name="T29">funçã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9" draw:text-style-name="P11" draw:layer="layout" svg:x1="19.939cm" svg:y1="12.643cm" svg:x2="22.225cm" svg:y2="12.643cm">
            <text:p text:style-name="P15"/>
          </draw:line>
        </draw:g>
        <draw:g draw:id="id69">
          <draw:line draw:style-name="gr26" draw:text-style-name="P11" draw:layer="layout" svg:x1="23.876cm" svg:y1="12.065cm" svg:x2="23.876cm" svg:y2="9.906cm">
            <text:p text:style-name="P15"/>
          </draw:line>
          <draw:line draw:style-name="gr29" draw:text-style-name="P11" draw:layer="layout" svg:x1="23.876cm" svg:y1="9.906cm" svg:x2="7.62cm" svg:y2="9.906cm">
            <text:p text:style-name="P15"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66" smil:attributeName="visibility" smil:to="visible"/>
                  <anim:transitionFilter smil:dur="0.5s" smil:targetElement="id66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67" smil:attributeName="visibility" smil:to="visible"/>
                  <anim:transitionFilter smil:dur="0.5s" smil:targetElement="id67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68" smil:attributeName="visibility" smil:to="visible"/>
                  <anim:transitionFilter smil:dur="0.5s" smil:targetElement="id68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right">
                  <anim:set smil:begin="0s" smil:dur="0.001s" smil:fill="hold" smil:targetElement="id69" smil:attributeName="visibility" smil:to="visible"/>
                  <anim:transitionFilter smil:dur="0.5s" smil:targetElement="id69" smil:type="slideWipe" smil:subtype="fromRight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draw:frame draw:style-name="gr4" draw:text-style-name="P7" draw:layer="layout" svg:width="25.4cm" svg:height="2.668cm" svg:x="1.27cm" svg:y="0.635cm">
          <draw:text-box>
            <text:p text:style-name="P6"><text:span text:style-name="T4">Roteiro</text:span></text:p>
          </draw:text-box>
        </draw:frame>
        <draw:frame draw:style-name="gr40" draw:text-style-name="P10" draw:layer="layout" svg:width="21.59cm" svg:height="15.291cm" svg:x="1.905cm" svg:y="3.81cm">
          <draw:text-box>
            <text:list text:style-name="L3">
              <text:list-item>
                <text:p text:style-name="P8"><text:span text:style-name="T5"><text:s/></text:span><text:span text:style-name="T5">Introdução;</text:span></text:p>
              </text:list-item>
            </text:list>
            <text:list text:style-name="L3">
              <text:list-item>
                <text:p text:style-name="P8"><text:span text:style-name="T5"><text:s/></text:span><text:span text:style-name="T5">Princípio de funcionamento;</text:span></text:p>
              </text:list-item>
            </text:list>
            <text:list text:style-name="L3">
              <text:list-item>
                <text:p text:style-name="P8"><text:span text:style-name="T5"><text:s/></text:span><text:span text:style-name="T5">Resolução de símbolos;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GOT – Global Offset Table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LT – Procedure Linkage Table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LT + GOT;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5"><text:s/></text:span><text:span text:style-name="T5">ptrace();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5">Executando código via ptrace;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5"><text:s/></text:span><text:span text:style-name="T5">Passos da infecçao;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5">Determinar as funções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Escrever os shellcodes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Injetar os shellcodes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Localizar as entradas GOT/PL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Alterar as enrtadas GOT/PLT;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5"><text:s/></text:span><text:span text:style-name="T5">Referências;</text:span></text:p>
              </text:list-item>
            </text:list>
            <text:list text:style-name="L2">
              <text:list-item>
                <text:p text:style-name="P8"><text:span text:style-name="T5"><text:s/></text:span><text:span text:style-name="T5">Perguntas?</text:span></text:p>
              </text:list-item>
            </text:list>
          </draw:text-box>
        </draw:frame>
        <draw:line draw:style-name="gr6" draw:text-style-name="P11" draw:layer="layout" svg:x1="1.278cm" svg:y1="3.175cm" svg:x2="26.67cm" svg:y2="3.175cm">
          <text:p text:style-name="P15"/>
        </draw:lin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4" draw:text-style-name="P7" draw:layer="layout" svg:width="25.4cm" svg:height="2.668cm" svg:x="1.277cm" svg:y="0.642cm">
          <draw:text-box>
            <text:p text:style-name="P6"><text:span text:style-name="T4">ptrace()</text:span></text:p>
          </draw:text-box>
        </draw:frame>
        <draw:line draw:style-name="gr6" draw:text-style-name="P11" draw:layer="layout" svg:x1="1.285cm" svg:y1="3.182cm" svg:x2="26.677cm" svg:y2="3.182cm">
          <text:p text:style-name="P15"/>
        </draw:line>
        <draw:frame draw:style-name="gr2" draw:text-style-name="P25" draw:layer="layout" svg:width="10.795cm" svg:height="1.657cm" svg:x="0.952cm" svg:y="4.045cm">
          <draw:text-box>
            <text:p text:style-name="P15"><text:span text:style-name="T16">Definição:</text:span></text:p>
          </draw:text-box>
        </draw:frame>
        <draw:frame draw:style-name="gr2" draw:text-style-name="P26" draw:id="id70" draw:layer="layout" svg:width="24.448cm" svg:height="5.188cm" svg:x="2.222cm" svg:y="5.95cm">
          <draw:text-box>
            <text:p text:style-name="P13"><text:span text:style-name="T30">É uma chamada de systema (</text:span><text:span text:style-name="T22">syscall)</text:span><text:span text:style-name="T30"> que permite a um processo observar e controlar a execução de um outro processo, além de examinar e modificar sua imagem e registradores.</text:span></text:p>
          </draw:text-box>
        </draw:frame>
        <draw:frame draw:style-name="gr41" draw:text-style-name="P15" draw:id="id71" draw:layer="layout" svg:width="24.511cm" svg:height="2.555cm" svg:x="1.778cm" svg:y="14.097cm">
          <draw:text-box>
            <text:p text:style-name="P1"><text:span text:style-name="T30">Usamos a chamada de sistema ptrace() para obter o controle do processo alvo e injetar nosso códig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0" smil:attributeName="visibility" smil:to="visible"/>
                  <anim:transitionFilter smil:dur="0.5s" smil:targetElement="id70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draw:rect draw:style-name="gr42" draw:text-style-name="P11" draw:layer="layout" svg:width="25.908cm" svg:height="2.032cm" svg:x="1.143cm" svg:y="4.064cm">
          <text:p text:style-name="P15"/>
        </draw:rect>
        <draw:frame draw:style-name="gr4" draw:text-style-name="P7" draw:layer="layout" svg:width="25.4cm" svg:height="2.668cm" svg:x="1.277cm" svg:y="0.642cm">
          <draw:text-box>
            <text:p text:style-name="P6"><text:span text:style-name="T4">ptrace()</text:span></text:p>
          </draw:text-box>
        </draw:frame>
        <draw:line draw:style-name="gr6" draw:text-style-name="P11" draw:layer="layout" svg:x1="1.285cm" svg:y1="3.182cm" svg:x2="26.677cm" svg:y2="3.182cm">
          <text:p text:style-name="P15"/>
        </draw:line>
        <draw:frame draw:style-name="gr41" draw:text-style-name="P43" draw:layer="layout" svg:width="25.781cm" svg:height="1.489cm" svg:x="1.27cm" svg:y="4.318cm">
          <draw:text-box>
            <text:p text:style-name="P15"><text:span text:style-name="T31">long <text:s/>ptrace(enum __ptrace_request request, pid_t pid, void *addr, 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void *data);</text:span></text:p>
          </draw:text-box>
        </draw:frame>
        <draw:frame draw:style-name="gr41" draw:text-style-name="P15" draw:id="id72" draw:layer="layout" svg:width="3.683cm" svg:height="0.886cm" svg:x="1.016cm" svg:y="7.707cm">
          <draw:text-box>
            <text:p text:style-name="P15">Request:</text:p>
          </draw:text-box>
        </draw:frame>
        <draw:frame draw:style-name="gr41" draw:text-style-name="P15" draw:id="id75" draw:layer="layout" svg:width="20.701cm" svg:height="0.903cm" svg:x="1.905cm" svg:y="10.247cm">
          <draw:text-box>
            <text:list text:style-name="L3">
              <text:list-item>
                <text:p text:style-name="P8"><text:s/>PTRACE_PEEKTEXT: Le uma <text:span text:style-name="T32">word</text:span><text:span text:style-name="T33"> localizado em </text:span><text:span text:style-name="T32">addr</text:span><text:span text:style-name="T33"> e retorna;</text:span></text:p>
              </text:list-item>
            </text:list>
          </draw:text-box>
        </draw:frame>
        <draw:frame draw:style-name="gr41" draw:text-style-name="P15" draw:id="id76" draw:layer="layout" svg:width="20.701cm" svg:height="0.903cm" svg:x="1.906cm" svg:y="11.048cm">
          <draw:text-box>
            <text:list text:style-name="L3">
              <text:list-item>
                <text:p text:style-name="P8"><text:s/>PTRACE_POKETEXT: Escreve uma <text:span text:style-name="T32">word</text:span><text:span text:style-name="T33"> <text:s/>em </text:span><text:span text:style-name="T32">addr</text:span><text:span text:style-name="T33">;</text:span></text:p>
              </text:list-item>
            </text:list>
          </draw:text-box>
        </draw:frame>
        <draw:frame draw:style-name="gr41" draw:text-style-name="P15" draw:id="id77" draw:layer="layout" svg:width="25.78cm" svg:height="0.903cm" svg:x="1.906cm" svg:y="11.848cm">
          <draw:text-box>
            <text:list text:style-name="L3">
              <text:list-item>
                <text:p text:style-name="P8"><text:s/>PTRACE_GETREGS: Copia os registradores de uso geral para o endereço em <text:span text:style-name="T32">data</text:span><text:span text:style-name="T33">;</text:span></text:p>
              </text:list-item>
            </text:list>
          </draw:text-box>
        </draw:frame>
        <draw:frame draw:style-name="gr41" draw:text-style-name="P15" draw:id="id78" draw:layer="layout" svg:width="25.272cm" svg:height="0.903cm" svg:x="1.906cm" svg:y="12.648cm">
          <draw:text-box>
            <text:list text:style-name="L3">
              <text:list-item>
                <text:p text:style-name="P8"><text:s/>PTRACE_SETREGS: Copia os registradores de uso geral de <text:span text:style-name="T32">data</text:span><text:span text:style-name="T33"> para o processo;</text:span></text:p>
              </text:list-item>
            </text:list>
          </draw:text-box>
        </draw:frame>
        <draw:frame draw:style-name="gr41" draw:text-style-name="P15" draw:id="id79" draw:layer="layout" svg:width="20.701cm" svg:height="0.886cm" svg:x="1.906cm" svg:y="13.448cm">
          <draw:text-box>
            <text:list text:style-name="L3">
              <text:list-item>
                <text:p text:style-name="P8"><text:s/>PTRACE_CONT: Reinicia um processo parado;</text:p>
              </text:list-item>
            </text:list>
          </draw:text-box>
        </draw:frame>
        <draw:frame draw:style-name="gr41" draw:text-style-name="P15" draw:id="id73" draw:layer="layout" svg:width="22.477cm" svg:height="0.903cm" svg:x="1.907cm" svg:y="8.648cm">
          <draw:text-box>
            <text:list text:style-name="L3">
              <text:list-item>
                <text:p text:style-name="P8"><text:s/>PTRACE_ATTACH: Assume o controle do processo apontador por <text:span text:style-name="T32">pid</text:span><text:span text:style-name="T33">;</text:span></text:p>
              </text:list-item>
            </text:list>
          </draw:text-box>
        </draw:frame>
        <draw:frame draw:style-name="gr41" draw:text-style-name="P15" draw:id="id74" draw:layer="layout" svg:width="20.701cm" svg:height="0.903cm" svg:x="1.908cm" svg:y="9.449cm">
          <draw:text-box>
            <text:list text:style-name="L3">
              <text:list-item>
                <text:p text:style-name="P8"><text:s/>PTRACE_DETACH: Libera o processo apontado por <text:span text:style-name="T32">pid</text:span><text:span text:style-name="T33">;</text:span></text:p>
              </text:list-item>
            </text:list>
          </draw:text-box>
        </draw:frame>
        <draw:frame draw:style-name="gr41" draw:text-style-name="P15" draw:id="id80" draw:layer="layout" svg:width="26.415cm" svg:height="0.903cm" svg:x="1.017cm" svg:y="14.507cm">
          <draw:text-box>
            <text:p text:style-name="P15">Pid: Indica o <text:span text:style-name="T32">pid</text:span><text:span text:style-name="T33"> do processo onde será executada a operação;</text:span></text:p>
          </draw:text-box>
        </draw:frame>
        <draw:frame draw:style-name="gr41" draw:text-style-name="P15" draw:id="id81" draw:layer="layout" svg:width="26.415cm" svg:height="0.886cm" svg:x="1.018cm" svg:y="15.508cm">
          <draw:text-box>
            <text:p text:style-name="P15">Addr: Ponteiro genérico. Função depende da operação;</text:p>
          </draw:text-box>
        </draw:frame>
        <draw:frame draw:style-name="gr41" draw:text-style-name="P15" draw:id="id82" draw:layer="layout" svg:width="26.415cm" svg:height="0.886cm" svg:x="1.019cm" svg:y="16.508cm">
          <draw:text-box>
            <text:p text:style-name="P15">Data: Ponteiro genérico. Função depende da operação;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draw:frame draw:style-name="gr4" draw:text-style-name="P7" draw:layer="layout" svg:width="26.042cm" svg:height="2.668cm" svg:x="0.635cm" svg:y="0.642cm">
          <draw:text-box>
            <text:p text:style-name="P6"><text:span text:style-name="T4">Executando código via ptrace</text:span></text:p>
          </draw:text-box>
        </draw:frame>
        <draw:line draw:style-name="gr6" draw:text-style-name="P11" draw:layer="layout" svg:x1="1.285cm" svg:y1="3.182cm" svg:x2="26.677cm" svg:y2="3.182cm">
          <text:p text:style-name="P15"/>
        </draw:line>
        <draw:frame draw:style-name="gr41" draw:text-style-name="P15" draw:layer="layout" svg:width="21.336cm" svg:height="0.886cm" svg:x="1.143cm" svg:y="3.937cm">
          <draw:text-box>
            <text:p text:style-name="P15">Após assumir o controle do processo com PTRACE_ATTACH:</text:p>
          </draw:text-box>
        </draw:frame>
        <draw:frame draw:style-name="gr41" draw:text-style-name="P15" draw:id="id83" draw:layer="layout" svg:width="17.272cm" svg:height="0.886cm" svg:x="2.113cm" svg:y="4.977cm">
          <draw:text-box>
            <text:list text:style-name="L3">
              <text:list-item>
                <text:p text:style-name="P8"><text:s/>Ler o valor do registrador %eip com PTRACE_GETREGS;</text:p>
              </text:list-item>
            </text:list>
          </draw:text-box>
        </draw:frame>
        <draw:frame draw:style-name="gr41" draw:text-style-name="P15" draw:id="id84" draw:layer="layout" svg:width="17.272cm" svg:height="0.886cm" svg:x="2.113cm" svg:y="5.877cm">
          <draw:text-box>
            <text:list text:style-name="L3">
              <text:list-item>
                <text:p text:style-name="P8"><text:s/>Calcular o tamanho do shellcode a ser executado;</text:p>
              </text:list-item>
            </text:list>
          </draw:text-box>
        </draw:frame>
        <draw:frame draw:style-name="gr41" draw:text-style-name="P15" draw:id="id85" draw:layer="layout" svg:width="25.019cm" svg:height="0.903cm" svg:x="2.113cm" svg:y="6.777cm">
          <draw:text-box>
            <text:list text:style-name="L3">
              <text:list-item>
                <text:p text:style-name="P8"><text:s/>Copiar <text:span text:style-name="T32">size</text:span><text:span text:style-name="T33"> bytes a partir do endereço apontado por %eip com PTRACE_PEEKTEXT;</text:span></text:p>
              </text:list-item>
            </text:list>
          </draw:text-box>
        </draw:frame>
        <draw:frame draw:style-name="gr41" draw:text-style-name="P15" draw:id="id86" draw:layer="layout" svg:width="25.019cm" svg:height="0.886cm" svg:x="2.113cm" svg:y="7.677cm">
          <draw:text-box>
            <text:list text:style-name="L3">
              <text:list-item>
                <text:p text:style-name="P8"><text:s/>Escrever o shellcode no endereço apontado por %eip com PTRACE_POKETEXT;</text:p>
              </text:list-item>
            </text:list>
          </draw:text-box>
        </draw:frame>
        <draw:frame draw:style-name="gr41" draw:text-style-name="P15" draw:id="id87" draw:layer="layout" svg:width="17.272cm" svg:height="0.886cm" svg:x="2.113cm" svg:y="8.577cm">
          <draw:text-box>
            <text:list text:style-name="L3">
              <text:list-item>
                <text:p text:style-name="P8"><text:s/>Continuar a execução do processo com PTRACE_CONT;</text:p>
              </text:list-item>
            </text:list>
          </draw:text-box>
        </draw:frame>
        <draw:frame draw:style-name="gr41" draw:text-style-name="P15" draw:id="id88" draw:layer="layout" svg:width="17.272cm" svg:height="0.886cm" svg:x="2.113cm" svg:y="9.477cm">
          <draw:text-box>
            <text:list text:style-name="L3">
              <text:list-item>
                <text:p text:style-name="P8"><text:s/>Aguardar até que o processo pare;</text:p>
              </text:list-item>
            </text:list>
          </draw:text-box>
        </draw:frame>
        <draw:frame draw:style-name="gr41" draw:text-style-name="P15" draw:id="id89" draw:layer="layout" svg:width="23.495cm" svg:height="0.886cm" svg:x="2.113cm" svg:y="10.377cm">
          <draw:text-box>
            <text:list text:style-name="L3">
              <text:list-item>
                <text:p text:style-name="P8"><text:s/>Restaurar a memória do programa com PTRACE_POKETEXT;</text:p>
              </text:list-item>
            </text:list>
          </draw:text-box>
        </draw:frame>
        <draw:frame draw:style-name="gr41" draw:text-style-name="P15" draw:id="id90" draw:layer="layout" svg:width="17.272cm" svg:height="0.886cm" svg:x="2.113cm" svg:y="11.277cm">
          <draw:text-box>
            <text:list text:style-name="L3">
              <text:list-item>
                <text:p text:style-name="P8"><text:s/>Restaurar os registradores com PTRACE_SETREGS;</text:p>
              </text:list-item>
            </text:list>
          </draw:text-box>
        </draw:frame>
        <draw:frame draw:style-name="gr41" draw:text-style-name="P15" draw:id="id91" draw:layer="layout" svg:width="4.445cm" svg:height="0.886cm" svg:x="1.189cm" svg:y="12.654cm">
          <draw:text-box>
            <text:p text:style-name="P15">Observações:</text:p>
          </draw:text-box>
        </draw:frame>
        <draw:frame draw:style-name="gr41" draw:text-style-name="P15" draw:id="id92" draw:layer="layout" svg:width="25.019cm" svg:height="1.707cm" svg:x="2.032cm" svg:y="13.843cm">
          <draw:text-box>
            <text:list text:style-name="L3">
              <text:list-item>
                <text:p text:style-name="P44"><text:s/>Para utilizar essa técnica, o shellcode <text:span text:style-name="T14">deve</text:span><text:span text:style-name="T34"> conter a instrução </text:span><text:span text:style-name="T35">int3</text:span><text:span text:style-name="T36"> para suspender a execução do processo alvo.</text:span></text:p>
              </text:list-item>
            </text:list>
          </draw:text-box>
        </draw:frame>
        <draw:frame draw:style-name="gr41" draw:text-style-name="P15" draw:id="id93" draw:layer="layout" svg:width="25.019cm" svg:height="1.707cm" svg:x="2.033cm" svg:y="15.644cm">
          <draw:text-box>
            <text:list text:style-name="L3">
              <text:list-item>
                <text:p text:style-name="P44"><text:s/>O processo alvo pode estar <text:span text:style-name="T14">bloqueado</text:span><text:span text:style-name="T36">. Nesse caso devemos interagir com o processo de forma a liberá-lo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>
        <draw:frame draw:style-name="gr4" draw:text-style-name="P7" draw:layer="layout" svg:width="25.4cm" svg:height="2.668cm" svg:x="1.27cm" svg:y="0.635cm">
          <draw:text-box>
            <text:p text:style-name="P6"><text:span text:style-name="T4">Roteiro</text:span></text:p>
          </draw:text-box>
        </draw:frame>
        <draw:frame draw:style-name="gr43" draw:text-style-name="P10" draw:layer="layout" svg:width="21.59cm" svg:height="15.291cm" svg:x="1.905cm" svg:y="3.81cm">
          <draw:text-box>
            <text:list text:style-name="L3">
              <text:list-item>
                <text:p text:style-name="P8"><text:span text:style-name="T5"><text:s/></text:span><text:span text:style-name="T5">Introdução;</text:span></text:p>
              </text:list-item>
            </text:list>
            <text:list text:style-name="L3">
              <text:list-item>
                <text:p text:style-name="P8"><text:span text:style-name="T5"><text:s/></text:span><text:span text:style-name="T5">Princípio de funcionamento;</text:span></text:p>
              </text:list-item>
            </text:list>
            <text:list text:style-name="L3">
              <text:list-item>
                <text:p text:style-name="P8"><text:span text:style-name="T5"><text:s/></text:span><text:span text:style-name="T5">Resolução de símbolos;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GOT – Global Offset Table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LT – Procedure Linkage Table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LT + GOT;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<text:s/></text:span><text:span text:style-name="T5">ptrace();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Executando código via ptrace;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5"><text:s/></text:span><text:span text:style-name="T5">Passos da infecçao;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5">Determinar as funções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Escrever os shellcodes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Injetar os shellcodes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Localizar as entradas GOT/PL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Alterar as enrtadas GOT/PLT;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5"><text:s/></text:span><text:span text:style-name="T5">Referências;</text:span></text:p>
              </text:list-item>
            </text:list>
            <text:list text:style-name="L2">
              <text:list-item>
                <text:p text:style-name="P8"><text:span text:style-name="T5"><text:s/></text:span><text:span text:style-name="T5">Perguntas?</text:span></text:p>
              </text:list-item>
            </text:list>
          </draw:text-box>
        </draw:frame>
        <draw:line draw:style-name="gr6" draw:text-style-name="P11" draw:layer="layout" svg:x1="1.278cm" svg:y1="3.175cm" svg:x2="26.67cm" svg:y2="3.175cm">
          <text:p text:style-name="P15"/>
        </draw:lin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4" draw:text-style-name="P7" draw:layer="layout" svg:width="25.4cm" svg:height="2.668cm" svg:x="1.277cm" svg:y="0.642cm">
          <draw:text-box>
            <text:p text:style-name="P6"><text:span text:style-name="T4">Passos da Infecção</text:span></text:p>
          </draw:text-box>
        </draw:frame>
        <draw:line draw:style-name="gr6" draw:text-style-name="P11" draw:layer="layout" svg:x1="1.285cm" svg:y1="3.182cm" svg:x2="26.677cm" svg:y2="3.182cm">
          <text:p text:style-name="P15"/>
        </draw:line>
        <draw:frame draw:style-name="gr2" draw:text-style-name="P45" draw:id="id94" draw:layer="layout" svg:width="21.884cm" svg:height="1.39cm" svg:x="1.143cm" svg:y="5.334cm">
          <draw:text-box>
            <text:list text:style-name="L3">
              <text:list-item>
                <text:p text:style-name="P8"><text:span text:style-name="T37"><text:s/></text:span><text:span text:style-name="T37">Determinar as funções a serem subvertidas;</text:span></text:p>
              </text:list-item>
            </text:list>
          </draw:text-box>
        </draw:frame>
        <draw:frame draw:style-name="gr2" draw:text-style-name="P45" draw:id="id95" draw:layer="layout" svg:width="24.043cm" svg:height="1.415cm" svg:x="1.143cm" svg:y="7.468cm">
          <draw:text-box>
            <text:list text:style-name="L3">
              <text:list-item>
                <text:p text:style-name="P8"><text:span text:style-name="T37"><text:s/></text:span><text:span text:style-name="T37">Escrever o </text:span><text:span text:style-name="T27">shellcodes</text:span><text:span text:style-name="T37"> para cada função;</text:span></text:p>
              </text:list-item>
            </text:list>
          </draw:text-box>
        </draw:frame>
        <draw:frame draw:style-name="gr2" draw:text-style-name="P45" draw:id="id97" draw:layer="layout" svg:width="27.015cm" svg:height="1.39cm" svg:x="1.143cm" svg:y="11.938cm">
          <draw:text-box>
            <text:list text:style-name="L3">
              <text:list-item>
                <text:p text:style-name="P8"><text:span text:style-name="T37"><text:s/></text:span><text:span text:style-name="T37">Localizar as entradas na seção GOT e/ou PLT das funções;</text:span></text:p>
              </text:list-item>
            </text:list>
          </draw:text-box>
        </draw:frame>
        <draw:frame draw:style-name="gr2" draw:text-style-name="P45" draw:id="id96" draw:layer="layout" svg:width="24.932cm" svg:height="1.415cm" svg:x="1.143cm" svg:y="9.627cm">
          <draw:text-box>
            <text:list text:style-name="L3">
              <text:list-item>
                <text:p text:style-name="P8"><text:span text:style-name="T37"><text:s/></text:span><text:span text:style-name="T37">Injetar os </text:span><text:span text:style-name="T27">shellcodes</text:span><text:span text:style-name="T38"> na memória do processo;</text:span></text:p>
              </text:list-item>
            </text:list>
          </draw:text-box>
        </draw:frame>
        <draw:frame draw:style-name="gr2" draw:text-style-name="P45" draw:id="id98" draw:layer="layout" svg:width="18.161cm" svg:height="1.39cm" svg:x="1.186cm" svg:y="14.344cm">
          <draw:text-box>
            <text:list text:style-name="L3">
              <text:list-item>
                <text:p text:style-name="P8"><text:span text:style-name="T37"><text:s/></text:span><text:span text:style-name="T37">Modificar as entradas GOT e/ou PLT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>
        <draw:frame draw:style-name="gr4" draw:text-style-name="P7" draw:layer="layout" svg:width="25.4cm" svg:height="2.668cm" svg:x="1.278cm" svg:y="0.642cm">
          <draw:text-box>
            <text:p text:style-name="P6"><text:span text:style-name="T4">Determinar as Funções</text:span></text:p>
          </draw:text-box>
        </draw:frame>
        <draw:line draw:style-name="gr6" draw:text-style-name="P11" draw:layer="layout" svg:x1="1.286cm" svg:y1="3.182cm" svg:x2="26.678cm" svg:y2="3.182cm">
          <text:p text:style-name="P15"/>
        </draw:line>
        <draw:frame draw:style-name="gr2" draw:text-style-name="P25" draw:layer="layout" svg:width="25.4cm" svg:height="4.469cm" svg:x="1.27cm" svg:y="4.572cm">
          <draw:text-box>
            <text:p text:style-name="P1"><text:span text:style-name="T16">A simplicidade desta etapa é inversamente proporcional a complexidade do software sendo infectado;</text:span></text:p>
          </draw:text-box>
        </draw:frame>
        <draw:frame draw:style-name="gr2" draw:text-style-name="P45" draw:id="id100" draw:layer="layout" svg:width="20.066cm" svg:height="1.39cm" svg:x="2.54cm" svg:y="12.187cm">
          <draw:text-box>
            <text:list text:style-name="L3">
              <text:list-item>
                <text:p text:style-name="P8"><text:span text:style-name="T37"><text:s/></text:span><text:span text:style-name="T37">Determinar o que se deseja fazer;</text:span></text:p>
              </text:list-item>
            </text:list>
          </draw:text-box>
        </draw:frame>
        <draw:frame draw:style-name="gr2" draw:text-style-name="P45" draw:id="id101" draw:layer="layout" svg:width="13.97cm" svg:height="1.39cm" svg:x="2.54cm" svg:y="13.584cm">
          <draw:text-box>
            <text:list text:style-name="L3">
              <text:list-item>
                <text:p text:style-name="P8"><text:span text:style-name="T37"><text:s/></text:span><text:span text:style-name="T37">Entender o código alvo;</text:span></text:p>
              </text:list-item>
            </text:list>
          </draw:text-box>
        </draw:frame>
        <draw:frame draw:style-name="gr2" draw:text-style-name="P45" draw:id="id102" draw:layer="layout" svg:width="15.621cm" svg:height="1.39cm" svg:x="2.584cm" svg:y="14.988cm">
          <draw:text-box>
            <text:list text:style-name="L3">
              <text:list-item>
                <text:p text:style-name="P8"><text:span text:style-name="T37"><text:s/></text:span><text:span text:style-name="T37">Identificar as funções.</text:span></text:p>
              </text:list-item>
            </text:list>
          </draw:text-box>
        </draw:frame>
        <draw:frame draw:style-name="gr2" draw:text-style-name="P25" draw:id="id99" draw:layer="layout" svg:width="12.954cm" svg:height="1.657cm" svg:x="1.397cm" svg:y="10.282cm">
          <draw:text-box>
            <text:p text:style-name="P15"><text:span text:style-name="T16">Pontos importantes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1" draw:text-style-name="P5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draw:frame draw:style-name="gr4" draw:text-style-name="P7" draw:layer="layout" svg:width="25.4cm" svg:height="2.668cm" svg:x="1.27cm" svg:y="0.635cm">
          <draw:text-box>
            <text:p text:style-name="P6"><text:span text:style-name="T4">Roteiro</text:span></text:p>
          </draw:text-box>
        </draw:frame>
        <draw:frame draw:style-name="gr44" draw:text-style-name="P10" draw:layer="layout" svg:width="21.59cm" svg:height="15.291cm" svg:x="1.905cm" svg:y="3.81cm">
          <draw:text-box>
            <text:list text:style-name="L3">
              <text:list-item>
                <text:p text:style-name="P8"><text:span text:style-name="T5"><text:s/></text:span><text:span text:style-name="T5">Introdução;</text:span></text:p>
              </text:list-item>
            </text:list>
            <text:list text:style-name="L3">
              <text:list-item>
                <text:p text:style-name="P8"><text:span text:style-name="T5"><text:s/></text:span><text:span text:style-name="T5">Princípio de funcionamento;</text:span></text:p>
              </text:list-item>
            </text:list>
            <text:list text:style-name="L3">
              <text:list-item>
                <text:p text:style-name="P8"><text:span text:style-name="T5"><text:s/></text:span><text:span text:style-name="T5">Resolução de símbolos;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GOT – Global Offset Table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LT – Procedure Linkage Table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LT + GOT;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<text:s/></text:span><text:span text:style-name="T5">ptrace();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Executando código via ptrace;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5"><text:s/></text:span><text:span text:style-name="T5">Passos da infecçao;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Determinar as funções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Escrever os shellcodes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Injetar os shellcodes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Localizar as entradas GOT/PL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Alterar as enrtadas GOT/PLT;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5"><text:s/></text:span><text:span text:style-name="T5">Referências;</text:span></text:p>
              </text:list-item>
            </text:list>
            <text:list text:style-name="L2">
              <text:list-item>
                <text:p text:style-name="P8"><text:span text:style-name="T5"><text:s/></text:span><text:span text:style-name="T5">Perguntas?</text:span></text:p>
              </text:list-item>
            </text:list>
          </draw:text-box>
        </draw:frame>
        <draw:line draw:style-name="gr6" draw:text-style-name="P11" draw:layer="layout" svg:x1="1.278cm" svg:y1="3.175cm" svg:x2="26.67cm" svg:y2="3.175cm">
          <text:p text:style-name="P15"/>
        </draw:lin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4" draw:text-style-name="P7" draw:layer="layout" svg:width="25.4cm" svg:height="2.668cm" svg:x="1.278cm" svg:y="0.642cm">
          <draw:text-box>
            <text:p text:style-name="P6"><text:span text:style-name="T4">Escrever os Shellcodes</text:span></text:p>
          </draw:text-box>
        </draw:frame>
        <draw:line draw:style-name="gr6" draw:text-style-name="P11" draw:layer="layout" svg:x1="1.286cm" svg:y1="3.182cm" svg:x2="26.678cm" svg:y2="3.182cm">
          <text:p text:style-name="P15"/>
        </draw:line>
        <draw:frame draw:style-name="gr2" draw:text-style-name="P31" draw:id="id103" draw:layer="layout" svg:width="25.7cm" svg:height="1.301cm" svg:x="1.143cm" svg:y="5.176cm">
          <draw:text-box>
            <text:list text:style-name="L4">
              <text:list-item>
                <text:p text:style-name="P8"><text:span text:style-name="T19"><text:s/></text:span><text:span text:style-name="T19">Geralmente deve-se escrever um shellcode para cada função;</text:span></text:p>
              </text:list-item>
            </text:list>
          </draw:text-box>
        </draw:frame>
        <draw:frame draw:style-name="gr45" draw:text-style-name="P47" draw:id="id104" draw:layer="layout" svg:width="23.495cm" svg:height="6.551cm" svg:x="1.179cm" svg:y="6.446cm">
          <draw:text-box>
            <text:list text:style-name="L4">
              <text:list-item>
                <text:p text:style-name="P8"><text:span text:style-name="T19"><text:s/></text:span><text:span text:style-name="T19">Nunca altere o conteúdo dos seguintes registradores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6"><text:span text:style-name="T19"><text:s/></text:span><text:span text:style-name="T19">%ebp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6"><text:span text:style-name="T19"><text:s/></text:span><text:span text:style-name="T19">%ebx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6"><text:span text:style-name="T19"><text:s/></text:span><text:span text:style-name="T19">%edi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6"><text:span text:style-name="T19"><text:s/></text:span><text:span text:style-name="T19">%esi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6"><text:span text:style-name="T19"><text:s/></text:span><text:span text:style-name="T19">%esp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6" draw:text-style-name="P47" draw:id="id105" draw:layer="layout" svg:width="13.335cm" svg:height="1.301cm" svg:x="1.189cm" svg:y="13.177cm">
          <draw:text-box>
            <text:list text:style-name="L4">
              <text:list-item>
                <text:p text:style-name="P8"><text:span text:style-name="T19"><text:s/></text:span><text:span text:style-name="T19">Dois pontos importantes:</text:span></text:p>
              </text:list-item>
            </text:list>
          </draw:text-box>
        </draw:frame>
        <draw:frame draw:style-name="gr2" draw:text-style-name="P31" draw:id="id106" draw:layer="layout" svg:width="11.684cm" svg:height="1.301cm" svg:x="2.078cm" svg:y="14.447cm">
          <draw:text-box>
            <text:list text:style-name="L3">
              <text:list-item>
                <text:p text:style-name="P8"><text:span text:style-name="T19"><text:s/></text:span><text:span text:style-name="T19">Chamar a função original;</text:span></text:p>
              </text:list-item>
            </text:list>
          </draw:text-box>
        </draw:frame>
        <draw:frame draw:style-name="gr2" draw:text-style-name="P31" draw:id="id107" draw:layer="layout" svg:width="14.351cm" svg:height="1.301cm" svg:x="2.078cm" svg:y="15.717cm">
          <draw:text-box>
            <text:list text:style-name="L3">
              <text:list-item>
                <text:p text:style-name="P8"><text:span text:style-name="T19"><text:s/></text:span><text:span text:style-name="T19">Armazenar dados temporário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>
        <draw:frame draw:style-name="gr4" draw:text-style-name="P7" draw:layer="layout" svg:width="25.4cm" svg:height="2.668cm" svg:x="1.278cm" svg:y="0.642cm">
          <draw:text-box>
            <text:p text:style-name="P6"><text:span text:style-name="T4">Escrever os Shellcodes</text:span></text:p>
          </draw:text-box>
        </draw:frame>
        <draw:line draw:style-name="gr6" draw:text-style-name="P11" draw:layer="layout" svg:x1="1.286cm" svg:y1="3.182cm" svg:x2="26.678cm" svg:y2="3.182cm">
          <text:p text:style-name="P15"/>
        </draw:line>
        <draw:frame draw:style-name="gr2" draw:text-style-name="P25" draw:layer="layout" svg:width="25.4cm" svg:height="1.657cm" svg:x="1.27cm" svg:y="4.953cm">
          <draw:text-box>
            <text:p text:style-name="P1"><text:span text:style-name="T16">Chamando a função original</text:span></text:p>
          </draw:text-box>
        </draw:frame>
        <draw:frame draw:style-name="gr2" draw:text-style-name="P31" draw:id="id108" draw:layer="layout" svg:width="13.335cm" svg:height="1.301cm" svg:x="0.889cm" svg:y="9.017cm">
          <draw:text-box>
            <text:p text:style-name="P15"><text:span text:style-name="T19">Dois métodos distintos:</text:span></text:p>
          </draw:text-box>
        </draw:frame>
        <draw:frame draw:style-name="gr2" draw:text-style-name="P31" draw:id="id109" draw:layer="layout" svg:width="15.748cm" svg:height="1.301cm" svg:x="2.286cm" svg:y="10.541cm">
          <draw:text-box>
            <text:list text:style-name="L3">
              <text:list-item>
                <text:p text:style-name="P8"><text:span text:style-name="T19"><text:s/></text:span><text:span text:style-name="T19">Função subvertida modificando a PLT;</text:span></text:p>
              </text:list-item>
            </text:list>
          </draw:text-box>
        </draw:frame>
        <draw:frame draw:style-name="gr2" draw:text-style-name="P31" draw:id="id110" draw:layer="layout" svg:width="17.272cm" svg:height="1.301cm" svg:x="2.286cm" svg:y="11.907cm">
          <draw:text-box>
            <text:list text:style-name="L3">
              <text:list-item>
                <text:p text:style-name="P8"><text:span text:style-name="T19"><text:s/></text:span><text:span text:style-name="T19">Função subvertida modificando a GOT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>
        <draw:frame draw:style-name="gr4" draw:text-style-name="P7" draw:layer="layout" svg:width="25.4cm" svg:height="2.668cm" svg:x="1.278cm" svg:y="0.642cm">
          <draw:text-box>
            <text:p text:style-name="P6"><text:span text:style-name="T4">Escrever os Shellcodes</text:span></text:p>
          </draw:text-box>
        </draw:frame>
        <draw:line draw:style-name="gr6" draw:text-style-name="P11" draw:layer="layout" svg:x1="1.286cm" svg:y1="3.182cm" svg:x2="26.678cm" svg:y2="3.182cm">
          <text:p text:style-name="P15"/>
        </draw:line>
        <draw:frame draw:style-name="gr2" draw:text-style-name="P15" draw:layer="layout" svg:width="21.59cm" svg:height="1.301cm" svg:x="1.016cm" svg:y="3.81cm">
          <draw:text-box>
            <text:p text:style-name="P48"><text:span text:style-name="T19">Função subvertida modificando a PLT:</text:span></text:p>
          </draw:text-box>
        </draw:frame>
        <draw:frame draw:style-name="gr2" draw:text-style-name="P31" draw:id="id112" draw:layer="layout" svg:width="23.368cm" svg:height="1.301cm" svg:x="1.778cm" svg:y="9.315cm">
          <draw:text-box>
            <text:list text:style-name="L4">
              <text:list-item>
                <text:p text:style-name="P8"><text:span text:style-name="T19"><text:s/></text:span><text:span text:style-name="T19">Fazer uma cópia da instrução JMP e inserir no shellcode;</text:span></text:p>
              </text:list-item>
            </text:list>
          </draw:text-box>
        </draw:frame>
        <draw:frame draw:style-name="gr2" draw:text-style-name="P31" draw:id="id114" draw:layer="layout" svg:width="23.368cm" svg:height="1.301cm" svg:x="1.778cm" svg:y="10.585cm">
          <draw:text-box>
            <text:list text:style-name="L4">
              <text:list-item>
                <text:p text:style-name="P8"><text:span text:style-name="T19"><text:s/></text:span><text:span text:style-name="T19">É necessário retomar o controle da aplicação?</text:span></text:p>
              </text:list-item>
            </text:list>
          </draw:text-box>
        </draw:frame>
        <draw:g draw:id="id111">
          <draw:rect draw:style-name="gr32" draw:text-style-name="P37" draw:layer="layout" svg:width="23.876cm" svg:height="3.174cm" svg:x="1.905cm" svg:y="5.716cm">
            <text:p text:style-name="P15"><text:span text:style-name="T25">&lt;printf@plt&gt;: <text:s text:c="2"/>jmp <text:s text:c="3"/>*0x804957c</text:span></text:p>
            <text:p text:style-name="P20"><text:span text:style-name="T25">&lt;printf@plt+6&gt;: push <text:s text:c="2"/>$0x0</text:span></text:p>
            <text:p text:style-name="P15"><text:span text:style-name="T25">&lt;printf@plt+11&gt;:jmp <text:s text:c="3"/>0x8048290 &lt;_init+24&gt;</text:span></text:p>
          </draw:rect>
          <draw:frame draw:style-name="gr2" draw:text-style-name="P15" draw:layer="layout" svg:width="1.778cm" svg:height="1.038cm" svg:x="23.749cm" svg:y="8.001cm">
            <draw:text-box>
              <text:p text:style-name="P15">PLT</text:p>
            </draw:text-box>
          </draw:frame>
        </draw:g>
        <draw:g draw:id="id115">
          <draw:rect draw:style-name="gr32" draw:text-style-name="P37" draw:layer="layout" svg:width="23.876cm" svg:height="5.287cm" svg:x="1.905cm" svg:y="12.06cm">
            <text:p text:style-name="P15"><text:span text:style-name="T25"><text:tab/></text:span><text:span text:style-name="T25"><text:tab/></text:span><text:span text:style-name="T25"><text:tab/></text:span><text:span text:style-name="T25">call</text:span><text:span text:style-name="T25"><text:tab/></text:span><text:span text:style-name="T25">jmp_para_função</text:span></text:p>
            <text:p text:style-name="P15"><text:span text:style-name="T25"><text:tab/></text:span><text:span text:style-name="T25">retoma_controle:</text:span></text:p>
            <text:p text:style-name="P15"><text:span text:style-name="T25"><text:tab/></text:span><text:span text:style-name="T25"><text:tab/></text:span><text:span text:style-name="T25"><text:tab/></text:span><text:span text:style-name="T25">...</text:span></text:p>
            <text:p text:style-name="P15"><text:span text:style-name="T25"><text:tab/></text:span><text:span text:style-name="T25"><text:tab/></text:span><text:span text:style-name="T25"><text:tab/></text:span><text:span text:style-name="T25">...</text:span></text:p>
            <text:p text:style-name="P15"><text:span text:style-name="T25"><text:tab/></text:span><text:span text:style-name="T25">jmp_para_função:</text:span></text:p>
            <text:p text:style-name="P15"><text:span text:style-name="T25"><text:tab/></text:span><text:span text:style-name="T25"><text:tab/></text:span><text:span text:style-name="T25"><text:tab/></text:span><text:span text:style-name="T25">jmp</text:span><text:span text:style-name="T25"><text:tab/></text:span><text:span text:style-name="T25"><text:tab/></text:span><text:span text:style-name="T25">*0x804957c</text:span></text:p>
          </draw:rect>
          <draw:frame draw:style-name="gr2" draw:text-style-name="P15" draw:layer="layout" svg:width="3.429cm" svg:height="1.038cm" svg:x="22.215cm" svg:y="16.3cm">
            <draw:text-box>
              <text:p text:style-name="P15">Shellcode</text:p>
            </draw:text-box>
          </draw:frame>
        </draw:g>
        <draw:line draw:style-name="gr29" draw:text-style-name="P11" draw:id="id113" draw:layer="layout" svg:x1="18.669cm" svg:y1="6.477cm" svg:x2="14.986cm" svg:y2="6.477cm">
          <text:p text:style-name="P15"/>
        </draw:line>
        <draw:frame draw:style-name="gr2" draw:text-style-name="P31" draw:id="id118" draw:layer="layout" svg:width="23.368cm" svg:height="1.322cm" svg:x="1.778cm" svg:y="17.728cm">
          <draw:text-box>
            <text:list text:style-name="L4">
              <text:list-item>
                <text:p text:style-name="P8"><text:span text:style-name="T19"><text:s/></text:span><text:span text:style-name="T19">É necessário ajustar os parâmetros na </text:span><text:span text:style-name="T39">stack.</text:span></text:p>
              </text:list-item>
            </text:list>
          </draw:text-box>
        </draw:frame>
        <draw:g draw:id="id116">
          <draw:line draw:style-name="gr47" draw:text-style-name="P11" draw:layer="layout" svg:x1="5.588cm" svg:y1="13.029cm" svg:x2="2.54cm" svg:y2="13.029cm">
            <text:p text:style-name="P15"/>
          </draw:line>
          <draw:line draw:style-name="gr47" draw:text-style-name="P11" draw:layer="layout" svg:x1="2.54cm" svg:y1="13.029cm" svg:x2="2.54cm" svg:y2="16.458cm">
            <text:p text:style-name="P15"/>
          </draw:line>
          <draw:line draw:style-name="gr48" draw:text-style-name="P11" draw:layer="layout" svg:x1="2.54cm" svg:y1="16.458cm" svg:x2="5.715cm" svg:y2="16.458cm">
            <text:p text:style-name="P15"/>
          </draw:line>
        </draw:g>
        <draw:g draw:id="id117">
          <draw:line draw:style-name="gr47" draw:text-style-name="P11" draw:layer="layout" svg:x1="12.573cm" svg:y1="16.331cm" svg:x2="13.716cm" svg:y2="16.331cm">
            <text:p text:style-name="P15"/>
          </draw:line>
          <draw:line draw:style-name="gr47" draw:text-style-name="P11" draw:layer="layout" svg:x1="13.716cm" svg:y1="16.331cm" svg:x2="13.716cm" svg:y2="14.426cm">
            <text:p text:style-name="P15"/>
          </draw:line>
          <draw:line draw:style-name="gr49" draw:text-style-name="P11" draw:layer="layout" svg:x1="13.716cm" svg:y1="14.426cm" svg:x2="7.239cm" svg:y2="14.426cm">
            <text:p text:style-name="P15"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right">
                  <anim:set smil:begin="0s" smil:dur="0.001s" smil:fill="hold" smil:targetElement="id113" smil:attributeName="visibility" smil:to="visible"/>
                  <anim:transitionFilter smil:dur="0.5s" smil:targetElement="id113" smil:type="slideWipe" smil:subtype="from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116" smil:attributeName="visibility" smil:to="visible"/>
                  <anim:transitionFilter smil:dur="0.5s" smil:targetElement="id116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17" smil:attributeName="visibility" smil:to="visible"/>
                  <anim:transitionFilter smil:dur="0.5s" smil:targetElement="id117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>
        <draw:frame draw:style-name="gr4" draw:text-style-name="P7" draw:layer="layout" svg:width="25.4cm" svg:height="2.668cm" svg:x="1.278cm" svg:y="0.642cm">
          <draw:text-box>
            <text:p text:style-name="P6"><text:span text:style-name="T4">Escrever os Shellcodes</text:span></text:p>
          </draw:text-box>
        </draw:frame>
        <draw:line draw:style-name="gr6" draw:text-style-name="P11" draw:layer="layout" svg:x1="1.286cm" svg:y1="3.182cm" svg:x2="26.678cm" svg:y2="3.182cm">
          <text:p text:style-name="P15"/>
        </draw:line>
        <draw:frame draw:style-name="gr2" draw:text-style-name="P15" draw:layer="layout" svg:width="21.59cm" svg:height="1.301cm" svg:x="1.016cm" svg:y="3.411cm">
          <draw:text-box>
            <text:p text:style-name="P48"><text:span text:style-name="T19">Função subvertida modificando a GOT:</text:span></text:p>
          </draw:text-box>
        </draw:frame>
        <draw:frame draw:style-name="gr2" draw:text-style-name="P31" draw:id="id119" draw:layer="layout" svg:width="23.368cm" svg:height="1.301cm" svg:x="1.778cm" svg:y="4.634cm">
          <draw:text-box>
            <text:list text:style-name="L4">
              <text:list-item>
                <text:p text:style-name="P8"><text:span text:style-name="T19"><text:s/></text:span><text:span text:style-name="T19">Salvar o endereço da GOT e utilizar no shellcode;</text:span></text:p>
              </text:list-item>
            </text:list>
          </draw:text-box>
        </draw:frame>
        <draw:g draw:id="id120">
          <draw:rect draw:style-name="gr32" draw:text-style-name="P49" draw:layer="layout" svg:width="23.876cm" svg:height="2.927cm" svg:x="1.905cm" svg:y="5.978cm">
            <text:p text:style-name="P20"><text:span text:style-name="T25"><text:tab/></text:span><text:span text:style-name="T25">mov</text:span><text:span text:style-name="T25"><text:tab/></text:span><text:span text:style-name="T25"><text:tab/></text:span><text:span text:style-name="T25">$ORIGINAL_ADDR,%eax</text:span></text:p>
            <text:p text:style-name="P20"><text:span text:style-name="T25"><text:tab/></text:span><text:span text:style-name="T25">jmp</text:span><text:span text:style-name="T25"><text:tab/></text:span><text:span text:style-name="T25"><text:tab/></text:span><text:span text:style-name="T25">*%eax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/text:p>
          </draw:rect>
          <draw:frame draw:style-name="gr50" draw:text-style-name="P15" draw:layer="layout" svg:width="3.429cm" svg:height="1.038cm" svg:x="22.225cm" svg:y="7.883cm">
            <draw:text-box>
              <text:p text:style-name="P15">Shellcode</text:p>
            </draw:text-box>
          </draw:frame>
        </draw:g>
        <draw:frame draw:style-name="gr2" draw:text-style-name="P31" draw:id="id121" draw:layer="layout" svg:width="23.368cm" svg:height="1.301cm" svg:x="1.778cm" svg:y="9.186cm">
          <draw:text-box>
            <text:list text:style-name="L4">
              <text:list-item>
                <text:p text:style-name="P8"><text:span text:style-name="T19"><text:s/></text:span><text:span text:style-name="T19">É necessário retomar o controle da aplicação?</text:span></text:p>
              </text:list-item>
            </text:list>
          </draw:text-box>
        </draw:frame>
        <draw:g draw:id="id122">
          <draw:rect draw:style-name="gr32" draw:text-style-name="P49" draw:layer="layout" svg:width="23.876cm" svg:height="2.927cm" svg:x="1.905cm" svg:y="10.479cm">
            <text:p text:style-name="P20"><text:span text:style-name="T25"><text:tab/></text:span><text:span text:style-name="T25">mov</text:span><text:span text:style-name="T25"><text:tab/></text:span><text:span text:style-name="T25"><text:tab/></text:span><text:span text:style-name="T25">$ORIGINAL_ADDR,%eax</text:span></text:p>
            <text:p text:style-name="P20"><text:span text:style-name="T25"><text:tab/></text:span><text:span text:style-name="T25">call</text:span><text:span text:style-name="T25"><text:tab/></text:span><text:span text:style-name="T25">*%eax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/text:p>
          </draw:rect>
          <draw:frame draw:style-name="gr50" draw:text-style-name="P15" draw:layer="layout" svg:width="3.429cm" svg:height="1.038cm" svg:x="22.225cm" svg:y="12.384cm">
            <draw:text-box>
              <text:p text:style-name="P15">Shellcode</text:p>
            </draw:text-box>
          </draw:frame>
        </draw:g>
        <draw:frame draw:style-name="gr2" draw:text-style-name="P31" draw:id="id123" draw:layer="layout" svg:width="23.368cm" svg:height="1.322cm" svg:x="1.778cm" svg:y="13.729cm">
          <draw:text-box>
            <text:list text:style-name="L4">
              <text:list-item>
                <text:p text:style-name="P8"><text:span text:style-name="T19"><text:s/></text:span><text:span text:style-name="T19">É necessário ajustar os parâmetros na </text:span><text:span text:style-name="T39">stack;</text:span></text:p>
              </text:list-item>
            </text:list>
          </draw:text-box>
        </draw:frame>
        <draw:frame draw:style-name="gr2" draw:text-style-name="P50" draw:id="id124" draw:layer="layout" svg:width="25.146cm" svg:height="1.322cm" svg:x="1.778cm" svg:y="14.83cm">
          <draw:text-box>
            <text:list text:style-name="L4">
              <text:list-item>
                <text:p text:style-name="P8"><text:span text:style-name="T39">Lazy Resolution</text:span><text:span text:style-name="T40"> gera problemas ao chamar a função original;</text:span></text:p>
              </text:list-item>
            </text:list>
          </draw:text-box>
        </draw:frame>
        <draw:g draw:id="id125">
          <draw:rect draw:style-name="gr32" draw:text-style-name="P49" draw:layer="layout" svg:width="23.876cm" svg:height="2.927cm" svg:x="1.905cm" svg:y="16.28cm">
            <text:p text:style-name="P20"><text:span text:style-name="T25"><text:tab/></text:span><text:span text:style-name="T25">mov</text:span><text:span text:style-name="T25"><text:tab/></text:span><text:span text:style-name="T25"><text:tab/></text:span><text:span text:style-name="T25">$SHELLCODE_ADDR,%ecx</text:span></text:p>
            <text:p text:style-name="P20"><text:span text:style-name="T25"><text:tab/></text:span><text:span text:style-name="T25">mov</text:span><text:span text:style-name="T25"><text:tab/></text:span><text:span text:style-name="T25"><text:tab/></text:span><text:span text:style-name="T25">%ecx,GOT_ENTRY</text:span></text:p>
            <text:p text:style-name="P20"><text:span text:style-name="T25"><text:tab/></text:span><text:span text:style-name="T25">ret</text:span></text:p>
          </draw:rect>
          <draw:frame draw:style-name="gr50" draw:text-style-name="P15" draw:layer="layout" svg:width="3.429cm" svg:height="1.038cm" svg:x="22.225cm" svg:y="18.185cm">
            <draw:text-box>
              <text:p text:style-name="P15">Shellcode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>
        <draw:frame draw:style-name="gr2" draw:text-style-name="P25" draw:layer="layout" svg:width="25.4cm" svg:height="1.657cm" svg:x="1.27cm" svg:y="3.753cm">
          <draw:text-box>
            <text:p text:style-name="P1"><text:span text:style-name="T16">Armazenando dados temporários</text:span></text:p>
          </draw:text-box>
        </draw:frame>
        <draw:frame draw:style-name="gr4" draw:text-style-name="P7" draw:layer="layout" svg:width="25.4cm" svg:height="2.668cm" svg:x="1.278cm" svg:y="0.642cm">
          <draw:text-box>
            <text:p text:style-name="P6"><text:span text:style-name="T4">Escrever os Shellcodes</text:span></text:p>
          </draw:text-box>
        </draw:frame>
        <draw:line draw:style-name="gr6" draw:text-style-name="P11" draw:layer="layout" svg:x1="1.286cm" svg:y1="3.182cm" svg:x2="26.678cm" svg:y2="3.182cm">
          <text:p text:style-name="P15"/>
        </draw:line>
        <draw:frame draw:style-name="gr41" draw:text-style-name="P15" draw:id="id126" draw:layer="layout" svg:width="16.51cm" svg:height="0.886cm" svg:x="1.143cm" svg:y="5.718cm">
          <draw:text-box>
            <text:list text:style-name="L4">
              <text:list-item>
                <text:p text:style-name="P8"><text:s/>Porque armazenar dados?</text:p>
              </text:list-item>
            </text:list>
          </draw:text-box>
        </draw:frame>
        <draw:frame draw:style-name="gr41" draw:text-style-name="P15" draw:id="id127" draw:layer="layout" svg:width="6.096cm" svg:height="0.886cm" svg:x="1.115cm" svg:y="6.731cm">
          <draw:text-box>
            <text:list text:style-name="L4">
              <text:list-item>
                <text:p text:style-name="P8"><text:s/>Dois métodos:</text:p>
              </text:list-item>
            </text:list>
          </draw:text-box>
        </draw:frame>
        <draw:frame draw:style-name="gr41" draw:text-style-name="P15" draw:id="id128" draw:layer="layout" svg:width="21.463cm" svg:height="0.903cm" svg:x="3.156cm" svg:y="7.801cm">
          <draw:text-box>
            <text:list text:style-name="L3">
              <text:list-item>
                <text:p text:style-name="P8"><text:s/>Forçar o processo a alocar memória e utilizar o endereço no <text:span text:style-name="T32">shellcode</text:span>;</text:p>
              </text:list-item>
            </text:list>
          </draw:text-box>
        </draw:frame>
        <draw:frame draw:style-name="gr41" draw:text-style-name="P15" draw:id="id129" draw:layer="layout" svg:width="20.828cm" svg:height="0.903cm" svg:x="3.183cm" svg:y="8.803cm">
          <draw:text-box>
            <text:list text:style-name="L3">
              <text:list-item>
                <text:p text:style-name="P8"><text:s/>Armazenar junto com o <text:span text:style-name="T32">shellcode</text:span><text:span text:style-name="T33">;</text:span></text:p>
              </text:list-item>
            </text:list>
          </draw:text-box>
        </draw:frame>
        <draw:g draw:id="id130">
          <draw:rect draw:style-name="gr32" draw:text-style-name="P49" draw:layer="layout" svg:width="23.876cm" svg:height="9.398cm" svg:x="1.905cm" svg:y="9.879cm">
            <text:p text:style-name="P20"><text:span text:style-name="T25">shellcode:</text:span></text:p>
            <text:p text:style-name="P20"><text:span text:style-name="T25"><text:tab/></text:span><text:span text:style-name="T25"><text:tab/></text:span><text:span text:style-name="T25"><text:tab/></text:span><text:span text:style-name="T25">...</text:span></text:p>
            <text:p text:style-name="P20"><text:span text:style-name="T25"><text:tab/></text:span><text:span text:style-name="T25"><text:tab/></text:span><text:span text:style-name="T25"><text:tab/></text:span><text:span text:style-name="T25">call</text:span><text:span text:style-name="T25"><text:tab/></text:span><text:span text:style-name="T25"><text:tab/></text:span><text:span text:style-name="T25">temp_data</text:span><text:span text:style-name="T25"><text:tab/></text:span></text:p>
            <text:p text:style-name="P20"><text:span text:style-name="T25"><text:tab/></text:span><text:span text:style-name="T25"><text:tab/></text:span><text:span text:style-name="T25"><text:tab/></text:span><text:span text:style-name="T25">pop</text:span><text:span text:style-name="T25"><text:tab/></text:span><text:span text:style-name="T25"><text:tab/></text:span><text:span text:style-name="T25"><text:tab/></text:span><text:span text:style-name="T25">%ecx</text:span><text:span text:style-name="T25"><text:tab/></text:span><text:span text:style-name="T25"><text:tab/></text:span><text:span text:style-name="T25"><text:tab/></text:span><text:span text:style-name="T25">; %ecx contém o endereço</text:span></text:p>
            <text:p text:style-name="P20"><text:span text:style-name="T25"><text:tab/></text:span><text:span text:style-name="T25"><text:tab/></text:span><text:span text:style-name="T25"><text:tab/></text:span><text:span text:style-name="T25">...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; base da área de</text:span></text:p>
            <text:p text:style-name="P20"><text:span text:style-name="T25"><text:tab/></text:span><text:span text:style-name="T25"><text:tab/></text:span><text:span text:style-name="T25"><text:tab/></text:span><text:span text:style-name="T25">...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; armazenamento</text:span></text:p>
            <text:p text:style-name="P20"><text:span text:style-name="T25"><text:tab/></text:span><text:span text:style-name="T25"><text:tab/></text:span><text:span text:style-name="T25"><text:tab/></text:span><text:span text:style-name="T25">ret</text:span></text:p>
            <text:p text:style-name="P20"><text:span text:style-name="T25">temp_data:</text:span></text:p>
            <text:p text:style-name="P20"><text:span text:style-name="T25"><text:tab/></text:span><text:span text:style-name="T25"><text:tab/></text:span><text:span text:style-name="T25"><text:tab/></text:span><text:span text:style-name="T25">pop</text:span><text:span text:style-name="T25"><text:tab/></text:span><text:span text:style-name="T25"><text:tab/></text:span><text:span text:style-name="T25"><text:tab/></text:span><text:span text:style-name="T25">%edx</text:span></text:p>
            <text:p text:style-name="P20"><text:span text:style-name="T25"><text:tab/></text:span><text:span text:style-name="T25"><text:tab/></text:span><text:span text:style-name="T25"><text:tab/></text:span><text:span text:style-name="T25">call</text:span><text:span text:style-name="T25"><text:tab/></text:span><text:span text:style-name="T25"><text:tab/></text:span><text:span text:style-name="T25">*%edx</text:span></text:p>
            <text:p text:style-name="P20"><text:span text:style-name="T25"><text:tab/></text:span><text:span text:style-name="T25"><text:tab/></text:span><text:span text:style-name="T25"><text:tab/></text:span><text:span text:style-name="T25">.dword</text:span><text:span text:style-name="T25"><text:tab/></text:span><text:span text:style-name="T25"><text:tab/></text:span><text:span text:style-name="T25">0x00000000</text:span><text:span text:style-name="T25"><text:tab/></text:span><text:span text:style-name="T25">; 8 bytes de</text:span></text:p>
            <text:p text:style-name="P20"><text:span text:style-name="T25"><text:tab/></text:span><text:span text:style-name="T25"><text:tab/></text:span><text:span text:style-name="T25"><text:tab/></text:span><text:span text:style-name="T25">.dword</text:span><text:span text:style-name="T25"><text:tab/></text:span><text:span text:style-name="T25"><text:tab/></text:span><text:span text:style-name="T25">0x00000000</text:span><text:span text:style-name="T25"><text:tab/></text:span><text:span text:style-name="T25">; espeço</text:span></text:p>
          </draw:rect>
          <draw:frame draw:style-name="gr51" draw:text-style-name="P15" draw:layer="layout" svg:width="3.429cm" svg:height="1.038cm" svg:x="22.352cm" svg:y="18.139cm">
            <draw:text-box>
              <text:p text:style-name="P15">Shellcode</text:p>
            </draw:text-box>
          </draw:frame>
        </draw:g>
        <draw:g draw:id="id131">
          <draw:line draw:style-name="gr47" draw:text-style-name="P11" draw:layer="layout" svg:x1="5.715cm" svg:y1="12.192cm" svg:x2="1.524cm" svg:y2="12.192cm">
            <text:p text:style-name="P15"/>
          </draw:line>
          <draw:line draw:style-name="gr47" draw:text-style-name="P11" draw:layer="layout" svg:x1="1.524cm" svg:y1="12.192cm" svg:x2="1.524cm" svg:y2="16.383cm">
            <text:p text:style-name="P15"/>
          </draw:line>
          <draw:line draw:style-name="gr49" draw:text-style-name="P11" draw:layer="layout" svg:x1="1.524cm" svg:y1="16.383cm" svg:x2="5.715cm" svg:y2="16.383cm">
            <text:p text:style-name="P15"/>
          </draw:line>
        </draw:g>
        <draw:g draw:id="id132">
          <draw:line draw:style-name="gr47" draw:text-style-name="P11" draw:layer="layout" svg:x1="5.715cm" svg:y1="17.018cm" svg:x2="0.762cm" svg:y2="17.018cm">
            <text:p text:style-name="P15"/>
          </draw:line>
          <draw:line draw:style-name="gr47" draw:text-style-name="P11" draw:layer="layout" svg:x1="0.762cm" svg:y1="17.018cm" svg:x2="0.762cm" svg:y2="12.954cm">
            <text:p text:style-name="P15"/>
          </draw:line>
          <draw:line draw:style-name="gr49" draw:text-style-name="P11" draw:layer="layout" svg:x1="0.762cm" svg:y1="12.954cm" svg:x2="5.715cm" svg:y2="12.954cm">
            <text:p text:style-name="P15"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131" smil:attributeName="visibility" smil:to="visible"/>
                  <anim:transitionFilter smil:dur="0.5s" smil:targetElement="id131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32" smil:attributeName="visibility" smil:to="visible"/>
                  <anim:transitionFilter smil:dur="0.5s" smil:targetElement="id132" smil:type="slideWipe" smil:subtype="fromBottom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>
        <draw:frame draw:style-name="gr4" draw:text-style-name="P7" draw:layer="layout" svg:width="25.4cm" svg:height="2.668cm" svg:x="1.27cm" svg:y="0.635cm">
          <draw:text-box>
            <text:p text:style-name="P6"><text:span text:style-name="T4">Roteiro</text:span></text:p>
          </draw:text-box>
        </draw:frame>
        <draw:frame draw:style-name="gr52" draw:text-style-name="P10" draw:layer="layout" svg:width="21.59cm" svg:height="15.291cm" svg:x="1.905cm" svg:y="3.81cm">
          <draw:text-box>
            <text:list text:style-name="L3">
              <text:list-item>
                <text:p text:style-name="P8"><text:span text:style-name="T5"><text:s/></text:span><text:span text:style-name="T5">Introdução;</text:span></text:p>
              </text:list-item>
            </text:list>
            <text:list text:style-name="L3">
              <text:list-item>
                <text:p text:style-name="P8"><text:span text:style-name="T5"><text:s/></text:span><text:span text:style-name="T5">Princípio de funcionamento;</text:span></text:p>
              </text:list-item>
            </text:list>
            <text:list text:style-name="L3">
              <text:list-item>
                <text:p text:style-name="P8"><text:span text:style-name="T5"><text:s/></text:span><text:span text:style-name="T5">Resolução de símbolos;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GOT – Global Offset Table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LT – Procedure Linkage Table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LT + GOT;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<text:s/></text:span><text:span text:style-name="T5">ptrace();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Executando código via ptrace;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5"><text:s/></text:span><text:span text:style-name="T5">Passos da infecçao;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Determinar as funções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Escrever os shellcodes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Injetar os shellcodes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Localizar as entradas GOT/PL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Alterar as enrtadas GOT/PLT;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5"><text:s/></text:span><text:span text:style-name="T5">Referências;</text:span></text:p>
              </text:list-item>
            </text:list>
            <text:list text:style-name="L2">
              <text:list-item>
                <text:p text:style-name="P8"><text:span text:style-name="T5"><text:s/></text:span><text:span text:style-name="T5">Perguntas?</text:span></text:p>
              </text:list-item>
            </text:list>
          </draw:text-box>
        </draw:frame>
        <draw:line draw:style-name="gr6" draw:text-style-name="P11" draw:layer="layout" svg:x1="1.278cm" svg:y1="3.175cm" svg:x2="26.67cm" svg:y2="3.175cm">
          <text:p text:style-name="P15"/>
        </draw:lin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draw:frame draw:style-name="gr4" draw:text-style-name="P7" draw:layer="layout" svg:width="25.4cm" svg:height="2.668cm" svg:x="1.278cm" svg:y="0.642cm">
          <draw:text-box>
            <text:p text:style-name="P6"><text:span text:style-name="T4">Injetar os Shellcodes</text:span></text:p>
          </draw:text-box>
        </draw:frame>
        <draw:line draw:style-name="gr6" draw:text-style-name="P11" draw:layer="layout" svg:x1="1.286cm" svg:y1="3.182cm" svg:x2="26.678cm" svg:y2="3.182cm">
          <text:p text:style-name="P15"/>
        </draw:line>
        <draw:frame draw:style-name="gr41" draw:text-style-name="P25" draw:layer="layout" svg:width="21.082cm" svg:height="1.505cm" svg:x="1.143cm" svg:y="5.01cm">
          <draw:text-box>
            <text:p text:style-name="P15"><text:span text:style-name="T16">Onde armazenar o shellcode?</text:span></text:p>
          </draw:text-box>
        </draw:frame>
        <draw:frame draw:style-name="gr53" draw:text-style-name="P51" draw:id="id133" draw:layer="layout" svg:width="14.351cm" svg:height="3.858cm" svg:x="2.386cm" svg:y="6.55cm">
          <draw:text-box>
            <text:list text:style-name="L3">
              <text:list-item>
                <text:p text:id="id134" text:style-name="P8"><text:span text:style-name="T10"><text:s/></text:span><text:span text:style-name="T10">Na </text:span><text:span text:style-name="T22">stack</text:span><text:span text:style-name="T30">;</text:span></text:p>
              </text:list-item>
            </text:list>
            <text:list text:style-name="L3">
              <text:list-item>
                <text:p text:id="id135" text:style-name="P8"><text:span text:style-name="T30"><text:s/></text:span><text:span text:style-name="T30">Nos </text:span><text:span text:style-name="T22">program headers</text:span><text:span text:style-name="T30">;</text:span></text:p>
              </text:list-item>
            </text:list>
            <text:list text:style-name="L3">
              <text:list-item>
                <text:p text:id="id136" text:style-name="P8"><text:span text:style-name="T30"><text:s/></text:span><text:span text:style-name="T30">Em </text:span><text:span text:style-name="T22">anonymous mappings.</text:span></text:p>
              </text:list-item>
            </text:list>
          </draw:text-box>
        </draw:frame>
        <draw:frame draw:style-name="gr41" draw:text-style-name="P25" draw:id="id137" draw:layer="layout" svg:width="22.352cm" svg:height="1.505cm" svg:x="1.143cm" svg:y="11.71cm">
          <draw:text-box>
            <text:p text:style-name="P15"><text:span text:style-name="T16">A melhor escolha é a 3a. opção. Porque?</text:span></text:p>
          </draw:text-box>
        </draw:frame>
        <draw:frame draw:style-name="gr54" draw:text-style-name="P51" draw:id="id138" draw:layer="layout" svg:width="24.664cm" svg:height="2.58cm" svg:x="2.387cm" svg:y="13.25cm">
          <draw:text-box>
            <text:list text:style-name="L3">
              <text:list-item>
                <text:p text:id="id139" text:style-name="P8"><text:span text:style-name="T10"><text:s/></text:span><text:span text:style-name="T10">Pode-se marcar a área de memória como </text:span><text:span text:style-name="T22">executável;</text:span></text:p>
              </text:list-item>
            </text:list>
            <text:list text:style-name="L3">
              <text:list-item>
                <text:p text:id="id140" text:style-name="P8"><text:span text:style-name="T30"><text:s/></text:span><text:span text:style-name="T30">Sem restrições de tamanho.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>
        <draw:frame draw:style-name="gr4" draw:text-style-name="P7" draw:layer="layout" svg:width="25.4cm" svg:height="2.668cm" svg:x="1.278cm" svg:y="0.642cm">
          <draw:text-box>
            <text:p text:style-name="P6"><text:span text:style-name="T4">Injetar os Shellcodes</text:span></text:p>
          </draw:text-box>
        </draw:frame>
        <draw:line draw:style-name="gr6" draw:text-style-name="P11" draw:layer="layout" svg:x1="1.286cm" svg:y1="3.182cm" svg:x2="26.678cm" svg:y2="3.182cm">
          <text:p text:style-name="P15"/>
        </draw:line>
        <draw:rect draw:style-name="gr55" draw:text-style-name="P37" draw:layer="layout" svg:width="23.876cm" svg:height="2.217cm" svg:x="1.905cm" svg:y="3.579cm">
          <text:p text:style-name="P1"><text:span text:style-name="T25">mmap(NULL,size,PROT_READ|PROT_WRITE|PROT_EXEC,</text:span></text:p>
          <text:p text:style-name="P1"><text:span text:style-name="T25"><text:tab/></text:span><text:span text:style-name="T25"><text:tab/></text:span><text:span text:style-name="T25">MAP_PRIVATE|MAP_ANONYMOUS,-1,0)</text:span></text:p>
        </draw:rect>
        <draw:rect draw:style-name="gr32" draw:text-style-name="P37" draw:id="id141" draw:layer="layout" svg:width="23.876cm" svg:height="12.954cm" svg:x="1.905cm" svg:y="6.223cm">
          <text:p text:style-name="P15"><text:span text:style-name="T25">&lt;main+31&gt;: <text:s text:c="2"/>push <text:s text:c="2"/>$0x0</text:span><text:span text:style-name="T25"><text:tab/></text:span><text:span text:style-name="T25"><text:tab/></text:span><text:span text:style-name="T25"><text:tab/></text:span><text:span text:style-name="T25">// offset</text:span></text:p>
          <text:p text:style-name="P15"><text:span text:style-name="T25">&lt;main+33&gt;: <text:s text:c="2"/>push <text:s text:c="2"/>$0xffffffff</text:span><text:span text:style-name="T25"><text:tab/></text:span><text:span text:style-name="T25">// fd</text:span></text:p>
          <text:p text:style-name="P15"><text:span text:style-name="T25">&lt;main+35&gt;: <text:s text:c="2"/>push <text:s text:c="2"/>$0x22</text:span><text:span text:style-name="T25"><text:tab/></text:span><text:span text:style-name="T25"><text:tab/></text:span><text:span text:style-name="T25"><text:tab/></text:span><text:span text:style-name="T25">// flags</text:span></text:p>
          <text:p text:style-name="P15"><text:span text:style-name="T25">&lt;main+37&gt;: <text:s text:c="2"/>push <text:s text:c="2"/>$0x7</text:span><text:span text:style-name="T25"><text:tab/></text:span><text:span text:style-name="T25"><text:tab/></text:span><text:span text:style-name="T25"><text:tab/></text:span><text:span text:style-name="T25">// prot</text:span></text:p>
          <text:p text:style-name="P15"><text:span text:style-name="T25">&lt;main+39&gt;: <text:s text:c="2"/>push <text:s text:c="2"/>$0x41414141</text:span><text:span text:style-name="T25"><text:tab/></text:span><text:span text:style-name="T25">// size</text:span></text:p>
          <text:p text:style-name="P15"><text:span text:style-name="T25">&lt;main+44&gt;: <text:s text:c="2"/>push <text:s text:c="2"/>$0x0</text:span><text:span text:style-name="T25"><text:tab/></text:span><text:span text:style-name="T25"><text:tab/></text:span><text:span text:style-name="T25"><text:tab/></text:span><text:span text:style-name="T25">// start</text:span></text:p>
          <text:p text:style-name="P15"><text:span text:style-name="T25">&lt;main+46&gt;: <text:s text:c="2"/>call <text:s text:c="2"/>0x804ed50 &lt;mmap&gt;</text:span></text:p>
          <text:p text:style-name="P15"><text:span text:style-name="T25"><text:tab/></text:span><text:span text:style-name="T25">...</text:span></text:p>
          <text:p text:style-name="P15"><text:span text:style-name="T25"><text:tab/></text:span><text:span text:style-name="T25">...</text:span></text:p>
          <text:p text:style-name="P15"><text:span text:style-name="T25">&lt;mmap+0&gt;: <text:s text:c="3"/>mov <text:s text:c="3"/>%ebx,%edx</text:span></text:p>
          <text:p text:style-name="P15"><text:span text:style-name="T25">&lt;mmap+2&gt;: <text:s text:c="3"/>mov <text:s text:c="3"/>$0x5a,%eax</text:span></text:p>
          <text:p text:style-name="P15"><text:span text:style-name="T25">&lt;mmap+7&gt;: <text:s text:c="3"/>lea <text:s text:c="3"/>0x4(%esp),%ebx</text:span></text:p>
          <text:p text:style-name="P15"><text:span text:style-name="T25">&lt;mmap+11&gt;: <text:s text:c="2"/>int <text:s text:c="3"/>$0x80</text:span></text:p>
          <text:p text:style-name="P15"><text:span text:style-name="T25">&lt;mmap+13&gt;: <text:s text:c="2"/>mov <text:s text:c="3"/>%edx,%ebx</text:span></text:p>
          <text:p text:style-name="P15"><text:span text:style-name="T25">&lt;mmap+15&gt;: <text:s text:c="2"/>cmp <text:s text:c="3"/>$0xfffff000,%eax</text:span></text:p>
          <text:p text:style-name="P15"><text:span text:style-name="T25">&lt;mmap+20&gt;: <text:s text:c="2"/>ja <text:s text:c="4"/>0x8050a90 &lt;__syscall_error&gt;</text:span></text:p>
          <text:p text:style-name="P15"><text:span text:style-name="T25">&lt;mmap+26&gt;: <text:s text:c="2"/>ret <text:s text:c="3"/></text:span></text:p>
          <text:p text:style-name="P15"><text:span text:style-name="T25"/></text:p>
        </draw:rect>
        <draw:g draw:id="id143">
          <draw:line draw:style-name="gr56" draw:text-style-name="P11" draw:layer="layout" svg:x1="13.843cm" svg:y1="13.716cm" svg:x2="17.399cm" svg:y2="13.716cm">
            <text:p text:style-name="P15"/>
          </draw:line>
          <draw:frame draw:style-name="gr57" draw:text-style-name="P52" draw:layer="layout" svg:width="5.015cm" svg:height="0.798cm" svg:x="17.526cm" svg:y="13.299cm">
            <draw:text-box>
              <text:p text:style-name="P15"><text:span text:style-name="T41">Código do mmap()</text:span></text:p>
            </draw:text-box>
          </draw:frame>
        </draw:g>
        <draw:g draw:id="id144">
          <draw:line draw:style-name="gr56" draw:text-style-name="P11" draw:layer="layout" svg:x1="15.24cm" svg:y1="14.478cm" svg:x2="18.796cm" svg:y2="14.478cm">
            <text:p text:style-name="P15"/>
          </draw:line>
          <draw:frame draw:style-name="gr57" draw:text-style-name="P52" draw:layer="layout" svg:width="3.263cm" svg:height="0.798cm" svg:x="18.826cm" svg:y="14.099cm">
            <draw:text-box>
              <text:p text:style-name="P15"><text:span text:style-name="T41">Parâmetros</text:span></text:p>
            </draw:text-box>
          </draw:frame>
        </draw:g>
        <draw:g draw:id="id145">
          <draw:line draw:style-name="gr56" draw:text-style-name="P11" draw:layer="layout" svg:x1="12.573cm" svg:y1="15.113cm" svg:x2="17.399cm" svg:y2="15.113cm">
            <text:p text:style-name="P15"/>
          </draw:line>
          <draw:frame draw:style-name="gr57" draw:text-style-name="P52" draw:layer="layout" svg:width="5.68cm" svg:height="0.798cm" svg:x="17.427cm" svg:y="14.699cm">
            <draw:text-box>
              <text:p text:style-name="P15"><text:span text:style-name="T41">Chamada de sistema</text:span></text:p>
            </draw:text-box>
          </draw:frame>
        </draw:g>
        <draw:g draw:id="id142">
          <draw:line draw:style-name="gr56" draw:text-style-name="P11" draw:layer="layout" svg:x1="18.141cm" svg:y1="8.678cm" svg:x2="21.697cm" svg:y2="8.678cm">
            <text:p text:style-name="P15"/>
          </draw:line>
          <draw:frame draw:style-name="gr57" draw:text-style-name="P52" draw:layer="layout" svg:width="3.263cm" svg:height="0.798cm" svg:x="21.727cm" svg:y="8.299cm">
            <draw:text-box>
              <text:p text:style-name="P15"><text:span text:style-name="T41">Parâmetros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42" smil:attributeName="visibility" smil:to="visible"/>
                  <anim:transitionFilter smil:dur="0.5s" smil:targetElement="id142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43" smil:attributeName="visibility" smil:to="visible"/>
                  <anim:transitionFilter smil:dur="0.5s" smil:targetElement="id143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44" smil:attributeName="visibility" smil:to="visible"/>
                  <anim:transitionFilter smil:dur="0.5s" smil:targetElement="id144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45" smil:attributeName="visibility" smil:to="visible"/>
                  <anim:transitionFilter smil:dur="0.5s" smil:targetElement="id145" smil:type="slideWipe" smil:subtype="fromLeft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>
        <draw:frame draw:style-name="gr4" draw:text-style-name="P7" draw:layer="layout" svg:width="25.4cm" svg:height="2.668cm" svg:x="1.278cm" svg:y="0.642cm">
          <draw:text-box>
            <text:p text:style-name="P6"><text:span text:style-name="T4">Injetar os Shellcodes</text:span></text:p>
          </draw:text-box>
        </draw:frame>
        <draw:line draw:style-name="gr6" draw:text-style-name="P11" draw:layer="layout" svg:x1="1.286cm" svg:y1="3.182cm" svg:x2="26.678cm" svg:y2="3.182cm">
          <text:p text:style-name="P15"/>
        </draw:line>
        <draw:rect draw:style-name="gr55" draw:text-style-name="P37" draw:layer="layout" svg:width="23.876cm" svg:height="2.217cm" svg:x="1.905cm" svg:y="3.579cm">
          <text:p text:style-name="P1"><text:span text:style-name="T25">mmap(NULL,size,PROT_READ|PROT_WRITE|PROT_EXEC,</text:span></text:p>
          <text:p text:style-name="P1"><text:span text:style-name="T25"><text:tab/></text:span><text:span text:style-name="T25"><text:tab/></text:span><text:span text:style-name="T25">MAP_PRIVATE|MAP_ANONYMOUS,-1,0)</text:span></text:p>
        </draw:rect>
        <draw:frame draw:style-name="gr2" draw:text-style-name="P15" draw:id="id146" draw:layer="layout" svg:width="15.875cm" svg:height="1.038cm" svg:x="0.889cm" svg:y="6.401cm">
          <draw:text-box>
            <text:p text:style-name="P15">Transformando em shellcode:</text:p>
          </draw:text-box>
        </draw:frame>
        <draw:rect draw:style-name="gr32" draw:text-style-name="P49" draw:id="id147" draw:layer="layout" svg:width="23.876cm" svg:height="10.554cm" svg:x="1.905cm" svg:y="8.08cm">
          <text:p text:style-name="P20"><text:span text:style-name="T25">mmap:</text:span><text:span text:style-name="T25"><text:tab/></text:span><text:span text:style-name="T25"><text:tab/></text:span><text:span text:style-name="T25">mov</text:span><text:span text:style-name="T25"><text:tab/></text:span><text:span text:style-name="T25">%0x5a,%eax</text:span></text:p>
          <text:p text:style-name="P20"><text:span text:style-name="T25"><text:tab/></text:span><text:span text:style-name="T25"><text:tab/></text:span><text:span text:style-name="T25"><text:tab/></text:span><text:span text:style-name="T25">jmp</text:span><text:span text:style-name="T25"><text:tab/></text:span><text:span text:style-name="T25">mmap_params</text:span></text:p>
          <text:p text:style-name="P20"><text:span text:style-name="T25">mmap1:</text:span><text:span text:style-name="T25"><text:tab/></text:span><text:span text:style-name="T25"><text:tab/></text:span><text:span text:style-name="T25">pop</text:span><text:span text:style-name="T25"><text:tab/></text:span><text:span text:style-name="T25">%ebx</text:span></text:p>
          <text:p text:style-name="P20"><text:span text:style-name="T25"><text:tab/></text:span><text:span text:style-name="T25"><text:tab/></text:span><text:span text:style-name="T25"><text:tab/></text:span><text:span text:style-name="T25">int</text:span><text:span text:style-name="T25"><text:tab/></text:span><text:span text:style-name="T25">$0x80</text:span></text:p>
          <text:p text:style-name="P20"><text:span text:style-name="T25"/></text:p>
          <text:p text:style-name="P20"><text:span text:style-name="T25">mmap_params:</text:span><text:span text:style-name="T25"><text:tab/></text:span><text:span text:style-name="T25">call</text:span><text:span text:style-name="T25"><text:tab/></text:span><text:span text:style-name="T25">mmap1</text:span></text:p>
          <text:p text:style-name="P20"><text:span text:style-name="T25"><text:tab/></text:span><text:span text:style-name="T25"><text:tab/></text:span><text:span text:style-name="T25"><text:tab/></text:span><text:span text:style-name="T25">.dword</text:span><text:span text:style-name="T25"><text:tab/></text:span><text:span text:style-name="T25">0x00000000</text:span><text:span text:style-name="T25"><text:tab/></text:span><text:span text:style-name="T25">// start</text:span></text:p>
          <text:p text:style-name="P20"><text:span text:style-name="T25"><text:tab/></text:span><text:span text:style-name="T25"><text:tab/></text:span><text:span text:style-name="T25"><text:tab/></text:span><text:span text:style-name="T25">.dword</text:span><text:span text:style-name="T25"><text:tab/></text:span><text:span text:style-name="T25">0x41414141</text:span><text:span text:style-name="T25"><text:tab/></text:span><text:span text:style-name="T25">// length</text:span></text:p>
          <text:p text:style-name="P20"><text:span text:style-name="T25"><text:tab/></text:span><text:span text:style-name="T25"><text:tab/></text:span><text:span text:style-name="T25"><text:tab/></text:span><text:span text:style-name="T25">.dword</text:span><text:span text:style-name="T25"><text:tab/></text:span><text:span text:style-name="T25">0x07000000</text:span><text:span text:style-name="T25"><text:tab/></text:span><text:span text:style-name="T25">// prot</text:span></text:p>
          <text:p text:style-name="P20"><text:span text:style-name="T25"><text:tab/></text:span><text:span text:style-name="T25"><text:tab/></text:span><text:span text:style-name="T25"><text:tab/></text:span><text:span text:style-name="T25">.dword</text:span><text:span text:style-name="T25"><text:tab/></text:span><text:span text:style-name="T25">0x22000000</text:span><text:span text:style-name="T25"><text:tab/></text:span><text:span text:style-name="T25">// flags</text:span></text:p>
          <text:p text:style-name="P20"><text:span text:style-name="T25"><text:tab/></text:span><text:span text:style-name="T25"><text:tab/></text:span><text:span text:style-name="T25"><text:tab/></text:span><text:span text:style-name="T25">.dword</text:span><text:span text:style-name="T25"><text:tab/></text:span><text:span text:style-name="T25">0xffffffff</text:span><text:span text:style-name="T25"><text:tab/></text:span><text:span text:style-name="T25">// fd</text:span></text:p>
          <text:p text:style-name="P20"><text:span text:style-name="T25"><text:tab/></text:span><text:span text:style-name="T25"><text:tab/></text:span><text:span text:style-name="T25"><text:tab/></text:span><text:span text:style-name="T25">.dword</text:span><text:span text:style-name="T25"><text:tab/></text:span><text:span text:style-name="T25">0x00000000</text:span><text:span text:style-name="T25"><text:tab/></text:span><text:span text:style-name="T25">// offset</text:span></text:p>
          <text:p text:style-name="P20"><text:span text:style-name="T25"/></text:p>
        </draw:rect>
        <draw:g draw:id="id148">
          <draw:line draw:style-name="gr29" draw:text-style-name="P11" draw:layer="layout" svg:x1="17.272cm" svg:y1="13.97cm" svg:x2="19.812cm" svg:y2="13.97cm">
            <text:p text:style-name="P15"/>
          </draw:line>
          <draw:frame draw:style-name="gr2" draw:text-style-name="P53" draw:layer="layout" svg:width="3.937cm" svg:height="0.967cm" svg:x="19.685cm" svg:y="13.511cm">
            <draw:text-box>
              <text:p text:style-name="P15"><text:span text:style-name="T42">Hardcoded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48" smil:attributeName="visibility" smil:to="visible"/>
                  <anim:transitionFilter smil:dur="0.5s" smil:targetElement="id148" smil:type="slideWipe" smil:subtype="fromLeft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>
        <draw:frame draw:style-name="gr4" draw:text-style-name="P7" draw:layer="layout" svg:width="25.4cm" svg:height="2.668cm" svg:x="1.27cm" svg:y="0.635cm">
          <draw:text-box>
            <text:p text:style-name="P6"><text:span text:style-name="T4">Roteiro</text:span></text:p>
          </draw:text-box>
        </draw:frame>
        <draw:frame draw:style-name="gr58" draw:text-style-name="P10" draw:layer="layout" svg:width="21.59cm" svg:height="15.291cm" svg:x="1.905cm" svg:y="3.81cm">
          <draw:text-box>
            <text:list text:style-name="L3">
              <text:list-item>
                <text:p text:style-name="P8"><text:span text:style-name="T5"><text:s/></text:span><text:span text:style-name="T5">Introdução;</text:span></text:p>
              </text:list-item>
            </text:list>
            <text:list text:style-name="L3">
              <text:list-item>
                <text:p text:style-name="P8"><text:span text:style-name="T5"><text:s/></text:span><text:span text:style-name="T5">Princípio de funcionamento;</text:span></text:p>
              </text:list-item>
            </text:list>
            <text:list text:style-name="L3">
              <text:list-item>
                <text:p text:style-name="P8"><text:span text:style-name="T5"><text:s/></text:span><text:span text:style-name="T5">Resolução de símbolos;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GOT – Global Offset Table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LT – Procedure Linkage Table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LT + GOT;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<text:s/></text:span><text:span text:style-name="T5">ptrace();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Executando código via ptrace;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5"><text:s/></text:span><text:span text:style-name="T5">Passos da infecçao;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Determinar as funções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Escrever os shellcodes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Injetar os shellcodes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Localizar as entradas GOT/PL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Alterar as enrtadas GOT/PLT;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5"><text:s/></text:span><text:span text:style-name="T5">Referências;</text:span></text:p>
              </text:list-item>
            </text:list>
            <text:list text:style-name="L2">
              <text:list-item>
                <text:p text:style-name="P8"><text:span text:style-name="T5"><text:s/></text:span><text:span text:style-name="T5">Perguntas?</text:span></text:p>
              </text:list-item>
            </text:list>
          </draw:text-box>
        </draw:frame>
        <draw:line draw:style-name="gr6" draw:text-style-name="P11" draw:layer="layout" svg:x1="1.278cm" svg:y1="3.175cm" svg:x2="26.67cm" svg:y2="3.175cm">
          <text:p text:style-name="P15"/>
        </draw:lin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draw:frame draw:style-name="gr4" draw:text-style-name="P7" draw:layer="layout" svg:width="27.737cm" svg:height="2.668cm" svg:x="0.254cm" svg:y="0.642cm">
          <draw:text-box>
            <text:p text:style-name="P6"><text:span text:style-name="T4">Localizar as entradas GOT/PLT</text:span></text:p>
          </draw:text-box>
        </draw:frame>
        <draw:line draw:style-name="gr6" draw:text-style-name="P11" draw:layer="layout" svg:x1="1.286cm" svg:y1="3.182cm" svg:x2="26.678cm" svg:y2="3.182cm">
          <text:p text:style-name="P15"/>
        </draw:line>
        <draw:frame draw:style-name="gr2" draw:text-style-name="P15" draw:id="id151" draw:layer="layout" svg:width="26.67cm" svg:height="7.978cm" svg:x="0.635cm" svg:y="10.344cm">
          <draw:text-box>
            <text:list text:style-name="L1">
              <text:list-item>
                <text:p text:id="id152" text:style-name="P15"><text:span text:style-name="T16">Existem duas técnicas distintas:</text:span></text:p>
              </text:list-item>
            </text:list>
            <text:list text:style-name="L3">
              <text:list-item>
                <text:list>
                  <text:list-item>
                    <text:p text:id="id153" text:style-name="P9"><text:span text:style-name="T19"><text:s/></text:span><text:span text:style-name="T19">Analisando o </text:span><text:span text:style-name="T43">binário</text:span><text:span text:style-name="T19"> do processo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54" text:style-name="P54"><text:span text:style-name="T19"><text:s/></text:span><text:span text:style-name="T19">/proc/&lt;pid&gt;/exe é um </text:span><text:span text:style-name="T39">symlink</text:span><text:span text:style-name="T40"> para o binário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55" text:style-name="P54"><text:span text:style-name="T40"><text:s/></text:span><text:span text:style-name="T40">Mais simples de ser realizada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56" text:style-name="P9"><text:span text:style-name="T19"><text:s/></text:span><text:span text:style-name="T19">Analisando a </text:span><text:span text:style-name="T43">memória</text:span><text:span text:style-name="T44"> do processo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57" text:style-name="P54"><text:span text:style-name="T44"><text:s/></text:span><text:span text:style-name="T44">Algumas estruturas do binário estão na memória do processo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58" text:style-name="P54"><text:span text:style-name="T44"><text:s/></text:span><text:span text:style-name="T44">Um pouco mais complexo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1" draw:id="id149" draw:layer="layout" svg:width="26.162cm" svg:height="2.351cm" svg:x="0.762cm" svg:y="3.937cm">
          <draw:text-box>
            <text:list text:style-name="L3">
              <text:list-item>
                <text:p text:style-name="P44"><text:span text:style-name="T19"><text:s/></text:span><text:span text:style-name="T19">É o passo mais importante e também o mais complexo de todo o processo de infecção.</text:span></text:p>
              </text:list-item>
            </text:list>
          </draw:text-box>
        </draw:frame>
        <draw:frame draw:style-name="gr2" draw:text-style-name="P31" draw:id="id150" draw:layer="layout" svg:width="26.162cm" svg:height="3.401cm" svg:x="0.762cm" svg:y="6.538cm">
          <draw:text-box>
            <text:list text:style-name="L3">
              <text:list-item>
                <text:p text:style-name="P44"><text:span text:style-name="T19"><text:s/></text:span><text:span text:style-name="T19">Nessa etapa deve ser definido o método de subversão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5"><text:span text:style-name="T19"><text:s/></text:span><text:span text:style-name="T19">Alterando a GOT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5"><text:span text:style-name="T19"><text:s/></text:span><text:span text:style-name="T19">Alterando a PLT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>
        <draw:frame draw:style-name="gr4" draw:text-style-name="P7" draw:layer="layout" svg:width="27.737cm" svg:height="2.668cm" svg:x="0.255cm" svg:y="0.642cm">
          <draw:text-box>
            <text:p text:style-name="P6"><text:span text:style-name="T4">Localizar as entradas GOT/PLT</text:span></text:p>
          </draw:text-box>
        </draw:frame>
        <draw:line draw:style-name="gr6" draw:text-style-name="P11" draw:layer="layout" svg:x1="1.287cm" svg:y1="3.182cm" svg:x2="26.679cm" svg:y2="3.182cm">
          <text:p text:style-name="P15"/>
        </draw:line>
        <draw:frame draw:style-name="gr2" draw:text-style-name="P31" draw:layer="layout" svg:width="26.162cm" svg:height="1.301cm" svg:x="0.889cm" svg:y="3.61cm">
          <draw:text-box>
            <text:p text:style-name="P1"><text:span text:style-name="T19">Analisando o binário do processo</text:span></text:p>
          </draw:text-box>
        </draw:frame>
        <draw:frame draw:style-name="gr2" draw:text-style-name="P15" draw:id="id159" draw:layer="layout" svg:width="13.081cm" svg:height="1.055cm" svg:x="1.016cm" svg:y="4.934cm">
          <draw:text-box>
            <text:p text:style-name="P15">Como localizar <text:span text:style-name="T32">sections</text:span><text:span text:style-name="T33"> dentro do binário:</text:span></text:p>
          </draw:text-box>
        </draw:frame>
        <draw:g draw:id="id160">
          <draw:rect draw:style-name="gr59" draw:text-style-name="P56" draw:layer="layout" svg:width="25.019cm" svg:height="12.446cm" svg:x="1.497cm" svg:y="6.404cm">
            <text:p text:style-name="P20"><text:span text:style-name="T25">typedef struct</text:span></text:p>
            <text:p text:style-name="P20"><text:span text:style-name="T25">{</text:span></text:p>
            <text:p text:style-name="P20"><text:span text:style-name="T25"><text:tab/></text:span><text:span text:style-name="T25"> <text:s/></text:span><text:span text:style-name="T25">unsigned char e_ident[EI_NIDENT];</text:span></text:p>
            <text:p text:style-name="P20"><text:span text:style-name="T25"><text:tab/></text:span><text:span text:style-name="T25"> <text:s/></text:span><text:span text:style-name="T25">Elf32_Half <text:s text:c="3"/>e_type;</text:span></text:p>
            <text:p text:style-name="P20"><text:span text:style-name="T25"><text:tab/></text:span><text:span text:style-name="T25"> <text:s/></text:span><text:span text:style-name="T25">Elf32_Half <text:s text:c="3"/>e_machine;</text:span></text:p>
            <text:p text:style-name="P20"><text:span text:style-name="T25"><text:tab/></text:span><text:span text:style-name="T25"> <text:s/></text:span><text:span text:style-name="T25">Elf32_Word <text:s text:c="3"/>e_version;</text:span></text:p>
            <text:p text:style-name="P20"><text:span text:style-name="T25"><text:tab/></text:span><text:span text:style-name="T25"> <text:s/></text:span><text:span text:style-name="T25">Elf32_Addr <text:s text:c="3"/>e_entry;</text:span></text:p>
            <text:p text:style-name="P20"><text:span text:style-name="T25"><text:tab/></text:span><text:span text:style-name="T25"> <text:s/></text:span><text:span text:style-name="T25">Elf32_Off <text:s text:c="4"/>e_phoff;</text:span></text:p>
            <text:p text:style-name="P20"><text:span text:style-name="T25"><text:tab/></text:span><text:span text:style-name="T25"> <text:s/></text:span><text:span text:style-name="T25">Elf32_Off <text:s text:c="4"/>e_shoff;</text:span></text:p>
            <text:p text:style-name="P20"><text:span text:style-name="T25"><text:tab/></text:span><text:span text:style-name="T25"> <text:s/></text:span><text:span text:style-name="T25">Elf32_Word <text:s text:c="3"/>e_flags;</text:span></text:p>
            <text:p text:style-name="P20"><text:span text:style-name="T25"><text:tab/></text:span><text:span text:style-name="T25"> <text:s/></text:span><text:span text:style-name="T25">Elf32_Half <text:s text:c="3"/>e_ehsize;</text:span></text:p>
            <text:p text:style-name="P20"><text:span text:style-name="T25"><text:tab/></text:span><text:span text:style-name="T25"> <text:s/></text:span><text:span text:style-name="T25">Elf32_Half <text:s text:c="3"/>e_phentsize;</text:span></text:p>
            <text:p text:style-name="P20"><text:span text:style-name="T25"><text:tab/></text:span><text:span text:style-name="T25"> <text:s/></text:span><text:span text:style-name="T25">Elf32_Half <text:s text:c="3"/>e_phnum;</text:span></text:p>
            <text:p text:style-name="P20"><text:span text:style-name="T25"><text:tab/></text:span><text:span text:style-name="T25"> <text:s/></text:span><text:span text:style-name="T25">Elf32_Half <text:s text:c="3"/>e_shentsize;</text:span></text:p>
            <text:p text:style-name="P20"><text:span text:style-name="T25"><text:tab/></text:span><text:span text:style-name="T25"> <text:s/></text:span><text:span text:style-name="T25">Elf32_Half <text:s text:c="3"/>e_shnum;</text:span></text:p>
            <text:p text:style-name="P20"><text:span text:style-name="T25"><text:tab/></text:span><text:span text:style-name="T25"> <text:s/></text:span><text:span text:style-name="T25">Elf32_Half <text:s text:c="3"/>e_shstrndx;</text:span></text:p>
            <text:p text:style-name="P20"><text:span text:style-name="T25">}Elf32_Ehdr;</text:span></text:p>
          </draw:rect>
          <draw:frame draw:style-name="gr60" draw:text-style-name="P15" draw:layer="layout" svg:width="3.937cm" svg:height="0.886cm" svg:x="22.86cm" svg:y="18.034cm">
            <draw:text-box>
              <text:p text:style-name="P15">ELF Header</text:p>
            </draw:text-box>
          </draw:frame>
        </draw:g>
        <draw:g draw:id="id162">
          <draw:line draw:style-name="gr61" draw:text-style-name="P11" draw:layer="layout" svg:x1="12.065cm" svg:y1="12.7cm" svg:x2="14.986cm" svg:y2="12.7cm">
            <text:p text:style-name="P15"/>
          </draw:line>
          <draw:frame draw:style-name="gr62" draw:text-style-name="P57" draw:layer="layout" svg:width="5.715cm" svg:height="0.73cm" svg:x="14.986cm" svg:y="12.351cm">
            <draw:text-box>
              <text:p text:style-name="P15"><text:span text:style-name="T45">Primeiro </text:span><text:span text:style-name="T46">section header</text:span></text:p>
            </draw:text-box>
          </draw:frame>
        </draw:g>
        <draw:g draw:id="id163">
          <draw:line draw:style-name="gr61" draw:text-style-name="P11" draw:layer="layout" svg:x1="12.065cm" svg:y1="16.8cm" svg:x2="14.986cm" svg:y2="16.8cm">
            <text:p text:style-name="P15"/>
          </draw:line>
          <draw:frame draw:style-name="gr62" draw:text-style-name="P57" draw:layer="layout" svg:width="5.715cm" svg:height="0.73cm" svg:x="14.986cm" svg:y="16.451cm">
            <draw:text-box>
              <text:p text:style-name="P15"><text:span text:style-name="T45">Número de </text:span><text:span text:style-name="T46">sections</text:span></text:p>
            </draw:text-box>
          </draw:frame>
        </draw:g>
        <draw:g draw:id="id164">
          <draw:line draw:style-name="gr61" draw:text-style-name="P11" draw:layer="layout" svg:x1="13.265cm" svg:y1="17.6cm" svg:x2="16.811cm" svg:y2="17.6cm">
            <text:p text:style-name="P15"/>
          </draw:line>
          <draw:frame draw:style-name="gr62" draw:text-style-name="P58" draw:layer="layout" svg:width="9.478cm" svg:height="0.73cm" svg:x="16.811cm" svg:y="17.251cm">
            <draw:text-box>
              <text:p text:style-name="P15"><text:span text:style-name="T47">Index da Headers </text:span><text:span text:style-name="T46">String Table section</text:span></text:p>
            </draw:text-box>
          </draw:frame>
        </draw:g>
        <draw:g draw:id="id161">
          <draw:line draw:style-name="gr61" draw:text-style-name="P11" draw:layer="layout" svg:x1="12.065cm" svg:y1="11.9cm" svg:x2="15.201cm" svg:y2="11.9cm">
            <text:p text:style-name="P15"/>
          </draw:line>
          <draw:frame draw:style-name="gr62" draw:text-style-name="P57" draw:layer="layout" svg:width="6.135cm" svg:height="0.73cm" svg:x="15.201cm" svg:y="11.551cm">
            <draw:text-box>
              <text:p text:style-name="P15"><text:span text:style-name="T45">Primeiro </text:span><text:span text:style-name="T46">program header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61" smil:attributeName="visibility" smil:to="visible"/>
                  <anim:transitionFilter smil:dur="0.5s" smil:targetElement="id161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62" smil:attributeName="visibility" smil:to="visible"/>
                  <anim:transitionFilter smil:dur="0.5s" smil:targetElement="id162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63" smil:attributeName="visibility" smil:to="visible"/>
                  <anim:transitionFilter smil:dur="0.5s" smil:targetElement="id163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64" smil:attributeName="visibility" smil:to="visible"/>
                  <anim:transitionFilter smil:dur="0.5s" smil:targetElement="id164" smil:type="slideWipe" smil:subtype="fromLeft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>
        <draw:frame draw:style-name="gr4" draw:text-style-name="P7" draw:layer="layout" svg:width="27.737cm" svg:height="2.668cm" svg:x="0.255cm" svg:y="0.642cm">
          <draw:text-box>
            <text:p text:style-name="P6"><text:span text:style-name="T4">Localizar as entradas GOT/PLT</text:span></text:p>
          </draw:text-box>
        </draw:frame>
        <draw:line draw:style-name="gr6" draw:text-style-name="P11" draw:layer="layout" svg:x1="1.287cm" svg:y1="3.182cm" svg:x2="26.679cm" svg:y2="3.182cm">
          <text:p text:style-name="P15"/>
        </draw:line>
        <draw:frame draw:style-name="gr2" draw:text-style-name="P31" draw:layer="layout" svg:width="26.162cm" svg:height="1.301cm" svg:x="0.889cm" svg:y="3.611cm">
          <draw:text-box>
            <text:p text:style-name="P1"><text:span text:style-name="T19">Analisando o binário do processo</text:span></text:p>
          </draw:text-box>
        </draw:frame>
        <draw:frame draw:style-name="gr2" draw:text-style-name="P15" draw:layer="layout" svg:width="13.081cm" svg:height="1.055cm" svg:x="1.017cm" svg:y="4.935cm">
          <draw:text-box>
            <text:p text:style-name="P15">Como localizar <text:span text:style-name="T32">sections</text:span><text:span text:style-name="T33"> dentro do binário:</text:span></text:p>
          </draw:text-box>
        </draw:frame>
        <draw:g>
          <draw:rect draw:style-name="gr59" draw:text-style-name="P56" draw:layer="layout" svg:width="25.019cm" svg:height="12.446cm" svg:x="1.497cm" svg:y="6.404cm">
            <text:p text:style-name="P20"><text:span text:style-name="T25">typedef struct</text:span></text:p>
            <text:p text:style-name="P20"><text:span text:style-name="T25">{</text:span></text:p>
            <text:p text:style-name="P20"><text:span text:style-name="T25"><text:tab/></text:span><text:span text:style-name="T25"> <text:s/></text:span><text:span text:style-name="T25">Elf32_Word <text:s text:c="3"/>sh_name;</text:span></text:p>
            <text:p text:style-name="P20"><text:span text:style-name="T25"><text:tab/></text:span><text:span text:style-name="T25"> <text:s/></text:span><text:span text:style-name="T25">Elf32_Word <text:s text:c="3"/>sh_type;</text:span></text:p>
            <text:p text:style-name="P20"><text:span text:style-name="T25"><text:tab/></text:span><text:span text:style-name="T25"> <text:s/></text:span><text:span text:style-name="T25">Elf32_Word <text:s text:c="3"/>sh_flags;</text:span></text:p>
            <text:p text:style-name="P20"><text:span text:style-name="T25"><text:tab/></text:span><text:span text:style-name="T25"> <text:s/></text:span><text:span text:style-name="T25">Elf32_Addr <text:s text:c="3"/>sh_addr;</text:span></text:p>
            <text:p text:style-name="P20"><text:span text:style-name="T25"><text:tab/></text:span><text:span text:style-name="T25"> <text:s/></text:span><text:span text:style-name="T25">Elf32_Off <text:s text:c="4"/>sh_offset;</text:span></text:p>
            <text:p text:style-name="P20"><text:span text:style-name="T25"><text:tab/></text:span><text:span text:style-name="T25"> <text:s/></text:span><text:span text:style-name="T25">Elf32_Word <text:s text:c="3"/>sh_size;</text:span></text:p>
            <text:p text:style-name="P20"><text:span text:style-name="T25"><text:tab/></text:span><text:span text:style-name="T25"> <text:s/></text:span><text:span text:style-name="T25">Elf32_Word <text:s text:c="3"/>sh_link;</text:span></text:p>
            <text:p text:style-name="P20"><text:span text:style-name="T25"><text:tab/></text:span><text:span text:style-name="T25"> <text:s/></text:span><text:span text:style-name="T25">Elf32_Word <text:s text:c="3"/>sh_info;</text:span></text:p>
            <text:p text:style-name="P20"><text:span text:style-name="T25"><text:tab/></text:span><text:span text:style-name="T25"> <text:s/></text:span><text:span text:style-name="T25">Elf32_Word <text:s text:c="3"/>sh_addralign;</text:span></text:p>
            <text:p text:style-name="P20"><text:span text:style-name="T25"><text:tab/></text:span><text:span text:style-name="T25"> <text:s/></text:span><text:span text:style-name="T25">Elf32_Word <text:s text:c="3"/>sh_entsize;</text:span></text:p>
            <text:p text:style-name="P20"><text:span text:style-name="T25">} Elf32_Shdr;</text:span></text:p>
          </draw:rect>
          <draw:frame draw:style-name="gr60" draw:text-style-name="P15" draw:layer="layout" svg:width="5.334cm" svg:height="0.886cm" svg:x="21.463cm" svg:y="18.034cm">
            <draw:text-box>
              <text:p text:style-name="P15">Section Header</text:p>
            </draw:text-box>
          </draw:frame>
        </draw:g>
        <draw:g draw:id="id165">
          <draw:line draw:style-name="gr61" draw:text-style-name="P11" draw:layer="layout" svg:x1="12.192cm" svg:y1="9.906cm" svg:x2="15.963cm" svg:y2="9.906cm">
            <text:p text:style-name="P15"/>
          </draw:line>
          <draw:frame draw:style-name="gr62" draw:text-style-name="P57" draw:layer="layout" svg:width="6.972cm" svg:height="0.73cm" svg:x="16.015cm" svg:y="9.565cm">
            <draw:text-box>
              <text:p text:style-name="P15"><text:span text:style-name="T45">Offset na headers </text:span><text:span text:style-name="T46">string table</text:span></text:p>
            </draw:text-box>
          </draw:frame>
        </draw:g>
        <draw:g draw:id="id166">
          <draw:line draw:style-name="gr61" draw:text-style-name="P11" draw:layer="layout" svg:x1="12.893cm" svg:y1="12.706cm" svg:x2="15.687cm" svg:y2="12.706cm">
            <text:p text:style-name="P15"/>
          </draw:line>
          <draw:frame draw:style-name="gr62" draw:text-style-name="P57" draw:layer="layout" svg:width="6.498cm" svg:height="0.73cm" svg:x="15.727cm" svg:y="12.365cm">
            <draw:text-box>
              <text:p text:style-name="P15"><text:span text:style-name="T45">Offset da </text:span><text:span text:style-name="T46">section</text:span><text:span text:style-name="T47"> no binário</text:span></text:p>
            </draw:text-box>
          </draw:frame>
        </draw:g>
        <draw:g draw:id="id167">
          <draw:line draw:style-name="gr61" draw:text-style-name="P11" draw:layer="layout" svg:x1="12.193cm" svg:y1="13.406cm" svg:x2="14.987cm" svg:y2="13.406cm">
            <text:p text:style-name="P15"/>
          </draw:line>
          <draw:frame draw:style-name="gr62" draw:text-style-name="P57" draw:layer="layout" svg:width="6.498cm" svg:height="0.73cm" svg:x="15.027cm" svg:y="13.065cm">
            <draw:text-box>
              <text:p text:style-name="P15"><text:span text:style-name="T45">Tamanho total da </text:span><text:span text:style-name="T46">section</text:span></text:p>
            </draw:text-box>
          </draw:frame>
        </draw:g>
        <draw:g draw:id="id168">
          <draw:line draw:style-name="gr61" draw:text-style-name="P11" draw:layer="layout" svg:x1="13.293cm" svg:y1="16.106cm" svg:x2="16.087cm" svg:y2="16.106cm">
            <text:p text:style-name="P15"/>
          </draw:line>
          <draw:frame draw:style-name="gr62" draw:text-style-name="P57" draw:layer="layout" svg:width="6.498cm" svg:height="0.717cm" svg:x="16.127cm" svg:y="15.765cm">
            <draw:text-box>
              <text:p text:style-name="P15"><text:span text:style-name="T45">Tamanho de cada entrada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65" smil:attributeName="visibility" smil:to="visible"/>
                  <anim:transitionFilter smil:dur="0.5s" smil:targetElement="id165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66" smil:attributeName="visibility" smil:to="visible"/>
                  <anim:transitionFilter smil:dur="0.5s" smil:targetElement="id166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67" smil:attributeName="visibility" smil:to="visible"/>
                  <anim:transitionFilter smil:dur="0.5s" smil:targetElement="id167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68" smil:attributeName="visibility" smil:to="visible"/>
                  <anim:transitionFilter smil:dur="0.5s" smil:targetElement="id168" smil:type="slideWipe" smil:subtype="fromLeft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>
        <draw:frame draw:style-name="gr4" draw:text-style-name="P7" draw:layer="layout" svg:width="27.737cm" svg:height="2.668cm" svg:x="0.255cm" svg:y="0.642cm">
          <draw:text-box>
            <text:p text:style-name="P6"><text:span text:style-name="T4">Localizar as entradas GOT/PLT</text:span></text:p>
          </draw:text-box>
        </draw:frame>
        <draw:line draw:style-name="gr6" draw:text-style-name="P11" draw:layer="layout" svg:x1="1.287cm" svg:y1="3.182cm" svg:x2="26.679cm" svg:y2="3.182cm">
          <text:p text:style-name="P15"/>
        </draw:line>
        <draw:frame draw:style-name="gr2" draw:text-style-name="P31" draw:layer="layout" svg:width="26.162cm" svg:height="1.301cm" svg:x="0.889cm" svg:y="3.612cm">
          <draw:text-box>
            <text:p text:style-name="P1"><text:span text:style-name="T19">Analisando o binário do processo</text:span></text:p>
          </draw:text-box>
        </draw:frame>
        <draw:frame draw:style-name="gr2" draw:text-style-name="P15" draw:layer="layout" svg:width="13.081cm" svg:height="1.055cm" svg:x="1.017cm" svg:y="4.936cm">
          <draw:text-box>
            <text:p text:style-name="P15">Como localizar <text:span text:style-name="T32">sections</text:span><text:span text:style-name="T33"> dentro do binário:</text:span></text:p>
          </draw:text-box>
        </draw:frame>
        <draw:g>
          <draw:rect draw:style-name="gr59" draw:text-style-name="P56" draw:layer="layout" svg:width="25.019cm" svg:height="7.399cm" svg:x="1.497cm" svg:y="8.604cm">
            <text:p text:style-name="P20"><text:span text:style-name="T25">[1]</text:span><text:span text:style-name="T25"><text:tab/></text:span><text:span text:style-name="T25">sh_header &lt;- e_shoff;</text:span></text:p>
            <text:p text:style-name="P20"><text:span text:style-name="T25">[2]</text:span><text:span text:style-name="T25"><text:tab/></text:span><text:span text:style-name="T25">str_table &lt;- sh_header[e_shstrndx].sh_offset</text:span></text:p>
            <text:p text:style-name="P20"><text:span text:style-name="T25">[3]</text:span><text:span text:style-name="T25"><text:tab/></text:span><text:span text:style-name="T25">for I = 0 to Elf32_Ehdr.e_shnum do</text:span></text:p>
            <text:p text:style-name="P20"><text:span text:style-name="T25">[4]</text:span><text:span text:style-name="T25"><text:tab/></text:span><text:span text:style-name="T25">begin</text:span></text:p>
            <text:p text:style-name="P20"><text:span text:style-name="T25">[5]</text:span><text:span text:style-name="T25"><text:tab/></text:span><text:span text:style-name="T25"><text:tab/></text:span><text:span text:style-name="T25">if str_table[sh_header[I].sh_name] == "desired_section"</text:span></text:p>
            <text:p text:style-name="P20"><text:span text:style-name="T25">[6]</text:span><text:span text:style-name="T25"><text:tab/></text:span><text:span text:style-name="T25"><text:tab/></text:span><text:span text:style-name="T25"><text:tab/></text:span><text:span text:style-name="T25">then found_section &lt;- &amp;sh_header[I];</text:span></text:p>
            <text:p text:style-name="P20"><text:span text:style-name="T25">[7]</text:span><text:span text:style-name="T25"><text:tab/></text:span><text:span text:style-name="T25">end;</text:span></text:p>
            <text:p text:style-name="P20"><text:span text:style-name="T25"/></text:p>
          </draw:rect>
          <draw:frame draw:style-name="gr63" draw:text-style-name="P15" draw:layer="layout" svg:width="10.414cm" svg:height="0.903cm" svg:x="16.879cm" svg:y="14.815cm">
            <draw:text-box>
              <text:p text:style-name="P15">Algoritmo para localizar <text:span text:style-name="T32">sections</text:span> 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>
        <draw:frame draw:style-name="gr4" draw:text-style-name="P7" draw:layer="layout" svg:width="27.737cm" svg:height="2.668cm" svg:x="0.256cm" svg:y="0.642cm">
          <draw:text-box>
            <text:p text:style-name="P6"><text:span text:style-name="T4">Localizar as entradas GOT/PLT</text:span></text:p>
          </draw:text-box>
        </draw:frame>
        <draw:line draw:style-name="gr6" draw:text-style-name="P11" draw:layer="layout" svg:x1="1.288cm" svg:y1="3.182cm" svg:x2="26.68cm" svg:y2="3.182cm">
          <text:p text:style-name="P15"/>
        </draw:line>
        <draw:frame draw:style-name="gr2" draw:text-style-name="P31" draw:layer="layout" svg:width="26.162cm" svg:height="1.301cm" svg:x="0.889cm" svg:y="3.613cm">
          <draw:text-box>
            <text:p text:style-name="P1"><text:span text:style-name="T19">Analisando o binário do processo</text:span></text:p>
          </draw:text-box>
        </draw:frame>
        <draw:frame draw:style-name="gr2" draw:text-style-name="P15" draw:id="id169" draw:layer="layout" svg:width="18.541cm" svg:height="2.629cm" svg:x="1.017cm" svg:y="4.937cm">
          <draw:text-box>
            <text:list text:style-name="L1">
              <text:list-item>
                <text:p text:id="id170" text:style-name="P15">Como localizar a entrada na GOT de um símbolo:</text:p>
              </text:list-item>
            </text:list>
            <text:list text:style-name="L3">
              <text:list-item>
                <text:list>
                  <text:list-item>
                    <text:p text:id="id171" text:style-name="P9"><text:s/>A <text:span text:style-name="T32">section</text:span><text:span text:style-name="T33"> .rel.plt é utilizada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72" text:style-name="P9"><text:span text:style-name="T33"><text:s/></text:span><text:span text:style-name="T33">Armazena informações sobre os símbolos externos;</text:span></text:p>
                  </text:list-item>
                </text:list>
              </text:list-item>
            </text:list>
          </draw:text-box>
        </draw:frame>
        <draw:g draw:id="id173">
          <draw:rect draw:style-name="gr59" draw:text-style-name="P56" draw:layer="layout" svg:width="25.019cm" svg:height="5.303cm" svg:x="1.497cm" svg:y="7.905cm">
            <text:p text:style-name="P20"><text:span text:style-name="T25"><text:tab/></text:span><text:span text:style-name="T25">typedef struct</text:span></text:p>
            <text:p text:style-name="P20"><text:span text:style-name="T25"><text:tab/></text:span><text:span text:style-name="T25">{</text:span></text:p>
            <text:p text:style-name="P20"><text:span text:style-name="T25"><text:tab/></text:span><text:span text:style-name="T25"><text:tab/></text:span><text:span text:style-name="T25">Elf32_Addr <text:s text:c="3"/>r_offset;</text:span></text:p>
            <text:p text:style-name="P20"><text:span text:style-name="T25"><text:tab/></text:span><text:span text:style-name="T25"><text:tab/></text:span><text:span text:style-name="T25">Elf32_Word <text:s text:c="3"/>r_info;</text:span></text:p>
            <text:p text:style-name="P20"><text:span text:style-name="T25"><text:tab/></text:span><text:span text:style-name="T25">} Elf32_Rel;</text:span></text:p>
            <text:p text:style-name="P20"><text:span text:style-name="T25"/></text:p>
          </draw:rect>
          <draw:frame draw:style-name="gr64" draw:text-style-name="P15" draw:layer="layout" svg:width="4.584cm" svg:height="0.903cm" svg:x="22.079cm" svg:y="12.357cm">
            <draw:text-box>
              <text:p text:style-name="P15">.rel.plt <text:span text:style-name="T32">section</text:span></text:p>
            </draw:text-box>
          </draw:frame>
        </draw:g>
        <draw:g draw:id="id174">
          <draw:line draw:style-name="gr65" draw:text-style-name="P11" draw:layer="layout" svg:x1="13.208cm" svg:y1="10.287cm" svg:x2="16.129cm" svg:y2="10.287cm">
            <text:p text:style-name="P15"/>
          </draw:line>
          <draw:frame draw:style-name="gr62" draw:text-style-name="P57" draw:layer="layout" svg:width="7.62cm" svg:height="0.717cm" svg:x="16.129cm" svg:y="9.951cm">
            <draw:text-box>
              <text:p text:style-name="P15"><text:span text:style-name="T45">Ponteiro para a entrada na GOT</text:span></text:p>
            </draw:text-box>
          </draw:frame>
        </draw:g>
        <draw:g draw:id="id175">
          <draw:line draw:style-name="gr65" draw:text-style-name="P11" draw:layer="layout" svg:x1="12.209cm" svg:y1="10.988cm" svg:x2="15.13cm" svg:y2="10.988cm">
            <text:p text:style-name="P15"/>
          </draw:line>
          <draw:frame draw:style-name="gr62" draw:text-style-name="P57" draw:layer="layout" svg:width="7.62cm" svg:height="0.717cm" svg:x="15.13cm" svg:y="10.652cm">
            <draw:text-box>
              <text:p text:style-name="P15"><text:span text:style-name="T45">Informações sobre o símbolo</text:span></text:p>
            </draw:text-box>
          </draw:frame>
        </draw:g>
        <draw:frame draw:style-name="gr66" draw:text-style-name="P8" draw:id="id176" draw:layer="layout" svg:width="22.733cm" svg:height="1.707cm" svg:x="1.716cm" svg:y="13.778cm">
          <draw:text-box>
            <text:list text:style-name="L3">
              <text:list-item>
                <text:p text:id="id177" text:style-name="P8"><text:s/><text:span text:style-name="T14">r_info</text:span> contem o índice do símbolo na <text:span text:style-name="T32">section</text:span><text:span text:style-name="T33"> .dynsym;</text:span></text:p>
              </text:list-item>
            </text:list>
            <text:list text:style-name="L3">
              <text:list-item>
                <text:p text:id="id178" text:style-name="P8"><text:span text:style-name="T33"><text:s/></text:span><text:span text:style-name="T33">Pode ser recuperado utilizando a macro ELF32_R_SYM:</text:span></text:p>
              </text:list-item>
            </text:list>
          </draw:text-box>
        </draw:frame>
        <draw:rect draw:style-name="gr67" draw:text-style-name="P56" draw:id="id179" draw:layer="layout" svg:width="25.019cm" svg:height="2.032cm" svg:x="1.498cm" svg:y="16.175cm">
          <text:p text:style-name="P1"><text:span text:style-name="T25">#define ELF32_R_SYM(val) <text:s text:c="15"/>((val) &gt;&gt; 8)</text:span></text:p>
        </draw:rect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74" smil:attributeName="visibility" smil:to="visible"/>
                  <anim:transitionFilter smil:dur="0.5s" smil:targetElement="id174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75" smil:attributeName="visibility" smil:to="visible"/>
                  <anim:transitionFilter smil:dur="0.5s" smil:targetElement="id175" smil:type="slideWipe" smil:subtype="fromLeft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>
        <draw:frame draw:style-name="gr4" draw:text-style-name="P7" draw:layer="layout" svg:width="27.737cm" svg:height="2.668cm" svg:x="0.256cm" svg:y="0.642cm">
          <draw:text-box>
            <text:p text:style-name="P6"><text:span text:style-name="T4">Localizar as entradas GOT/PLT</text:span></text:p>
          </draw:text-box>
        </draw:frame>
        <draw:line draw:style-name="gr6" draw:text-style-name="P11" draw:layer="layout" svg:x1="1.288cm" svg:y1="3.182cm" svg:x2="26.68cm" svg:y2="3.182cm">
          <text:p text:style-name="P15"/>
        </draw:line>
        <draw:frame draw:style-name="gr2" draw:text-style-name="P31" draw:layer="layout" svg:width="26.162cm" svg:height="1.301cm" svg:x="0.889cm" svg:y="3.614cm">
          <draw:text-box>
            <text:p text:style-name="P1"><text:span text:style-name="T19">Analisando o binário do processo</text:span></text:p>
          </draw:text-box>
        </draw:frame>
        <draw:frame draw:style-name="gr2" draw:text-style-name="P15" draw:layer="layout" svg:width="18.541cm" svg:height="1.038cm" svg:x="1.017cm" svg:y="4.938cm">
          <draw:text-box>
            <text:p text:style-name="P15">Como localizar a entrada na GOT de um símbolo:</text:p>
          </draw:text-box>
        </draw:frame>
        <draw:g>
          <draw:rect draw:style-name="gr59" draw:text-style-name="P56" draw:layer="layout" svg:width="25.019cm" svg:height="7.616cm" svg:x="1.497cm" svg:y="6.406cm">
            <text:p text:style-name="P20"><text:span text:style-name="T25"><text:tab/></text:span><text:span text:style-name="T25">typedef struct <text:s/></text:span></text:p>
            <text:p text:style-name="P20"><text:span text:style-name="T25"><text:tab/></text:span><text:span text:style-name="T25">{ </text:span></text:p>
            <text:p text:style-name="P20"><text:span text:style-name="T25"><text:tab/></text:span><text:span text:style-name="T25"><text:tab/></text:span><text:span text:style-name="T25">Elf32_Word <text:s text:c="3"/>st_name;</text:span></text:p>
            <text:p text:style-name="P20"><text:span text:style-name="T25"><text:tab/></text:span><text:span text:style-name="T25"><text:tab/></text:span><text:span text:style-name="T25">Elf32_Addr <text:s text:c="3"/>st_value;</text:span></text:p>
            <text:p text:style-name="P20"><text:span text:style-name="T25"><text:tab/></text:span><text:span text:style-name="T25"><text:tab/></text:span><text:span text:style-name="T25">Elf32_Word <text:s text:c="3"/>st_size;</text:span></text:p>
            <text:p text:style-name="P20"><text:span text:style-name="T25"><text:tab/></text:span><text:span text:style-name="T25"><text:tab/></text:span><text:span text:style-name="T25">unsigned char st_info;</text:span></text:p>
            <text:p text:style-name="P20"><text:span text:style-name="T25"><text:tab/></text:span><text:span text:style-name="T25"><text:tab/></text:span><text:span text:style-name="T25">unsigned char st_other;</text:span></text:p>
            <text:p text:style-name="P20"><text:span text:style-name="T25"><text:tab/></text:span><text:span text:style-name="T25"><text:tab/></text:span><text:span text:style-name="T25">Elf32_Section st_shndx;</text:span></text:p>
            <text:p text:style-name="P20"><text:span text:style-name="T25"><text:tab/></text:span><text:span text:style-name="T25">} Elf32_Sym;</text:span></text:p>
            <text:p text:style-name="P20"><text:span text:style-name="T25"/></text:p>
          </draw:rect>
          <draw:frame draw:style-name="gr68" draw:text-style-name="P15" draw:layer="layout" svg:width="4.953cm" svg:height="1.297cm" svg:x="21.082cm" svg:y="12.927cm">
            <draw:text-box>
              <text:p text:style-name="P15">.dynsym section</text:p>
            </draw:text-box>
          </draw:frame>
        </draw:g>
        <draw:g draw:id="id180">
          <draw:line draw:style-name="gr65" draw:text-style-name="P11" draw:layer="layout" svg:x1="12.7cm" svg:y1="8.509cm" svg:x2="15.494cm" svg:y2="8.509cm">
            <text:p text:style-name="P15"/>
          </draw:line>
          <draw:frame draw:style-name="gr62" draw:text-style-name="P57" draw:layer="layout" svg:width="7.62cm" svg:height="0.73cm" svg:x="15.621cm" svg:y="8.128cm">
            <draw:text-box>
              <text:p text:style-name="P15"><text:span text:style-name="T45">Offset na </text:span><text:span text:style-name="T46">dynamic string table</text:span></text:p>
            </draw:text-box>
          </draw:frame>
        </draw:g>
        <draw:frame draw:style-name="gr62" draw:text-style-name="P59" draw:id="id181" draw:layer="layout" svg:width="10.033cm" svg:height="0.996cm" svg:x="1.143cm" svg:y="14.478cm">
          <draw:text-box>
            <text:p text:style-name="P15"><text:span text:style-name="T48">Dynamic string table:</text:span></text:p>
          </draw:text-box>
        </draw:frame>
        <draw:frame draw:style-name="gr62" draw:text-style-name="P60" draw:id="id182" draw:layer="layout" svg:width="24.765cm" svg:height="1.877cm" svg:x="1.778cm" svg:y="15.875cm">
          <draw:text-box>
            <text:p text:style-name="P1"><text:span text:style-name="T49">É uma tabela de strings, igual a </text:span><text:span text:style-name="T48">headres string table</text:span><text:span text:style-name="T50">, onde são armazenados as strings dos nomes de todos os símbolos do programa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80" smil:attributeName="visibility" smil:to="visible"/>
                  <anim:transitionFilter smil:dur="0.5s" smil:targetElement="id180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82" smil:attributeName="visibility" smil:to="visible"/>
                  <anim:transitionFilter smil:dur="0.5s" smil:targetElement="id182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>
        <draw:frame draw:style-name="gr4" draw:text-style-name="P7" draw:layer="layout" svg:width="27.737cm" svg:height="2.668cm" svg:x="0.256cm" svg:y="0.642cm">
          <draw:text-box>
            <text:p text:style-name="P6"><text:span text:style-name="T4">Localizar as entradas GOT/PLT</text:span></text:p>
          </draw:text-box>
        </draw:frame>
        <draw:line draw:style-name="gr6" draw:text-style-name="P11" draw:layer="layout" svg:x1="1.288cm" svg:y1="3.182cm" svg:x2="26.68cm" svg:y2="3.182cm">
          <text:p text:style-name="P15"/>
        </draw:line>
        <draw:frame draw:style-name="gr4" draw:text-style-name="P7" draw:layer="layout" svg:width="27.737cm" svg:height="2.668cm" svg:x="0.257cm" svg:y="0.642cm">
          <draw:text-box>
            <text:p text:style-name="P6"><text:span text:style-name="T4">Localizar as entradas GOT/PLT</text:span></text:p>
          </draw:text-box>
        </draw:frame>
        <draw:line draw:style-name="gr6" draw:text-style-name="P11" draw:layer="layout" svg:x1="1.289cm" svg:y1="3.182cm" svg:x2="26.681cm" svg:y2="3.182cm">
          <text:p text:style-name="P15"/>
        </draw:line>
        <draw:frame draw:style-name="gr2" draw:text-style-name="P31" draw:layer="layout" svg:width="26.162cm" svg:height="1.301cm" svg:x="0.89cm" svg:y="3.614cm">
          <draw:text-box>
            <text:p text:style-name="P1"><text:span text:style-name="T19">Analisando o binário do processo</text:span></text:p>
          </draw:text-box>
        </draw:frame>
        <draw:frame draw:style-name="gr2" draw:text-style-name="P15" draw:layer="layout" svg:width="18.541cm" svg:height="1.038cm" svg:x="1.018cm" svg:y="4.938cm">
          <draw:text-box>
            <text:p text:style-name="P15">Como localizar a entrada na GOT de um símbolo:</text:p>
          </draw:text-box>
        </draw:frame>
        <draw:rect draw:style-name="gr59" draw:text-style-name="P56" draw:layer="layout" svg:width="25.807cm" svg:height="12.39cm" svg:x="1.198cm" svg:y="6.406cm">
          <text:p text:style-name="P20"><text:span text:style-name="T25">[1]</text:span><text:span text:style-name="T25"><text:tab/></text:span><text:span text:style-name="T25">rel_plt_header &lt;- locate_section(".rel.plt");</text:span></text:p>
          <text:p text:style-name="P20"><text:span text:style-name="T25">[2]</text:span><text:span text:style-name="T25"><text:tab/></text:span><text:span text:style-name="T25">rel_plt &lt;- rel_plt_header.sh_offset;</text:span></text:p>
          <text:p text:style-name="P20"><text:span text:style-name="T25">[3]</text:span><text:span text:style-name="T25"><text:tab/></text:span><text:span text:style-name="T25">symcount &lt;- rel_plt_header.sh_size / rel_plt_header.sh_entsize;</text:span></text:p>
          <text:p text:style-name="P20"><text:span text:style-name="T25">[4]</text:span><text:span text:style-name="T25"><text:tab/></text:span><text:span text:style-name="T25">dynstr &lt;- locate_section(".dynstr").sh_offset;</text:span></text:p>
          <text:p text:style-name="P20"><text:span text:style-name="T25">[5]</text:span><text:span text:style-name="T25"><text:tab/></text:span><text:span text:style-name="T25">dynsym &lt;- locate_section(".dynsym").sh_offset;</text:span></text:p>
          <text:p text:style-name="P20"><text:span text:style-name="T25"/></text:p>
          <text:p text:style-name="P20"><text:span text:style-name="T25">[6]</text:span><text:span text:style-name="T25"><text:tab/></text:span><text:span text:style-name="T25">for I = 0 to symcount do</text:span></text:p>
          <text:p text:style-name="P20"><text:span text:style-name="T25">[7]</text:span><text:span text:style-name="T25"><text:tab/></text:span><text:span text:style-name="T25">begin</text:span></text:p>
          <text:p text:style-name="P20"><text:span text:style-name="T25">[8]</text:span><text:span text:style-name="T25"><text:tab/></text:span><text:span text:style-name="T25"><text:tab/></text:span><text:span text:style-name="T25">if dynstr[sym[ELF32_R_SYM(rel_plt[I].r_info)].st_name] == \</text:span></text:p>
          <text:p text:style-name="P20"><text:span text:style-name="T25">[9]</text:span><text:span text:style-name="T25"><text:tab/></text:span><text:span text:style-name="T25"> <text:s text:c="2"/></text:span><text:span text:style-name="T25"><text:tab/></text:span><text:span text:style-name="T25"><text:tab/></text:span><text:span text:style-name="T25">"desired_symbol" then</text:span></text:p>
          <text:p text:style-name="P20"><text:span text:style-name="T25">[10]</text:span><text:span text:style-name="T25"><text:tab/></text:span><text:span text:style-name="T25"><text:tab/></text:span><text:span text:style-name="T25">found_got &lt;- rel_plt[I].r_offset;</text:span></text:p>
          <text:p text:style-name="P20"><text:span text:style-name="T25">[11]end;</text:span></text:p>
        </draw:rect>
        <draw:frame draw:style-name="gr69" draw:text-style-name="P15" draw:layer="layout" svg:width="13.081cm" svg:height="1.043cm" svg:x="13.728cm" svg:y="17.768cm">
          <draw:text-box>
            <text:p text:style-name="P15">Algoritmo para localiza uma entrada na GOT</text:p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>
        <draw:frame draw:style-name="gr4" draw:text-style-name="P7" draw:layer="layout" svg:width="27.737cm" svg:height="2.668cm" svg:x="0.258cm" svg:y="0.642cm">
          <draw:text-box>
            <text:p text:style-name="P6"><text:span text:style-name="T4">Localizar as entradas GOT/PLT</text:span></text:p>
          </draw:text-box>
        </draw:frame>
        <draw:line draw:style-name="gr6" draw:text-style-name="P11" draw:layer="layout" svg:x1="1.29cm" svg:y1="3.182cm" svg:x2="26.682cm" svg:y2="3.182cm">
          <text:p text:style-name="P15"/>
        </draw:line>
        <draw:frame draw:style-name="gr2" draw:text-style-name="P31" draw:layer="layout" svg:width="26.162cm" svg:height="1.301cm" svg:x="0.891cm" svg:y="3.614cm">
          <draw:text-box>
            <text:p text:style-name="P1"><text:span text:style-name="T19">Analisando o binário do processo</text:span></text:p>
          </draw:text-box>
        </draw:frame>
        <draw:frame draw:style-name="gr2" draw:text-style-name="P15" draw:id="id183" draw:layer="layout" svg:width="25.143cm" svg:height="3.433cm" svg:x="1.019cm" svg:y="4.938cm">
          <draw:text-box>
            <text:list text:style-name="L1">
              <text:list-item>
                <text:p text:id="id184" text:style-name="P15">Como localizar a entrada na PLT de um símbolo:</text:p>
              </text:list-item>
            </text:list>
            <text:list text:style-name="L3">
              <text:list-item>
                <text:list>
                  <text:list-item>
                    <text:p text:id="id185" text:style-name="P9"><text:s/>O processo é semelhante ao de localizar a entrada na GOT;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186" text:style-name="P46"><text:s/>Percorrer a <text:span text:style-name="T32">section</text:span><text:span text:style-name="T33"> .rel.plt e localizar o índice referente ao símbolo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187" text:style-name="P46"><text:span text:style-name="T33"><text:s/></text:span><text:span text:style-name="T33">O índice do símbolo na </text:span><text:span text:style-name="T32">section</text:span><text:span text:style-name="T33"> .rel.plt é exatamente o mesmo da </text:span><text:span text:style-name="T32">section</text:span><text:span text:style-name="T33"> .plt: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55" draw:text-style-name="P61" draw:id="id188" draw:layer="layout" svg:width="25.908cm" svg:height="1.143cm" svg:x="0.889cm" svg:y="8.49cm">
          <text:p text:style-name="P1"><text:span text:style-name="T25">address = .plt_address + (symindex + 1) * 16;</text:span></text:p>
        </draw:rect>
        <draw:rect draw:style-name="gr32" draw:text-style-name="P56" draw:id="id189" draw:layer="layout" svg:width="25.908cm" svg:height="9.213cm" svg:x="0.889cm" svg:y="10.091cm">
          <text:p text:style-name="P20"><text:span text:style-name="T25">[1] rel_plt_header &lt;- locate_section(".rel.plt");</text:span></text:p>
          <text:p text:style-name="P20"><text:span text:style-name="T25">[2] rel_plt &lt;- rel_plt_header.sh_offset;</text:span></text:p>
          <text:p text:style-name="P20"><text:span text:style-name="T25">[3] symcount &lt;- rel_plt_header.sh_size / rel_plt_header.sh_entsize;</text:span></text:p>
          <text:p text:style-name="P20"><text:span text:style-name="T25">[4] dynstr &lt;- locate_section(".dynstr").sh_offset;</text:span></text:p>
          <text:p text:style-name="P20"><text:span text:style-name="T25">[5] dynsym &lt;- locate_section(".dynsym").sh_offset;</text:span></text:p>
          <text:p text:style-name="P20"><text:span text:style-name="T25"/></text:p>
          <text:p text:style-name="P20"><text:span text:style-name="T25">[6] for I = 0 to symcount do</text:span></text:p>
          <text:p text:style-name="P20"><text:span text:style-name="T25">[7] begin</text:span></text:p>
          <text:p text:style-name="P20"><text:span text:style-name="T25">[8] </text:span><text:span text:style-name="T25"><text:tab/></text:span><text:span text:style-name="T25">if dynstr[sym[ELF32_R_SYM(rel_plt[I].r_info)].st_name] == \</text:span></text:p>
          <text:p text:style-name="P20"><text:span text:style-name="T25">[9] </text:span><text:span text:style-name="T25"><text:tab/></text:span><text:span text:style-name="T25"><text:tab/></text:span><text:span text:style-name="T25">"desired_symbol" then</text:span></text:p>
          <text:p text:style-name="P20"><text:span text:style-name="T25">[10] </text:span><text:span text:style-name="T25"><text:tab/></text:span><text:span text:style-name="T25"><text:tab/></text:span><text:span text:style-name="T25">break;</text:span></text:p>
          <text:p text:style-name="P20"><text:span text:style-name="T25">[11] </text:span><text:span text:style-name="T25"><text:tab/></text:span><text:span text:style-name="T25">end;</text:span></text:p>
          <text:p text:style-name="P20"><text:span text:style-name="T25">[12] </text:span><text:span text:style-name="T25"><text:tab/></text:span><text:span text:style-name="T25">found_plt &lt;- <text:s/>locate_section(".plt").sh_addr + (I + 1) * 16;</text:span></text:p>
        </draw:rect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>
        <draw:frame draw:style-name="gr4" draw:text-style-name="P7" draw:layer="layout" svg:width="27.737cm" svg:height="2.668cm" svg:x="0.259cm" svg:y="0.643cm">
          <draw:text-box>
            <text:p text:style-name="P6"><text:span text:style-name="T4">Localizar as entradas GOT/PLT</text:span></text:p>
          </draw:text-box>
        </draw:frame>
        <draw:line draw:style-name="gr6" draw:text-style-name="P11" draw:layer="layout" svg:x1="1.291cm" svg:y1="3.183cm" svg:x2="26.683cm" svg:y2="3.183cm">
          <text:p text:style-name="P15"/>
        </draw:line>
        <draw:frame draw:style-name="gr2" draw:text-style-name="P31" draw:layer="layout" svg:width="26.162cm" svg:height="1.301cm" svg:x="0.892cm" svg:y="3.615cm">
          <draw:text-box>
            <text:p text:style-name="P1"><text:span text:style-name="T19">Analisando a memória do processo</text:span></text:p>
          </draw:text-box>
        </draw:frame>
        <draw:frame draw:style-name="gr2" draw:text-style-name="P15" draw:id="id190" draw:layer="layout" svg:width="25.907cm" svg:height="3.467cm" svg:x="1.017cm" svg:y="4.935cm">
          <draw:text-box>
            <text:list text:style-name="L1">
              <text:list-item>
                <text:p text:id="id191" text:style-name="P15">Como localizar <text:span text:style-name="T32">sections</text:span><text:span text:style-name="T33"> dentro do processo:</text:span></text:p>
              </text:list-item>
            </text:list>
            <text:list text:style-name="L3">
              <text:list-item>
                <text:list>
                  <text:list-item>
                    <text:p text:id="id192" text:style-name="P9"><text:span text:style-name="T33"><text:s/></text:span><text:span text:style-name="T33">Os </text:span><text:span text:style-name="T32">section headers</text:span><text:span text:style-name="T33"> não são mapeados na memória do processo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93" text:style-name="P9"><text:span text:style-name="T33"><text:s/></text:span><text:span text:style-name="T33">Os </text:span><text:span text:style-name="T32">program headers</text:span><text:span text:style-name="T33"> são utilizados (Elf32_Ehdr-&gt;e_phoff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94" text:style-name="P9"><text:span text:style-name="T32"><text:s/></text:span><text:span text:style-name="T32">ELF Header</text:span><text:span text:style-name="T33"> é mapeado no endereço 0x08048000 (Linux).</text:span></text:p>
                  </text:list-item>
                </text:list>
              </text:list-item>
            </text:list>
          </draw:text-box>
        </draw:frame>
        <draw:g draw:id="id195">
          <draw:rect draw:style-name="gr32" draw:text-style-name="P56" draw:layer="layout" svg:width="25.908cm" svg:height="8.326cm" svg:x="0.889cm" svg:y="8.992cm">
            <text:p text:style-name="P20"><text:span text:style-name="T25"><text:tab/></text:span><text:span text:style-name="T25">typedef struct</text:span></text:p>
            <text:p text:style-name="P20"><text:span text:style-name="T25"><text:tab/></text:span><text:span text:style-name="T25">{</text:span></text:p>
            <text:p text:style-name="P20"><text:span text:style-name="T25"><text:tab/></text:span><text:span text:style-name="T25"> <text:s/></text:span><text:span text:style-name="T25">Elf32_Word <text:s text:c="3"/>p_type;</text:span></text:p>
            <text:p text:style-name="P20"><text:span text:style-name="T25"><text:tab/></text:span><text:span text:style-name="T25"> <text:s/></text:span><text:span text:style-name="T25">Elf32_Off <text:s text:c="4"/>p_offset;</text:span></text:p>
            <text:p text:style-name="P20"><text:span text:style-name="T25"><text:tab/></text:span><text:span text:style-name="T25"> <text:s/></text:span><text:span text:style-name="T25">Elf32_Addr <text:s text:c="3"/>p_vaddr;</text:span></text:p>
            <text:p text:style-name="P20"><text:span text:style-name="T25"><text:tab/></text:span><text:span text:style-name="T25"> <text:s/></text:span><text:span text:style-name="T25">Elf32_Addr <text:s text:c="3"/>p_paddr;</text:span></text:p>
            <text:p text:style-name="P20"><text:span text:style-name="T25"><text:tab/></text:span><text:span text:style-name="T25"> <text:s/></text:span><text:span text:style-name="T25">Elf32_Word <text:s text:c="3"/>p_filesz;</text:span></text:p>
            <text:p text:style-name="P20"><text:span text:style-name="T25"><text:tab/></text:span><text:span text:style-name="T25"> <text:s/></text:span><text:span text:style-name="T25">Elf32_Word <text:s text:c="3"/>p_memsz;</text:span></text:p>
            <text:p text:style-name="P20"><text:span text:style-name="T25"><text:tab/></text:span><text:span text:style-name="T25"> <text:s/></text:span><text:span text:style-name="T25">Elf32_Word <text:s text:c="3"/>p_flags;</text:span></text:p>
            <text:p text:style-name="P20"><text:span text:style-name="T25"><text:tab/></text:span><text:span text:style-name="T25"> <text:s/></text:span><text:span text:style-name="T25">Elf32_Word <text:s text:c="3"/>p_align;</text:span></text:p>
            <text:p text:style-name="P20"><text:span text:style-name="T25"><text:tab/></text:span><text:span text:style-name="T25">} Elf32_Phdr;</text:span></text:p>
          </draw:rect>
          <draw:frame draw:style-name="gr70" draw:text-style-name="P62" draw:layer="layout" svg:width="5.08cm" svg:height="0.903cm" svg:x="21.634cm" svg:y="16.285cm">
            <draw:text-box>
              <text:p text:style-name="P15"><text:span text:style-name="T32">program header</text:span></text:p>
            </draw:text-box>
          </draw:frame>
        </draw:g>
        <draw:frame draw:style-name="gr70" draw:text-style-name="P15" draw:id="id198" draw:layer="layout" svg:width="26.416cm" svg:height="0.903cm" svg:x="1.162cm" svg:y="18.026cm">
          <draw:text-box>
            <text:list text:style-name="L3">
              <text:list-item>
                <text:list>
                  <text:list-item>
                    <text:p text:style-name="P9"><text:s/>p_type = PT_DYNAMIC: p_vaddr aponta para a <text:span text:style-name="T32">section</text:span><text:span text:style-name="T33"> .dynamic</text:span></text:p>
                  </text:list-item>
                </text:list>
              </text:list-item>
            </text:list>
          </draw:text-box>
        </draw:frame>
        <draw:g draw:id="id196">
          <draw:line draw:style-name="gr71" draw:text-style-name="P11" draw:layer="layout" svg:x1="11.43cm" svg:y1="11.049cm" svg:x2="13.97cm" svg:y2="11.049cm">
            <text:p text:style-name="P15"/>
          </draw:line>
          <draw:frame draw:style-name="gr70" draw:text-style-name="P57" draw:layer="layout" svg:width="4.721cm" svg:height="0.717cm" svg:x="14.075cm" svg:y="10.668cm">
            <draw:text-box>
              <text:p text:style-name="P15"><text:span text:style-name="T45">Tipo de segmento</text:span></text:p>
            </draw:text-box>
          </draw:frame>
        </draw:g>
        <draw:g draw:id="id197">
          <draw:line draw:style-name="gr71" draw:text-style-name="P11" draw:layer="layout" svg:x1="11.531cm" svg:y1="12.55cm" svg:x2="14.071cm" svg:y2="12.55cm">
            <text:p text:style-name="P15"/>
          </draw:line>
          <draw:frame draw:style-name="gr70" draw:text-style-name="P57" draw:layer="layout" svg:width="5.128cm" svg:height="0.717cm" svg:x="14.176cm" svg:y="12.169cm">
            <draw:text-box>
              <text:p text:style-name="P15"><text:span text:style-name="T45">Endereço virtual</text:span></text:p>
            </draw:text-box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96" smil:attributeName="visibility" smil:to="visible"/>
                  <anim:transitionFilter smil:dur="0.5s" smil:targetElement="id196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97" smil:attributeName="visibility" smil:to="visible"/>
                  <anim:transitionFilter smil:dur="0.5s" smil:targetElement="id197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>
        <draw:frame draw:style-name="gr4" draw:text-style-name="P7" draw:layer="layout" svg:width="27.737cm" svg:height="2.668cm" svg:x="0.26cm" svg:y="0.644cm">
          <draw:text-box>
            <text:p text:style-name="P6"><text:span text:style-name="T4">Localizar as entradas GOT/PLT</text:span></text:p>
          </draw:text-box>
        </draw:frame>
        <draw:line draw:style-name="gr6" draw:text-style-name="P11" draw:layer="layout" svg:x1="1.292cm" svg:y1="3.184cm" svg:x2="26.684cm" svg:y2="3.184cm">
          <text:p text:style-name="P15"/>
        </draw:line>
        <draw:frame draw:style-name="gr2" draw:text-style-name="P31" draw:layer="layout" svg:width="26.162cm" svg:height="1.301cm" svg:x="0.893cm" svg:y="3.616cm">
          <draw:text-box>
            <text:p text:style-name="P1"><text:span text:style-name="T19">Analisando a memória do processo</text:span></text:p>
          </draw:text-box>
        </draw:frame>
        <draw:frame draw:style-name="gr2" draw:text-style-name="P15" draw:layer="layout" svg:width="25.907cm" svg:height="1.055cm" svg:x="1.018cm" svg:y="4.936cm">
          <draw:text-box>
            <text:p text:style-name="P15">Como localizar <text:span text:style-name="T32">sections</text:span><text:span text:style-name="T33"> dentro do processo:</text:span></text:p>
          </draw:text-box>
        </draw:frame>
        <draw:rect draw:style-name="gr32" draw:text-style-name="P56" draw:layer="layout" svg:width="25.908cm" svg:height="6.889cm" svg:x="0.889cm" svg:y="6.192cm">
          <text:p text:style-name="P20"><text:span text:style-name="T25"><text:tab/></text:span><text:span text:style-name="T25">typedef struct <text:s/></text:span></text:p>
          <text:p text:style-name="P20"><text:span text:style-name="T25"><text:tab/></text:span><text:span text:style-name="T25">{ </text:span></text:p>
          <text:p text:style-name="P20"><text:span text:style-name="T25"><text:tab/></text:span><text:span text:style-name="T25"><text:tab/></text:span><text:span text:style-name="T25"> <text:s/></text:span><text:span text:style-name="T25">Elf32_Sword <text:s text:c="2"/>d_tag;</text:span></text:p>
          <text:p text:style-name="P20"><text:span text:style-name="T25"><text:tab/></text:span><text:span text:style-name="T25"><text:tab/></text:span><text:span text:style-name="T25"> <text:s/></text:span><text:span text:style-name="T25">union</text:span></text:p>
          <text:p text:style-name="P20"><text:span text:style-name="T25"><text:tab/></text:span><text:span text:style-name="T25"><text:tab/></text:span><text:span text:style-name="T25"> <text:s/></text:span><text:span text:style-name="T25">{</text:span></text:p>
          <text:p text:style-name="P20"><text:span text:style-name="T25"><text:tab/></text:span><text:span text:style-name="T25"><text:tab/></text:span><text:span text:style-name="T25"><text:tab/></text:span><text:span text:style-name="T25"> <text:s text:c="5"/></text:span><text:span text:style-name="T25">Elf32_Word d_val;</text:span></text:p>
          <text:p text:style-name="P20"><text:span text:style-name="T25"><text:tab/></text:span><text:span text:style-name="T25"><text:tab/></text:span><text:span text:style-name="T25"><text:tab/></text:span><text:span text:style-name="T25"> <text:s text:c="5"/></text:span><text:span text:style-name="T25">Elf32_Addr d_ptr;</text:span></text:p>
          <text:p text:style-name="P20"><text:span text:style-name="T25"><text:tab/></text:span><text:span text:style-name="T25"><text:tab/></text:span><text:span text:style-name="T25"> <text:s/></text:span><text:span text:style-name="T25">} d_un;</text:span></text:p>
          <text:p text:style-name="P20"><text:span text:style-name="T25"><text:tab/></text:span><text:span text:style-name="T25">} Elf32_Dyn;</text:span></text:p>
        </draw:rect>
        <draw:frame draw:style-name="gr70" draw:text-style-name="P63" draw:layer="layout" svg:width="5.461cm" svg:height="0.903cm" svg:x="21.669cm" svg:y="12.185cm">
          <draw:text-box>
            <text:p text:style-name="P15"><text:span text:style-name="T33">.dynamic </text:span><text:span text:style-name="T32">section</text:span></text:p>
          </draw:text-box>
        </draw:frame>
        <draw:g draw:id="id199">
          <draw:line draw:style-name="gr71" draw:text-style-name="P11" draw:layer="layout" svg:x1="12.065cm" svg:y1="8.255cm" svg:x2="15.494cm" svg:y2="8.255cm">
            <text:p text:style-name="P15"/>
          </draw:line>
          <draw:frame draw:style-name="gr70" draw:text-style-name="P57" draw:layer="layout" svg:width="4.064cm" svg:height="0.717cm" svg:x="15.621cm" svg:y="7.874cm">
            <draw:text-box>
              <text:p text:style-name="P15"><text:span text:style-name="T45">Tipo da entrada</text:span></text:p>
            </draw:text-box>
          </draw:frame>
        </draw:g>
        <draw:frame draw:style-name="gr70" draw:text-style-name="P15" draw:id="id200" draw:layer="layout" svg:width="25.908cm" svg:height="5.71cm" svg:x="0.889cm" svg:y="13.324cm">
          <draw:text-box>
            <text:list text:style-name="L1">
              <text:list-item>
                <text:p text:id="id201" text:style-name="P15">Valores interessantes de d_tag:</text:p>
              </text:list-item>
            </text:list>
            <text:list text:style-name="L3">
              <text:list-item>
                <text:list>
                  <text:list-item>
                    <text:p text:id="id202" text:style-name="P9"><text:s/>DT_PLTGOT<text:tab/>- d_un.d_ptr aponta para a <text:span text:style-name="T32">section</text:span> .got.pl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03" text:style-name="P9"><text:s/>DT_JMPREL<text:tab/>- d_un.d_ptr aponta para a <text:span text:style-name="T32">section</text:span> .rel.pl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04" text:style-name="P9"><text:s/>DT_PLTRELSZ<text:tab/>- d_un.d_val armazena o tamanho em bytes da <text:span text:style-name="T32">section</text:span><text:span text:style-name="T33"> </text:span>.rel.pl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05" text:style-name="P9"><text:s/>DT_INIT<text:tab/><text:tab/>- d_un.d_ptr aponta para a <text:span text:style-name="T32">section</text:span> .init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06" text:style-name="P9"><text:s/>DT_SYMTAB<text:tab/>- d_un.d_ptr aponta para a <text:span text:style-name="T32">section</text:span> .dynsym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07" text:style-name="P9"><text:s/>DT_STRTAB<text:tab/>- d_un.d_ptr aponta para a <text:span text:style-name="T32">section</text:span><text:span text:style-name="T33"> </text:span>.dynstr;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99" smil:attributeName="visibility" smil:to="visible"/>
                  <anim:transitionFilter smil:dur="0.5s" smil:targetElement="id199" smil:type="slideWipe" smil:subtype="fromLeft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2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>
        <draw:frame draw:style-name="gr2" draw:text-style-name="P15" draw:id="id208" draw:layer="layout" svg:width="25.652cm" svg:height="1.825cm" svg:x="1.018cm" svg:y="4.938cm">
          <draw:text-box>
            <text:list text:style-name="L1">
              <text:list-item>
                <text:p text:id="id209" text:style-name="P15">Como localizar a entrada na GOT de um símbolo:</text:p>
              </text:list-item>
            </text:list>
            <text:list text:style-name="L3">
              <text:list-item>
                <text:list>
                  <text:list-item>
                    <text:p text:id="id210" text:style-name="P9"><text:s/>O processo é o mesmo utilizado para localizar analisando o binário do processo.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7.737cm" svg:height="2.668cm" svg:x="0.261cm" svg:y="0.645cm">
          <draw:text-box>
            <text:p text:style-name="P6"><text:span text:style-name="T4">Localizar as entradas GOT/PLT</text:span></text:p>
          </draw:text-box>
        </draw:frame>
        <draw:line draw:style-name="gr6" draw:text-style-name="P11" draw:layer="layout" svg:x1="1.293cm" svg:y1="3.185cm" svg:x2="26.685cm" svg:y2="3.185cm">
          <text:p text:style-name="P15"/>
        </draw:line>
        <draw:frame draw:style-name="gr2" draw:text-style-name="P31" draw:layer="layout" svg:width="26.162cm" svg:height="1.301cm" svg:x="0.894cm" svg:y="3.617cm">
          <draw:text-box>
            <text:p text:style-name="P1"><text:span text:style-name="T19">Analisando a memória do processo</text:span></text:p>
          </draw:text-box>
        </draw:frame>
        <draw:g draw:id="id211">
          <draw:rect draw:style-name="gr59" draw:text-style-name="P56" draw:layer="layout" svg:width="25.807cm" svg:height="11.557cm" svg:x="1.199cm" svg:y="7.239cm">
            <text:p text:style-name="P20"><text:span text:style-name="T25">[1]</text:span><text:span text:style-name="T25"><text:tab/></text:span><text:span text:style-name="T25">rel_plt_header &lt;- locate_section(".rel.plt");</text:span></text:p>
            <text:p text:style-name="P20"><text:span text:style-name="T25">[2]</text:span><text:span text:style-name="T25"><text:tab/></text:span><text:span text:style-name="T25">rel_plt &lt;- rel_plt_header.sh_offset;</text:span></text:p>
            <text:p text:style-name="P20"><text:span text:style-name="T25">[3]</text:span><text:span text:style-name="T25"><text:tab/></text:span><text:span text:style-name="T25">symcount &lt;- rel_plt_header.sh_size / rel_plt_header.sh_entsize;</text:span></text:p>
            <text:p text:style-name="P20"><text:span text:style-name="T25">[4]</text:span><text:span text:style-name="T25"><text:tab/></text:span><text:span text:style-name="T25">dynstr &lt;- locate_section(".dynstr").sh_offset;</text:span></text:p>
            <text:p text:style-name="P20"><text:span text:style-name="T25">[5]</text:span><text:span text:style-name="T25"><text:tab/></text:span><text:span text:style-name="T25">dynsym &lt;- locate_section(".dynsym").sh_offset;</text:span></text:p>
            <text:p text:style-name="P20"><text:span text:style-name="T25"/></text:p>
            <text:p text:style-name="P20"><text:span text:style-name="T25">[6]</text:span><text:span text:style-name="T25"><text:tab/></text:span><text:span text:style-name="T25">for I = 0 to symcount do</text:span></text:p>
            <text:p text:style-name="P20"><text:span text:style-name="T25">[7]</text:span><text:span text:style-name="T25"><text:tab/></text:span><text:span text:style-name="T25">begin</text:span></text:p>
            <text:p text:style-name="P20"><text:span text:style-name="T25">[8]</text:span><text:span text:style-name="T25"><text:tab/></text:span><text:span text:style-name="T25"><text:tab/></text:span><text:span text:style-name="T25">if dynstr[sym[ELF32_R_SYM(rel_plt[I].r_info)].st_name] == \</text:span></text:p>
            <text:p text:style-name="P20"><text:span text:style-name="T25">[9]</text:span><text:span text:style-name="T25"><text:tab/></text:span><text:span text:style-name="T25"> <text:s text:c="2"/></text:span><text:span text:style-name="T25"><text:tab/></text:span><text:span text:style-name="T25"><text:tab/></text:span><text:span text:style-name="T25">"desired_symbol" then</text:span></text:p>
            <text:p text:style-name="P20"><text:span text:style-name="T25">[10]</text:span><text:span text:style-name="T25"><text:tab/></text:span><text:span text:style-name="T25"><text:tab/></text:span><text:span text:style-name="T25">found_got &lt;- rel_plt[I].r_offset;</text:span></text:p>
            <text:p text:style-name="P20"><text:span text:style-name="T25">[11]end;</text:span></text:p>
          </draw:rect>
          <draw:frame draw:style-name="gr69" draw:text-style-name="P15" draw:layer="layout" svg:width="13.081cm" svg:height="1.043cm" svg:x="13.729cm" svg:y="17.869cm">
            <draw:text-box>
              <text:p text:style-name="P15">Algoritmo para localiza uma entrada na GOT</text:p>
            </draw:text-box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11" smil:attributeName="visibility" smil:to="visible"/>
                  <anim:transitionFilter smil:dur="0.5s" smil:targetElement="id211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2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>
        <draw:frame draw:style-name="gr2" draw:text-style-name="P15" draw:id="id212" draw:layer="layout" svg:width="25.652cm" svg:height="1.842cm" svg:x="1.019cm" svg:y="4.938cm">
          <draw:text-box>
            <text:list text:style-name="L1">
              <text:list-item>
                <text:p text:id="id213" text:style-name="P15">Como localizar a entrada na PLT de um símbolo:</text:p>
              </text:list-item>
            </text:list>
            <text:list text:style-name="L3">
              <text:list-item>
                <text:list>
                  <text:list-item>
                    <text:p text:id="id214" text:style-name="P9"><text:s/>Esse processo é mais complicado pois não temos o endereço da <text:span text:style-name="T32">section</text:span><text:span text:style-name="T33"> .plt;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7.737cm" svg:height="2.668cm" svg:x="0.262cm" svg:y="0.645cm">
          <draw:text-box>
            <text:p text:style-name="P6"><text:span text:style-name="T4">Localizar as entradas GOT/PLT</text:span></text:p>
          </draw:text-box>
        </draw:frame>
        <draw:line draw:style-name="gr6" draw:text-style-name="P11" draw:layer="layout" svg:x1="1.294cm" svg:y1="3.185cm" svg:x2="26.686cm" svg:y2="3.185cm">
          <text:p text:style-name="P15"/>
        </draw:line>
        <draw:frame draw:style-name="gr2" draw:text-style-name="P31" draw:layer="layout" svg:width="26.162cm" svg:height="1.301cm" svg:x="0.895cm" svg:y="3.617cm">
          <draw:text-box>
            <text:p text:style-name="P1"><text:span text:style-name="T19">Analisando a memória do processo</text:span></text:p>
          </draw:text-box>
        </draw:frame>
        <draw:rect draw:style-name="gr55" draw:text-style-name="P61" draw:id="id216" draw:layer="layout" svg:width="25.781cm" svg:height="1.27cm" svg:x="1.143cm" svg:y="8.852cm">
          <text:p text:style-name="P15"><text:span text:style-name="T25">80482b0: <text:s text:c="6"/>ff 25 c0 95 04 08 <text:s text:c="6"/>jmp <text:s text:c="3"/>*0x80495c0</text:span></text:p>
        </draw:rect>
        <draw:frame draw:style-name="gr70" draw:text-style-name="P64" draw:id="id215" draw:layer="layout" svg:width="12.319cm" svg:height="0.98cm" svg:x="1.016cm" svg:y="7.493cm">
          <draw:text-box>
            <text:p text:style-name="P15"><text:span text:style-name="T49">Disassembly da entrada GOT:</text:span></text:p>
          </draw:text-box>
        </draw:frame>
        <draw:g draw:id="id218">
          <draw:frame draw:style-name="gr70" draw:text-style-name="P64" draw:layer="layout" svg:width="12.319cm" svg:height="0.98cm" svg:x="1.017cm" svg:y="10.493cm">
            <draw:text-box>
              <text:p text:style-name="P15"><text:span text:style-name="T49">Algoritmo:</text:span></text:p>
            </draw:text-box>
          </draw:frame>
          <draw:rect draw:style-name="gr55" draw:text-style-name="P37" draw:layer="layout" svg:width="25.781cm" svg:height="7.425cm" svg:x="1.144cm" svg:y="11.752cm">
            <text:p text:style-name="P15"><text:span text:style-name="T25">[1]</text:span><text:span text:style-name="T25"><text:tab/></text:span><text:span text:style-name="T25"><text:tab/></text:span><text:span text:style-name="T25">got_entry &lt;- locate_got("our_symbol");</text:span></text:p>
            <text:p text:style-name="P15"><text:span text:style-name="T25">[2]</text:span><text:span text:style-name="T25"><text:tab/></text:span><text:span text:style-name="T25"><text:tab/></text:span><text:span text:style-name="T25">search_addr &lt;- init_addr;</text:span></text:p>
            <text:p text:style-name="P15"><text:span text:style-name="T25">[3]</text:span><text:span text:style-name="T25"><text:tab/></text:span><text:span text:style-name="T25"><text:tab/></text:span><text:span text:style-name="T25">while true</text:span></text:p>
            <text:p text:style-name="P15"><text:span text:style-name="T25">[4]</text:span><text:span text:style-name="T25"><text:tab/></text:span><text:span text:style-name="T25"><text:tab/></text:span><text:span text:style-name="T25">begin</text:span></text:p>
            <text:p text:style-name="P15"><text:span text:style-name="T25">[5]</text:span><text:span text:style-name="T25"><text:tab/></text:span><text:span text:style-name="T25"><text:tab/></text:span><text:span text:style-name="T25"><text:tab/></text:span><text:span text:style-name="T25">pattern &lt;- (int)*search_addr;</text:span></text:p>
            <text:p text:style-name="P15"><text:span text:style-name="T25">[6]</text:span><text:span text:style-name="T25"><text:tab/></text:span><text:span text:style-name="T25"><text:tab/></text:span><text:span text:style-name="T25"><text:tab/></text:span><text:span text:style-name="T25">if pattern == got_entry then</text:span></text:p>
            <text:p text:style-name="P15"><text:span text:style-name="T25">[7]</text:span><text:span text:style-name="T25"><text:tab/></text:span><text:span text:style-name="T25"><text:tab/></text:span><text:span text:style-name="T25"><text:tab/></text:span><text:span text:style-name="T25"><text:tab/></text:span><text:span text:style-name="T25">break;</text:span></text:p>
            <text:p text:style-name="P15"><text:span text:style-name="T25">[8]</text:span><text:span text:style-name="T25"><text:tab/></text:span><text:span text:style-name="T25"><text:tab/></text:span><text:span text:style-name="T25"><text:tab/></text:span><text:span text:style-name="T25">pattern = pattern + 1;</text:span></text:p>
            <text:p text:style-name="P15"><text:span text:style-name="T25">[9]</text:span><text:span text:style-name="T25"><text:tab/></text:span><text:span text:style-name="T25"><text:tab/></text:span><text:span text:style-name="T25">end;</text:span></text:p>
            <text:p text:style-name="P15"><text:span text:style-name="T25">[10]</text:span><text:span text:style-name="T25"><text:tab/></text:span><text:span text:style-name="T25">found_plt &lt;- search_addr - 2;</text:span></text:p>
          </draw:rect>
        </draw:g>
        <draw:rect draw:style-name="gr72" draw:text-style-name="P11" draw:id="id217" draw:layer="layout" svg:width="4.572cm" svg:height="0.889cm" svg:x="11.176cm" svg:y="9.017cm">
          <text:p text:style-name="P15"/>
        </draw:rect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16" smil:attributeName="visibility" smil:to="visible"/>
                  <anim:transitionFilter smil:dur="0.5s" smil:targetElement="id216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217" smil:attributeName="visibility" smil:to="visible"/>
                  <anim:transitionFilter smil:dur="0.5s" smil:targetElement="id217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2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>
        <draw:frame draw:style-name="gr4" draw:text-style-name="P7" draw:layer="layout" svg:width="25.4cm" svg:height="2.668cm" svg:x="1.27cm" svg:y="0.635cm">
          <draw:text-box>
            <text:p text:style-name="P6"><text:span text:style-name="T4">Roteiro</text:span></text:p>
          </draw:text-box>
        </draw:frame>
        <draw:frame draw:style-name="gr73" draw:text-style-name="P10" draw:layer="layout" svg:width="21.59cm" svg:height="15.291cm" svg:x="1.905cm" svg:y="3.81cm">
          <draw:text-box>
            <text:list text:style-name="L3">
              <text:list-item>
                <text:p text:style-name="P8"><text:span text:style-name="T5"><text:s/></text:span><text:span text:style-name="T5">Introdução;</text:span></text:p>
              </text:list-item>
            </text:list>
            <text:list text:style-name="L3">
              <text:list-item>
                <text:p text:style-name="P8"><text:span text:style-name="T5"><text:s/></text:span><text:span text:style-name="T5">Princípio de funcionamento;</text:span></text:p>
              </text:list-item>
            </text:list>
            <text:list text:style-name="L3">
              <text:list-item>
                <text:p text:style-name="P8"><text:span text:style-name="T5"><text:s/></text:span><text:span text:style-name="T5">Resolução de símbolos;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GOT – Global Offset Table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LT – Procedure Linkage Table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LT + GOT;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<text:s/></text:span><text:span text:style-name="T5">ptrace();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Executando código via ptrace;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5"><text:s/></text:span><text:span text:style-name="T5">Passos da infecçao;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Determinar as funções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Escrever os shellcodes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Injetar os shellcodes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Localizar as entradas GOT/PL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Alterar as enrtadas GOT/PLT;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5"><text:s/></text:span><text:span text:style-name="T5">Referências;</text:span></text:p>
              </text:list-item>
            </text:list>
            <text:list text:style-name="L2">
              <text:list-item>
                <text:p text:style-name="P8"><text:span text:style-name="T5"><text:s/></text:span><text:span text:style-name="T5">Perguntas?</text:span></text:p>
              </text:list-item>
            </text:list>
          </draw:text-box>
        </draw:frame>
        <draw:line draw:style-name="gr6" draw:text-style-name="P11" draw:layer="layout" svg:x1="1.278cm" svg:y1="3.175cm" svg:x2="26.67cm" svg:y2="3.175cm">
          <text:p text:style-name="P15"/>
        </draw:lin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2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draw:frame draw:style-name="gr4" draw:text-style-name="P7" draw:layer="layout" svg:width="26.661cm" svg:height="2.668cm" svg:x="0.263cm" svg:y="0.645cm">
          <draw:text-box>
            <text:p text:style-name="P6"><text:span text:style-name="T4">Alterar as entradas GOT/PLT</text:span></text:p>
          </draw:text-box>
        </draw:frame>
        <draw:line draw:style-name="gr6" draw:text-style-name="P11" draw:layer="layout" svg:x1="1.295cm" svg:y1="3.185cm" svg:x2="26.687cm" svg:y2="3.185cm">
          <text:p text:style-name="P15"/>
        </draw:line>
        <draw:frame draw:style-name="gr70" draw:text-style-name="P45" draw:id="id219" draw:layer="layout" svg:width="25.627cm" svg:height="4.154cm" svg:x="1.043cm" svg:y="3.704cm">
          <draw:text-box>
            <text:list text:style-name="L1">
              <text:list-item>
                <text:p text:id="id220" text:style-name="P15"><text:span text:style-name="T37">Alterar a entrada na GOT:</text:span></text:p>
              </text:list-item>
            </text:list>
            <text:list text:style-name="L3">
              <text:list-item>
                <text:list>
                  <text:list-item>
                    <text:p text:id="id221" text:style-name="P9"><text:span text:style-name="T20"><text:s/></text:span><text:span text:style-name="T20">Salvar o valor original da entrada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22" text:style-name="P9"><text:span text:style-name="T20"><text:s/></text:span><text:span text:style-name="T20">Alterar o ponteiro original por um ponteiro para o </text:span><text:span text:style-name="T21">shellcode</text:span><text:span text:style-name="T20">, injetado anteriormente;</text:span></text:p>
                  </text:list-item>
                </text:list>
              </text:list-item>
            </text:list>
          </draw:text-box>
        </draw:frame>
        <draw:g draw:id="id223">
          <draw:rect draw:style-name="gr74" draw:text-style-name="P65" draw:layer="layout" svg:width="4.826cm" svg:height="1.27cm" svg:x="4.178cm" svg:y="10.368cm">
            <text:p text:style-name="P15"/>
          </draw:rect>
          <draw:frame draw:style-name="gr70" draw:text-style-name="P28" draw:layer="layout" svg:width="4.591cm" svg:height="0.92cm" svg:x="4.286cm" svg:y="11.8cm">
            <draw:text-box>
              <text:p text:style-name="P1"><text:span text:style-name="T14">GOT</text:span></text:p>
            </draw:text-box>
          </draw:frame>
        </draw:g>
        <draw:g draw:id="id224">
          <draw:rect draw:style-name="gr28" draw:text-style-name="P11" draw:layer="layout" svg:width="4.826cm" svg:height="1.27cm" svg:x="19.021cm" svg:y="10.422cm">
            <text:p text:style-name="P15"/>
          </draw:rect>
          <draw:frame draw:style-name="gr70" draw:text-style-name="P66" draw:layer="layout" svg:width="4.591cm" svg:height="0.92cm" svg:x="19.187cm" svg:y="11.7cm">
            <draw:text-box>
              <text:p text:style-name="P1"><text:span text:style-name="T51">function</text:span></text:p>
            </draw:text-box>
          </draw:frame>
        </draw:g>
        <draw:g draw:id="id226">
          <draw:rect draw:style-name="gr75" draw:text-style-name="P11" draw:layer="layout" svg:width="4.826cm" svg:height="1.27cm" svg:x="11.413cm" svg:y="14.921cm">
            <text:p text:style-name="P15"/>
          </draw:rect>
          <draw:frame draw:style-name="gr70" draw:text-style-name="P66" draw:layer="layout" svg:width="4.591cm" svg:height="0.92cm" svg:x="11.487cm" svg:y="16.3cm">
            <draw:text-box>
              <text:p text:style-name="P1"><text:span text:style-name="T51">shellcode</text:span></text:p>
            </draw:text-box>
          </draw:frame>
        </draw:g>
        <draw:line draw:style-name="gr71" draw:text-style-name="P11" draw:id="id225" draw:layer="layout" svg:x1="9.017cm" svg:y1="10.922cm" svg:x2="18.923cm" svg:y2="10.922cm">
          <text:p text:style-name="P15"/>
        </draw:line>
        <draw:line draw:style-name="gr71" draw:text-style-name="P11" draw:id="id228" draw:layer="layout" svg:x1="8.255cm" svg:y1="11.684cm" svg:x2="11.43cm" svg:y2="15.621cm">
          <text:p text:style-name="P15"/>
        </draw:line>
        <draw:line draw:style-name="gr71" draw:text-style-name="P11" draw:id="id229" draw:layer="layout" svg:x1="16.256cm" svg:y1="15.494cm" svg:x2="19.431cm" svg:y2="11.684cm">
          <text:p text:style-name="P15"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</anim:par>
            </anim:par>
            <anim:par smil:begin="next">
              <anim:par smil:begin="0s">
                <anim:par anim:id="id227"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25" smil:attributeName="visibility" smil:to="visible"/>
                  <anim:transitionFilter smil:dur="0.5s" smil:targetElement="id225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set smil:begin="0s" smil:dur="0.001s" smil:fill="hold" presentation:master-element="id227" smil:targetElement="id225" smil:attributeName="visibility" smil:to="hidden"/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228" smil:attributeName="visibility" smil:to="visible"/>
                  <anim:transitionFilter smil:dur="0.5s" smil:targetElement="id228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229" smil:attributeName="visibility" smil:to="visible"/>
                  <anim:transitionFilter smil:dur="0.5s" smil:targetElement="id229" smil:type="slideWipe" smil:subtype="fromBottom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2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>
        <draw:frame draw:style-name="gr4" draw:text-style-name="P7" draw:layer="layout" svg:width="26.661cm" svg:height="2.668cm" svg:x="0.264cm" svg:y="0.646cm">
          <draw:text-box>
            <text:p text:style-name="P6"><text:span text:style-name="T4">Alterar as entradas GOT/PLT</text:span></text:p>
          </draw:text-box>
        </draw:frame>
        <draw:line draw:style-name="gr6" draw:text-style-name="P11" draw:layer="layout" svg:x1="1.296cm" svg:y1="3.186cm" svg:x2="26.688cm" svg:y2="3.186cm">
          <text:p text:style-name="P15"/>
        </draw:line>
        <draw:frame draw:style-name="gr70" draw:text-style-name="P45" draw:id="id230" draw:layer="layout" svg:width="26.261cm" svg:height="3.21cm" svg:x="1.044cm" svg:y="3.705cm">
          <draw:text-box>
            <text:list text:style-name="L1">
              <text:list-item>
                <text:p text:id="id231" text:style-name="P15"><text:span text:style-name="T37">Alterar a entrada na PLT:</text:span></text:p>
              </text:list-item>
            </text:list>
            <text:list text:style-name="L3">
              <text:list-item>
                <text:list>
                  <text:list-item>
                    <text:p text:id="id232" text:style-name="P9"><text:span text:style-name="T20"><text:s/></text:span><text:span text:style-name="T20">Substituir a instrução jmp *GOT para desviar para o </text:span><text:span text:style-name="T21">shellco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33" text:style-name="P9"><text:span text:style-name="T21"><text:s/></text:span><text:span text:style-name="T52">Antes de substituir, salvar a instrução original para usa-la no </text:span><text:span text:style-name="T21">shellcode</text:span></text:p>
                  </text:list-item>
                </text:list>
              </text:list-item>
            </text:list>
          </draw:text-box>
        </draw:frame>
        <draw:rect draw:style-name="gr55" draw:text-style-name="P61" draw:id="id234" draw:layer="layout" svg:width="25.781cm" svg:height="1.27cm" svg:x="1.144cm" svg:y="7.052cm">
          <text:p text:style-name="P15"><text:span text:style-name="T25">80482b0: <text:s text:c="6"/>ff 25 c0 95 04 08 <text:s text:c="6"/>jmp <text:s text:c="3"/>*0x80495c0</text:span></text:p>
        </draw:rect>
        <draw:rect draw:style-name="gr72" draw:text-style-name="P11" draw:id="id235" draw:layer="layout" svg:width="6.858cm" svg:height="0.889cm" svg:x="8.89cm" svg:y="7.218cm">
          <text:p text:style-name="P15"/>
        </draw:rect>
        <draw:frame draw:style-name="gr76" draw:text-style-name="P10" draw:id="id236" draw:layer="layout" svg:width="21.59cm" svg:height="1.216cm" svg:x="0.997cm" svg:y="8.541cm">
          <draw:text-box>
            <text:list text:style-name="L3">
              <text:list-item>
                <text:list>
                  <text:list-item>
                    <text:p text:style-name="P9"><text:span text:style-name="T20"><text:s/></text:span><text:span text:style-name="T20">Até seis bytes podem ser substituídos:</text:span></text:p>
                  </text:list-item>
                </text:list>
              </text:list-item>
            </text:list>
          </draw:text-box>
        </draw:frame>
        <draw:rect draw:style-name="gr32" draw:text-style-name="P61" draw:id="id237" draw:layer="layout" svg:width="25.781cm" svg:height="1.959cm" svg:x="1.145cm" svg:y="9.852cm">
          <text:p text:style-name="P15"><text:span text:style-name="T25"><text:tab/></text:span><text:span text:style-name="T25"><text:tab/></text:span><text:span text:style-name="T25">0: <text:s text:c="2"/>68 41 41 41 41 <text:s text:c="9"/>push <text:s text:c="2"/>$0x41414141</text:span></text:p>
          <text:p text:style-name="P15"><text:span text:style-name="T25"><text:tab/></text:span><text:span text:style-name="T25"><text:tab/></text:span><text:span text:style-name="T25">5: <text:s text:c="2"/>c3 <text:s text:c="21"/>ret <text:s text:c="3"/></text:span></text:p>
        </draw:rect>
        <draw:rect draw:style-name="gr72" draw:text-style-name="P11" draw:id="id238" draw:layer="layout" svg:width="6.604cm" svg:height="1.538cm" svg:x="5.207cm" svg:y="10.019cm">
          <text:p text:style-name="P15"/>
        </draw:rect>
        <draw:g draw:id="id239">
          <draw:rect draw:style-name="gr74" draw:text-style-name="P65" draw:layer="layout" svg:width="4.826cm" svg:height="1.27cm" svg:x="4.179cm" svg:y="12.468cm">
            <text:p text:style-name="P15"/>
          </draw:rect>
          <draw:frame draw:style-name="gr70" draw:text-style-name="P28" draw:layer="layout" svg:width="4.591cm" svg:height="0.92cm" svg:x="4.287cm" svg:y="13.9cm">
            <draw:text-box>
              <text:p text:style-name="P1"><text:span text:style-name="T14">PLT</text:span></text:p>
            </draw:text-box>
          </draw:frame>
        </draw:g>
        <draw:g draw:id="id240">
          <draw:rect draw:style-name="gr28" draw:text-style-name="P11" draw:layer="layout" svg:width="4.826cm" svg:height="1.27cm" svg:x="19.022cm" svg:y="12.522cm">
            <text:p text:style-name="P15"/>
          </draw:rect>
          <draw:frame draw:style-name="gr70" draw:text-style-name="P66" draw:layer="layout" svg:width="4.591cm" svg:height="0.92cm" svg:x="19.188cm" svg:y="13.8cm">
            <draw:text-box>
              <text:p text:style-name="P1"><text:span text:style-name="T51">function</text:span></text:p>
            </draw:text-box>
          </draw:frame>
        </draw:g>
        <draw:g draw:id="id242">
          <draw:rect draw:style-name="gr75" draw:text-style-name="P11" draw:layer="layout" svg:width="4.826cm" svg:height="1.27cm" svg:x="11.414cm" svg:y="17.021cm">
            <text:p text:style-name="P15"/>
          </draw:rect>
          <draw:frame draw:style-name="gr70" draw:text-style-name="P66" draw:layer="layout" svg:width="4.591cm" svg:height="0.92cm" svg:x="11.488cm" svg:y="18.4cm">
            <draw:text-box>
              <text:p text:style-name="P1"><text:span text:style-name="T51">shellcode</text:span></text:p>
            </draw:text-box>
          </draw:frame>
        </draw:g>
        <draw:line draw:style-name="gr71" draw:text-style-name="P11" draw:id="id241" draw:layer="layout" svg:x1="9.018cm" svg:y1="13.022cm" svg:x2="18.924cm" svg:y2="13.022cm">
          <text:p text:style-name="P15"/>
        </draw:line>
        <draw:line draw:style-name="gr71" draw:text-style-name="P11" draw:id="id244" draw:layer="layout" svg:x1="8.256cm" svg:y1="13.784cm" svg:x2="11.431cm" svg:y2="17.721cm">
          <text:p text:style-name="P15"/>
        </draw:line>
        <draw:line draw:style-name="gr71" draw:text-style-name="P11" draw:id="id245" draw:layer="layout" svg:x1="16.257cm" svg:y1="17.594cm" svg:x2="19.432cm" svg:y2="13.784cm">
          <text:p text:style-name="P15"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235" smil:attributeName="visibility" smil:to="visible"/>
                  <anim:transitionFilter smil:dur="0.5s" smil:targetElement="id235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238" smil:attributeName="visibility" smil:to="visible"/>
                  <anim:transitionFilter smil:dur="0.5s" smil:targetElement="id238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</anim:par>
            </anim:par>
            <anim:par smil:begin="next">
              <anim:par smil:begin="0s">
                <anim:par anim:id="id243"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41" smil:attributeName="visibility" smil:to="visible"/>
                  <anim:transitionFilter smil:dur="0.5s" smil:targetElement="id241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set smil:begin="0s" smil:dur="0.001s" smil:fill="hold" presentation:master-element="id243" smil:targetElement="id241" smil:attributeName="visibility" smil:to="hidden"/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244" smil:attributeName="visibility" smil:to="visible"/>
                  <anim:transitionFilter smil:dur="0.5s" smil:targetElement="id244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245" smil:attributeName="visibility" smil:to="visible"/>
                  <anim:transitionFilter smil:dur="0.5s" smil:targetElement="id245" smil:type="slideWipe" smil:subtype="fromBottom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2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>
        <draw:frame draw:style-name="gr4" draw:text-style-name="P7" draw:layer="layout" svg:width="25.4cm" svg:height="2.668cm" svg:x="1.27cm" svg:y="0.635cm">
          <draw:text-box>
            <text:p text:style-name="P6"><text:span text:style-name="T4">Roteiro</text:span></text:p>
          </draw:text-box>
        </draw:frame>
        <draw:frame draw:style-name="gr77" draw:text-style-name="P10" draw:layer="layout" svg:width="21.59cm" svg:height="15.291cm" svg:x="1.905cm" svg:y="3.81cm">
          <draw:text-box>
            <text:list text:style-name="L3">
              <text:list-item>
                <text:p text:style-name="P8"><text:span text:style-name="T5"><text:s/></text:span><text:span text:style-name="T5">Introdução;</text:span></text:p>
              </text:list-item>
            </text:list>
            <text:list text:style-name="L3">
              <text:list-item>
                <text:p text:style-name="P8"><text:span text:style-name="T5"><text:s/></text:span><text:span text:style-name="T5">Princípio de funcionamento;</text:span></text:p>
              </text:list-item>
            </text:list>
            <text:list text:style-name="L3">
              <text:list-item>
                <text:p text:style-name="P8"><text:span text:style-name="T5"><text:s/></text:span><text:span text:style-name="T5">Resolução de símbolos;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GOT – Global Offset Table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LT – Procedure Linkage Table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LT + GOT;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<text:s/></text:span><text:span text:style-name="T5">ptrace();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Executando código via ptrace;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<text:s/></text:span><text:span text:style-name="T5">Passos da infecçao;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Determinar as funções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Escrever os shellcodes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Injetar os shellcodes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Localizar as entradas GOT/PLT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Alterar as enrtadas GOT/PLT;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5"><text:s/></text:span><text:span text:style-name="T5">Referências;</text:span></text:p>
              </text:list-item>
            </text:list>
            <text:list text:style-name="L2">
              <text:list-item>
                <text:p text:style-name="P8"><text:span text:style-name="T5"><text:s/></text:span><text:span text:style-name="T5">Perguntas?</text:span></text:p>
              </text:list-item>
            </text:list>
          </draw:text-box>
        </draw:frame>
        <draw:line draw:style-name="gr6" draw:text-style-name="P11" draw:layer="layout" svg:x1="1.278cm" svg:y1="3.175cm" svg:x2="26.67cm" svg:y2="3.175cm">
          <text:p text:style-name="P15"/>
        </draw:line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2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draw:frame draw:style-name="gr4" draw:text-style-name="P7" draw:layer="layout" svg:width="26.661cm" svg:height="2.668cm" svg:x="0.265cm" svg:y="0.646cm">
          <draw:text-box>
            <text:p text:style-name="P6"><text:span text:style-name="T4">Referências</text:span></text:p>
          </draw:text-box>
        </draw:frame>
        <draw:line draw:style-name="gr6" draw:text-style-name="P11" draw:layer="layout" svg:x1="1.297cm" svg:y1="3.186cm" svg:x2="26.689cm" svg:y2="3.186cm">
          <text:p text:style-name="P15"/>
        </draw:line>
        <draw:frame draw:style-name="gr78" draw:text-style-name="P67" draw:layer="layout" svg:width="25.527cm" svg:height="14.508cm" svg:x="1.943cm" svg:y="4.234cm">
          <draw:text-box>
            <text:list text:style-name="L5">
              <text:list-item>
                <text:p text:style-name="P8"><text:span text:style-name="T53"><text:s/></text:span><text:span text:style-name="T53"><text:tab/></text:span><text:span text:style-name="T53">Complete Guide to Process Infection</text:span></text:p>
              </text:list-item>
            </text:list>
            <text:list text:style-name="L1">
              <text:list-item>
                <text:p text:style-name="P15"><text:span text:style-name="T53"><text:tab/></text:span><text:span text:style-name="T53">Carlos Barros - http://www.barrossecurity.com/download/24/</text:span></text:p>
              </text:list-item>
            </text:list>
            <text:list text:style-name="L5">
              <text:list-item>
                <text:p text:style-name="P48"><text:span text:style-name="T53"/></text:p>
              </text:list-item>
            </text:list>
            <text:list text:style-name="L5">
              <text:list-item>
                <text:p text:style-name="P8"><text:span text:style-name="T53"><text:s/></text:span><text:span text:style-name="T53"><text:tab/></text:span><text:span text:style-name="T53">Shared Library Call Redirection Using ELF PLT Infection</text:span></text:p>
              </text:list-item>
            </text:list>
            <text:list text:style-name="L1">
              <text:list-item>
                <text:p text:style-name="P15"><text:span text:style-name="T53"><text:tab/></text:span><text:span text:style-name="T53">Silvio Cesare - http://www.phiral.net/lib-redirection.txt</text:span></text:p>
              </text:list-item>
            </text:list>
            <text:list text:style-name="L1">
              <text:list-item>
                <text:p text:style-name="P15"><text:span text:style-name="T53"/></text:p>
              </text:list-item>
            </text:list>
            <text:list text:style-name="L5">
              <text:list-item>
                <text:p text:style-name="P8"><text:span text:style-name="T53"><text:s/></text:span><text:span text:style-name="T53"><text:tab/></text:span><text:span text:style-name="T53">Runtime Process Infection</text:span></text:p>
              </text:list-item>
            </text:list>
            <text:list text:style-name="L1">
              <text:list-item>
                <text:p text:style-name="P15"><text:span text:style-name="T53"><text:tab/></text:span><text:span text:style-name="T53">Anonymous - http://www.phrack.org/phrack/59/p59-0x08.txt</text:span></text:p>
              </text:list-item>
            </text:list>
            <text:list text:style-name="L1">
              <text:list-item>
                <text:p text:style-name="P15"><text:span text:style-name="T53"/></text:p>
              </text:list-item>
            </text:list>
            <text:list text:style-name="L5">
              <text:list-item>
                <text:p text:style-name="P8"><text:span text:style-name="T53"><text:s/></text:span><text:span text:style-name="T53"><text:tab/></text:span><text:span text:style-name="T53">Runtime Process Infection 2</text:span></text:p>
              </text:list-item>
            </text:list>
            <text:list text:style-name="L1">
              <text:list-item>
                <text:p text:style-name="P15"><text:span text:style-name="T53"><text:tab/></text:span><text:span text:style-name="T53">Ares - http://ares.x25zine.org/ES/txt/0x4553-\</text:span></text:p>
              </text:list-item>
            </text:list>
            <text:list text:style-name="L1">
              <text:list-item>
                <text:p text:style-name="P15"><text:span text:style-name="T53"><text:s/></text:span><text:span text:style-name="T53"><text:tab/></text:span><text:span text:style-name="T53"><text:tab/></text:span><text:span text:style-name="T53"><text:tab/></text:span><text:span text:style-name="T53"><text:tab/></text:span><text:span text:style-name="T53">Runtime_Process_Infecting.htm</text:span></text:p>
              </text:list-item>
            </text:list>
            <text:list text:style-name="L1">
              <text:list-item>
                <text:p text:style-name="P15"><text:span text:style-name="T53"/></text:p>
              </text:list-item>
            </text:list>
            <text:list text:style-name="L5">
              <text:list-item>
                <text:p text:style-name="P8"><text:span text:style-name="T53"><text:s/></text:span><text:span text:style-name="T53"><text:tab/></text:span><text:span text:style-name="T53">Intel386 Architecture Processor Supplement Fourth Edition</text:span></text:p>
              </text:list-item>
            </text:list>
            <text:list text:style-name="L1">
              <text:list-item>
                <text:p text:style-name="P15"><text:span text:style-name="T53"><text:tab/></text:span><text:span text:style-name="T53">http://www.caldera.com/developers/devspecs/abi386-4.pdf</text:span></text:p>
              </text:list-item>
            </text:list>
            <text:list text:style-name="L1">
              <text:list-item>
                <text:p text:style-name="P15"><text:span text:style-name="T53"/></text:p>
              </text:list-item>
            </text:list>
            <text:list text:style-name="L5">
              <text:list-item>
                <text:p text:style-name="P8"><text:span text:style-name="T53"><text:s/></text:span><text:span text:style-name="T53"><text:tab/></text:span><text:span text:style-name="T53">Elf specification</text:span></text:p>
              </text:list-item>
            </text:list>
            <text:list text:style-name="L1">
              <text:list-item>
                <text:p text:style-name="P15"><text:span text:style-name="T53"><text:tab/></text:span><text:span text:style-name="T53">http://x86.ddj.com/ftp/manuals/tools/elf.pdf</text:span></text:p>
              </text:list-item>
            </text:list>
            <text:list text:style-name="L1">
              <text:list-item>
                <text:p text:style-name="P15"><text:span text:style-name="T53"/></text:p>
              </text:list-item>
            </text:list>
            <text:list text:style-name="L4">
              <text:list-item>
                <text:p text:style-name="P8"><text:span text:style-name="T53"><text:s/></text:span><text:span text:style-name="T53"><text:tab/></text:span><text:span text:style-name="T53">Libinfector v1.0</text:span></text:p>
              </text:list-item>
            </text:list>
            <text:list text:style-name="L1">
              <text:list-item>
                <text:p text:style-name="P15"><text:span text:style-name="T53"><text:tab/></text:span><text:span text:style-name="T53">Carlos Barros - http://www.barrossecurity.com/download/25/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>
        <draw:frame draw:style-name="gr4" draw:text-style-name="P7" draw:layer="layout" svg:width="26.661cm" svg:height="2.668cm" svg:x="0.266cm" svg:y="0.646cm">
          <draw:text-box>
            <text:p text:style-name="P6"><text:span text:style-name="T4">Perguntas?</text:span></text:p>
          </draw:text-box>
        </draw:frame>
        <draw:line draw:style-name="gr6" draw:text-style-name="P11" draw:layer="layout" svg:x1="1.298cm" svg:y1="3.186cm" svg:x2="26.69cm" svg:y2="3.186cm">
          <text:p text:style-name="P15"/>
        </draw:line>
        <draw:frame draw:style-name="gr2" draw:text-style-name="P68" draw:layer="layout" svg:width="25.4cm" svg:height="5.517cm" svg:x="1.27cm" svg:y="8.635cm">
          <draw:text-box>
            <text:p text:style-name="P1"><text:span text:style-name="T54">??????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2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Barros" draw:display-name="Gradient Barros" draw:style="linear" draw:start-color="#ffffff" draw:end-color="#000000" draw:start-intensity="90%" draw:end-intensity="100%" draw:angle="0" draw:border="20%"/>
    <draw:hatch draw:name="Black_20_-45_20_Degrees" draw:display-name="Black -45 Degrees" draw:style="single" draw:color="#000000" draw:distance="0.102cm" draw:rotation="31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fundo_5f_footer" draw:display-name="fundo_footer" xlink:href="Pictures/100000000000038100000253ECA0AD8C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t" fo:country="BR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.152cm" svg:stroke-color="#800000" draw:marker-start-width="1.499cm" draw:marker-start-center="false" draw:marker-end-width="1.499cm" draw:marker-end-center="false" draw:fill="solid" draw:fill-color="#ff0000" draw:fill-gradient-name="Gradient_20_7" draw:fill-hatch-name="Hatch_20_1" draw:fill-image-name="Bitmape_20_1" draw:opacity="0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0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color="#b3b3b3" draw:fill-gradient-name="Gradient_20_Barros" draw:gradient-step-count="100" draw:fill-hatch-name="Black_20_-45_20_Degrees" draw:fill-hatch-solid="true" draw:fill-image-name="fundo_5f_footer" draw:fill-image-width="100%" draw:fill-image-height="100%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color="#b3b3b3" draw:fill-gradient-name="Gradient_20_Barros" draw:gradient-step-count="100" draw:fill-hatch-name="Black_20_-45_20_Degrees" draw:fill-image-name="fundo_5f_footer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page-thumbnail draw:layer="backgroundobjects" svg:width="5.586cm" svg:height="4.192cm" svg:x="2.794cm" svg:y="4.326cm"/>
      <draw:page-thumbnail draw:layer="backgroundobjects" svg:width="5.586cm" svg:height="4.192cm" svg:x="11.176cm" svg:y="4.326cm"/>
      <draw:page-thumbnail draw:layer="backgroundobjects" svg:width="5.586cm" svg:height="4.192cm" svg:x="19.558cm" svg:y="4.326cm"/>
      <draw:page-thumbnail draw:layer="backgroundobjects" svg:width="5.586cm" svg:height="4.192cm" svg:x="2.794cm" svg:y="13.07cm"/>
      <draw:page-thumbnail draw:layer="backgroundobjects" svg:width="5.586cm" svg:height="4.192cm" svg:x="11.176cm" svg:y="13.07cm"/>
      <draw:page-thumbnail draw:layer="backgroundobjects" svg:width="5.586cm" svg:height="4.192cm" svg:x="19.558cm" svg:y="13.07cm"/>
      <draw:page-thumbnail draw:layer="backgroundobjects" svg:width="5.586cm" svg:height="4.192cm" svg:x="2.794cm" svg:y="4.326cm"/>
      <draw:page-thumbnail draw:layer="backgroundobjects" svg:width="5.586cm" svg:height="4.192cm" svg:x="11.176cm" svg:y="4.326cm"/>
      <draw:page-thumbnail draw:layer="backgroundobjects" svg:width="5.586cm" svg:height="4.192cm" svg:x="19.558cm" svg:y="4.326cm"/>
      <draw:page-thumbnail draw:layer="backgroundobjects" svg:width="5.586cm" svg:height="4.192cm" svg:x="2.794cm" svg:y="13.07cm"/>
      <draw:page-thumbnail draw:layer="backgroundobjects" svg:width="5.586cm" svg:height="4.192cm" svg:x="11.176cm" svg:y="13.07cm"/>
      <draw:page-thumbnail draw:layer="backgroundobjects" svg:width="5.586cm" svg:height="4.192cm" svg:x="19.558cm" svg:y="13.07cm"/>
    </style:handout-master>
    <style:master-page style:name="Default" style:page-layout-name="PM1" draw:style-name="dp1">
      <draw:frame presentation:style-name="Default-title" draw:layer="backgroundobjects" svg:width="25.191cm" svg:height="3.507cm" svg:x="1.398cm" svg:y="0.836cm" presentation:class="title" presentation:placeholder="true">
        <draw:text-box/>
      </draw:frame>
      <draw:frame presentation:style-name="Default-outline1" draw:layer="backgroundobjects" svg:width="25.191cm" svg:height="13.863cm" svg:x="1.398cm" svg:y="4.914cm" presentation:class="outline" presentation:placeholder="true">
        <draw:text-box/>
      </draw:frame>
      <draw:frame presentation:style-name="pr1" draw:text-style-name="P2" draw:layer="backgroundobjects" svg:width="6.521cm" svg:height="1.448cm" svg:x="1.398cm" svg:y="19.135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2cm" svg:height="1.448cm" svg:x="9.571cm" svg:y="19.135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1cm" svg:height="1.448cm" svg:x="20.067cm" svg:y="19.135cm" presentation:class="page-number">
        <draw:text-box>
          <text:p text:style-name="P4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369cm" svg:height="1.396cm" svg:x="12.22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11-13T23:12:51</meta:creation-date>
    <dc:date>2006-11-23T21:49:39</dc:date>
    <dc:language>pt-BR</dc:language>
    <meta:editing-cycles>268</meta:editing-cycles>
    <meta:editing-duration>PT19H0M27S</meta:editing-duration>
    <meta:user-defined meta:name="Info 1"/>
    <meta:user-defined meta:name="Info 2"/>
    <meta:user-defined meta:name="Info 3"/>
    <meta:user-defined meta:name="Info 4"/>
    <meta:document-statistic meta:object-count="702"/>
  </office:meta>
</office:document-meta>
</file>